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/>
    </style:style>
    <style:style style:name="ce4" style:family="table-cell" style:parent-style-name="Default" style:data-style-name="N121">
      <style:table-cell-properties fo:background-color="#ffff00"/>
    </style:style>
    <style:style style:name="ce5" style:family="table-cell" style:parent-style-name="Default" style:data-style-name="N1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3.6pt" fo:padding-bottom="3.6pt" fo:padding-left="7.2pt" fo:padding-right="7.2pt" fo:wrap-option="no-wrap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style:font-family-generic="roma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Mono'" style:font-family-generic-asian="modern" style:font-pitch-asian="fixed" style:font-size-asian="11pt" style:font-style-asian="normal" style:font-weight-asian="normal" style:font-family-complex="'DejaVu Sans Mono'" style:font-family-generic-complex="modern" style:font-pitch-complex="fixed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792.48pt" svg:height="255.23pt" svg:x="17.01pt" svg:y="114.89pt">
            <loext:p draw:notify-on-update-of-ranges="Timeseries.A20:Timeseries.A20 Timeseries.A21:Timeseries.A1100"/>
            <draw:object xlink:href="./Object 1" xlink:type="simple" xlink:show="embed" xlink:actuate="onLoad"/>
          </draw:frame>
          <draw:frame draw:z-index="1" draw:name="Chart 2" draw:style-name="gr1" svg:width="792.06pt" svg:height="254.3pt" svg:x="17.01pt" svg:y="398.3pt">
            <loext:p draw:notify-on-update-of-ranges="Tests.D53:Tests.D61 Tests.F53:Tests.F61"/>
            <draw:object xlink:href="./Object 2" xlink:type="simple" xlink:show="embed" xlink:actuate="onLoad"/>
          </draw:frame>
          <draw:frame draw:z-index="2" draw:name="Chart 3" draw:style-name="gr1" svg:width="453.51pt" svg:height="255.26pt" svg:x="18.17pt" svg:y="674.62pt">
            <loext:p draw:notify-on-update-of-ranges="Tests.D43:Tests.D51 Tests.F43:Tests.F51"/>
            <draw:object xlink:href="./Object 3" xlink:type="simple" xlink:show="embed" xlink:actuate="onLoad"/>
          </draw:frame>
          <draw:frame draw:z-index="3" draw:name="Chart 4" draw:style-name="gr1" svg:width="453.54pt" svg:height="255.17pt" svg:x="496.86pt" svg:y="674.39pt">
            <loext:p draw:notify-on-update-of-ranges="Tests.D43:Tests.D51 Tests.H43:Tests.H51"/>
            <draw:object xlink:href="./Object 4" xlink:type="simple" xlink:show="embed" xlink:actuate="onLoad"/>
          </draw:frame>
          <draw:frame draw:z-index="4" draw:name="Chart 5" draw:style-name="gr1" svg:width="453.54pt" svg:height="255.17pt" svg:x="17.01pt" svg:y="953.86pt">
            <loext:p draw:notify-on-update-of-ranges="Tests.D65:Tests.D73 Tests.F65:Tests.F73"/>
            <draw:object xlink:href="./Object 5" xlink:type="simple" xlink:show="embed" xlink:actuate="onLoad"/>
          </draw:frame>
          <draw:frame draw:z-index="5" draw:name="Chart 6" draw:style-name="gr1" svg:width="453.54pt" svg:height="255.17pt" svg:x="496.86pt" svg:y="953.86pt">
            <loext:p draw:notify-on-update-of-ranges="Tests.D65:Tests.D73 Tests.I65:Tests.I73"/>
            <draw:object xlink:href="./Object 6" xlink:type="simple" xlink:show="embed" xlink:actuate="onLoad"/>
          </draw:frame>
          <draw:frame draw:z-index="6" draw:name="Chart 7" draw:style-name="gr1" svg:width="453.51pt" svg:height="255.09pt" svg:x="17.01pt" svg:y="1235.31pt">
            <loext:p draw:notify-on-update-of-ranges="Tests.C23:Tests.C31 Tests.G23:Tests.G31"/>
            <draw:object xlink:href="./Object 7" xlink:type="simple" xlink:show="embed" xlink:actuate="onLoad"/>
          </draw:frame>
          <draw:frame draw:z-index="7" draw:name="Chart 8" draw:style-name="gr1" svg:width="453.51pt" svg:height="255.09pt" svg:x="496.89pt" svg:y="1235.31pt">
            <loext:p draw:notify-on-update-of-ranges="Tests.C13:Tests.C21 Tests.G13:Tests.G21"/>
            <draw:object xlink:href="./Object 8" xlink:type="simple" xlink:show="embed" xlink:actuate="onLoad"/>
          </draw:frame>
          <draw:frame draw:z-index="8" draw:name="Chart 9" draw:style-name="gr1" svg:width="453.51pt" svg:height="255.09pt" svg:x="17.01pt" svg:y="1514.78pt">
            <loext:p draw:notify-on-update-of-ranges="Tests.C75:Tests.C83 Tests.G75:Tests.G83"/>
            <draw:object xlink:href="./Object 9" xlink:type="simple" xlink:show="embed" xlink:actuate="onLoad"/>
          </draw:frame>
          <draw:frame draw:z-index="9" draw:name="Chart 10" draw:style-name="gr1" svg:width="453.51pt" svg:height="255.09pt" svg:x="497.68pt" svg:y="1514.78pt">
            <loext:p draw:notify-on-update-of-ranges="Tests.C33:Tests.C41 Tests.G33:Tests.G41"/>
            <draw:object xlink:href="./Object 10" xlink:type="simple" xlink:show="embed" xlink:actuate="onLoad"/>
          </draw:frame>
          <draw:g draw:z-index="10" draw:name="Chart 11">
            <draw:frame draw:name="Chart 12" draw:style-name="gr1" svg:width="453.54pt" svg:height="360.65pt" svg:x="17.89pt" svg:y="1817.55pt">
              <loext:p/>
              <draw:object xlink:href="./Object 11" xlink:type="simple" xlink:show="embed" xlink:actuate="onLoad"/>
            </draw:frame>
            <draw:frame draw:name="TextBox 10" draw:style-name="gr2" draw:text-style-name="P2" svg:width="70.5pt" svg:height="20.24pt" svg:x="83.4pt" svg:y="1843.51pt">
              <draw:text-box>
                <text:p text:style-name="P1"><text:span text:style-name="T1">0%</text:span></text:p>
              </draw:text-box>
            </draw:frame>
            <draw:frame draw:name="TextBox 1" draw:style-name="gr2" draw:text-style-name="P2" svg:width="70.5pt" svg:height="20.24pt" svg:x="78.89pt" svg:y="1880.79pt">
              <draw:text-box>
                <text:p text:style-name="P1"><text:span text:style-name="T1">90%</text:span></text:p>
              </draw:text-box>
            </draw:frame>
            <draw:frame draw:name="TextBox 1" draw:style-name="gr2" draw:text-style-name="P2" svg:width="70.5pt" svg:height="20.24pt" svg:x="80.19pt" svg:y="1917.55pt">
              <draw:text-box>
                <text:p text:style-name="P1"><text:span text:style-name="T1">99%</text:span></text:p>
              </draw:text-box>
            </draw:frame>
            <draw:frame draw:name="TextBox 1" draw:style-name="gr2" draw:text-style-name="P2" svg:width="70.5pt" svg:height="20.24pt" svg:x="72.09pt" svg:y="1955.06pt">
              <draw:text-box>
                <text:p text:style-name="P1"><text:span text:style-name="T1">99.9%</text:span></text:p>
              </draw:text-box>
            </draw:frame>
            <draw:frame draw:name="TextBox 1" draw:style-name="gr2" draw:text-style-name="P2" svg:width="70.5pt" svg:height="20.24pt" svg:x="66.42pt" svg:y="1992.56pt">
              <draw:text-box>
                <text:p text:style-name="P1"><text:span text:style-name="T1">99.99%</text:span></text:p>
              </draw:text-box>
            </draw:frame>
            <draw:frame draw:name="TextBox 1" draw:style-name="gr2" draw:text-style-name="P2" svg:width="70.5pt" svg:height="20.24pt" svg:x="60.21pt" svg:y="2029.29pt">
              <draw:text-box>
                <text:p text:style-name="P1"><text:span text:style-name="T1">99.999%</text:span></text:p>
              </draw:text-box>
            </draw:frame>
            <draw:frame draw:name="TextBox 1" draw:style-name="gr2" draw:text-style-name="P2" svg:width="70.5pt" svg:height="20.24pt" svg:x="54.51pt" svg:y="2066.85pt">
              <draw:text-box>
                <text:p text:style-name="P1"><text:span text:style-name="T1">99.9999%</text:span></text:p>
              </draw:text-box>
            </draw:frame>
            <draw:frame draw:name="TextBox 1" draw:style-name="gr2" draw:text-style-name="P2" svg:width="70.5pt" svg:height="20.24pt" svg:x="49.35pt" svg:y="2104.3pt">
              <draw:text-box>
                <text:p text:style-name="P1"><text:span text:style-name="T1">99.99999%</text:span></text:p>
              </draw:text-box>
            </draw:frame>
          </draw:g>
          <draw:g draw:z-index="11" draw:name="Chart 12">
            <draw:frame draw:name="Chart 22" draw:style-name="gr1" svg:width="453.54pt" svg:height="360.65pt" svg:x="497.65pt" svg:y="1817.55pt">
              <loext:p/>
              <draw:object xlink:href="./Object 12" xlink:type="simple" xlink:show="embed" xlink:actuate="onLoad"/>
            </draw:frame>
            <draw:frame draw:name="TextBox 9" draw:style-name="gr2" draw:text-style-name="P2" svg:width="70.5pt" svg:height="20.24pt" svg:x="565.06pt" svg:y="1844.05pt">
              <draw:text-box>
                <text:p text:style-name="P1"><text:span text:style-name="T2">0%</text:span></text:p>
              </draw:text-box>
            </draw:frame>
            <draw:frame draw:name="TextBox 1" draw:style-name="gr2" draw:text-style-name="P2" svg:width="70.5pt" svg:height="20.24pt" svg:x="558.85pt" svg:y="1881.35pt">
              <draw:text-box>
                <text:p text:style-name="P1"><text:span text:style-name="T3">90%</text:span></text:p>
              </draw:text-box>
            </draw:frame>
            <draw:frame draw:name="TextBox 1" draw:style-name="gr2" draw:text-style-name="P2" svg:width="70.5pt" svg:height="20.24pt" svg:x="559.9pt" svg:y="1918.09pt">
              <draw:text-box>
                <text:p text:style-name="P1"><text:span text:style-name="T2">99%</text:span></text:p>
              </draw:text-box>
            </draw:frame>
            <draw:frame draw:name="TextBox 1" draw:style-name="gr2" draw:text-style-name="P2" svg:width="70.5pt" svg:height="20.24pt" svg:x="551.11pt" svg:y="1955.59pt">
              <draw:text-box>
                <text:p text:style-name="P1"><text:span text:style-name="T2">99.9%</text:span></text:p>
              </draw:text-box>
            </draw:frame>
            <draw:frame draw:name="TextBox 1" draw:style-name="gr2" draw:text-style-name="P2" svg:width="70.5pt" svg:height="20.24pt" svg:x="545.41pt" svg:y="1993.1pt">
              <draw:text-box>
                <text:p text:style-name="P1"><text:span text:style-name="T2">99.99%</text:span></text:p>
              </draw:text-box>
            </draw:frame>
            <draw:frame draw:name="TextBox 1" draw:style-name="gr2" draw:text-style-name="P2" svg:width="70.5pt" svg:height="20.24pt" svg:x="540.77pt" svg:y="2029.86pt">
              <draw:text-box>
                <text:p text:style-name="P1"><text:span text:style-name="T2">99.999%</text:span></text:p>
              </draw:text-box>
            </draw:frame>
            <draw:frame draw:name="TextBox 1" draw:style-name="gr2" draw:text-style-name="P2" svg:width="70.5pt" svg:height="20.24pt" svg:x="535.07pt" svg:y="2066.88pt">
              <draw:text-box>
                <text:p text:style-name="P1"><text:span text:style-name="T2">99.9999%</text:span></text:p>
              </draw:text-box>
            </draw:frame>
            <draw:frame draw:name="TextBox 1" draw:style-name="gr2" draw:text-style-name="P2" svg:width="70.5pt" svg:height="20.24pt" svg:x="529.88pt" svg:y="2104.33pt">
              <draw:text-box>
                <text:p text:style-name="P1"><text:span text:style-name="T2">99.99999%</text:span></text:p>
              </draw:text-box>
            </draw:frame>
          </draw:g>
        </table:shapes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/dev/nvme0n1:/dev/nvme1n1:/dev/nvme2n1:/dev/nvme3n1:/dev/nvme4n1:/dev/nvme5n1" calcext:value-type="string">
            <text:p>/dev/nvme0n1:/dev/nvme1n1:/dev/nvme2n1:/dev/nvme3n1:/dev/nvme4n1:/dev/nvme5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4464" calcext:value-type="string">
            <text:p>4464</text:p>
          </table:table-cell>
          <table:table-cell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NVMF-DM-DEV" calcext:value-type="string">
            <text:p>NVMF-DM-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Abstract Targets" calcext:value-type="string">
            <text:p>Abstract Targ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Linux host1 4.9.64 #1 SMP Sun Nov 26 09:05:27 IST 2017 x86_64 x86_64" calcext:value-type="string">
            <text:p>Linux host1 4.9.64 #1 SMP Sun Nov 26 09:05:27 IST 2017 x86_64 x86_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fio-3.2-72-ge80d" calcext:value-type="string">
            <text:p>fio-3.2-72-ge80d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Average IOPS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3" table:formula="of:=AVERAGE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4" table:formula="of:=STDEV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Coefficient of Var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[.N17]/[.N14]" office:value-type="string" office:string-value="" calcext:value-type="error">
            <text:p>#DIV/0!</text:p>
          </table:table-cell>
          <table:table-cell table:style-name="ce6"/>
          <table:table-cell table:number-columns-repeated="1009"/>
        </table:table-row>
        <table:table-row table:style-name="ro1" table:number-rows-repeated="10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_ms</text:p>
          </table:table-cell>
          <table:table-cell office:value-type="string" calcext:value-type="string">
            <text:p>Time_date</text:p>
          </table:table-cell>
          <table:table-cell office:value-type="string" calcext:value-type="string">
            <text:p>Test_Nam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6151.0" calcext:value-type="float">
            <text:p>266151.0</text:p>
          </table:table-cell>
          <table:table-cell office:value-type="float" office:value="129.96" calcext:value-type="float">
            <text:p>129.96</text:p>
          </table:table-cell>
          <table:table-cell office:value-type="float" office:value="961.483695563" calcext:value-type="float">
            <text:p>961.48369556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16-02</text:p>
          </table:table-cell>
          <table:table-cell office:value-type="float" office:value="1.52588076234e+12" calcext:value-type="float">
            <text:p>1.52588076234e+12</text:p>
          </table:table-cell>
          <table:table-cell office:value-type="string" calcext:value-type="string">
            <text:p>Wed May  9 21:16:02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5826.0" calcext:value-type="float">
            <text:p>265826.0</text:p>
          </table:table-cell>
          <table:table-cell office:value-type="float" office:value="259.6" calcext:value-type="float">
            <text:p>259.6</text:p>
          </table:table-cell>
          <table:table-cell office:value-type="float" office:value="962.672038828" calcext:value-type="float">
            <text:p>962.67203882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18-13</text:p>
          </table:table-cell>
          <table:table-cell office:value-type="float" office:value="1.52588089347e+12" calcext:value-type="float">
            <text:p>1.52588089347e+12</text:p>
          </table:table-cell>
          <table:table-cell office:value-type="string" calcext:value-type="string">
            <text:p>Wed May  9 21:18:13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2604.0" calcext:value-type="float">
            <text:p>262604.0</text:p>
          </table:table-cell>
          <table:table-cell office:value-type="float" office:value="512.9" calcext:value-type="float">
            <text:p>512.9</text:p>
          </table:table-cell>
          <table:table-cell office:value-type="float" office:value="974.476743413" calcext:value-type="float">
            <text:p>974.47674341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20-24</text:p>
          </table:table-cell>
          <table:table-cell office:value-type="float" office:value="1.52588102458e+12" calcext:value-type="float">
            <text:p>1.52588102458e+12</text:p>
          </table:table-cell>
          <table:table-cell office:value-type="string" calcext:value-type="string">
            <text:p>Wed May  9 21:20:24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9953.0" calcext:value-type="float">
            <text:p>269953.0</text:p>
          </table:table-cell>
          <table:table-cell office:value-type="float" office:value="1054.5" calcext:value-type="float">
            <text:p>1054.5</text:p>
          </table:table-cell>
          <table:table-cell office:value-type="float" office:value="947.938302408" calcext:value-type="float">
            <text:p>947.93830240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22-35</text:p>
          </table:table-cell>
          <table:table-cell office:value-type="float" office:value="1.52588115568e+12" calcext:value-type="float">
            <text:p>1.52588115568e+12</text:p>
          </table:table-cell>
          <table:table-cell office:value-type="string" calcext:value-type="string">
            <text:p>Wed May  9 21:22:35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34153.0" calcext:value-type="float">
            <text:p>234153.0</text:p>
          </table:table-cell>
          <table:table-cell office:value-type="float" office:value="1829.32" calcext:value-type="float">
            <text:p>1829.32</text:p>
          </table:table-cell>
          <table:table-cell office:value-type="float" office:value="1092.90431346" calcext:value-type="float">
            <text:p>1092.9043134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24-46</text:p>
          </table:table-cell>
          <table:table-cell office:value-type="float" office:value="1.52588128683e+12" calcext:value-type="float">
            <text:p>1.52588128683e+12</text:p>
          </table:table-cell>
          <table:table-cell office:value-type="string" calcext:value-type="string">
            <text:p>Wed May  9 21:24:46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27666.0" calcext:value-type="float">
            <text:p>227666.0</text:p>
          </table:table-cell>
          <table:table-cell office:value-type="float" office:value="3557.28" calcext:value-type="float">
            <text:p>3557.28</text:p>
          </table:table-cell>
          <table:table-cell office:value-type="float" office:value="1124.08465321" calcext:value-type="float">
            <text:p>1124.0846532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26-57</text:p>
          </table:table-cell>
          <table:table-cell office:value-type="float" office:value="1.52588141796e+12" calcext:value-type="float">
            <text:p>1.52588141796e+12</text:p>
          </table:table-cell>
          <table:table-cell office:value-type="string" calcext:value-type="string">
            <text:p>Wed May  9 21:26:57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163743.0" calcext:value-type="float">
            <text:p>163743.0</text:p>
          </table:table-cell>
          <table:table-cell office:value-type="float" office:value="5116.96" calcext:value-type="float">
            <text:p>5116.96</text:p>
          </table:table-cell>
          <table:table-cell office:value-type="float" office:value="1563.03364549" calcext:value-type="float">
            <text:p>1563.0336454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29-09</text:p>
          </table:table-cell>
          <table:table-cell office:value-type="float" office:value="1.52588154907e+12" calcext:value-type="float">
            <text:p>1.52588154907e+12</text:p>
          </table:table-cell>
          <table:table-cell office:value-type="string" calcext:value-type="string">
            <text:p>Wed May  9 21:29:09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86704.0" calcext:value-type="float">
            <text:p>86704.0</text:p>
          </table:table-cell>
          <table:table-cell office:value-type="float" office:value="5418.99" calcext:value-type="float">
            <text:p>5418.99</text:p>
          </table:table-cell>
          <table:table-cell office:value-type="float" office:value="2952.15222559" calcext:value-type="float">
            <text:p>2952.1522255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31-20</text:p>
          </table:table-cell>
          <table:table-cell office:value-type="float" office:value="1.52588168019e+12" calcext:value-type="float">
            <text:p>1.52588168019e+12</text:p>
          </table:table-cell>
          <table:table-cell office:value-type="string" calcext:value-type="string">
            <text:p>Wed May  9 21:31:20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40734.0" calcext:value-type="float">
            <text:p>40734.0</text:p>
          </table:table-cell>
          <table:table-cell office:value-type="float" office:value="5091.76" calcext:value-type="float">
            <text:p>5091.76</text:p>
          </table:table-cell>
          <table:table-cell office:value-type="float" office:value="6284.122506" calcext:value-type="float">
            <text:p>6284.12250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33-31</text:p>
          </table:table-cell>
          <table:table-cell office:value-type="float" office:value="1.5258818113e+12" calcext:value-type="float">
            <text:p>1.5258818113e+12</text:p>
          </table:table-cell>
          <table:table-cell office:value-type="string" calcext:value-type="string">
            <text:p>Wed May  9 21:33:31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650716.0" calcext:value-type="float">
            <text:p>1650716.0</text:p>
          </table:table-cell>
          <table:table-cell office:value-type="float" office:value="806.01" calcext:value-type="float">
            <text:p>806.01</text:p>
          </table:table-cell>
          <table:table-cell office:value-type="float" office:value="154.489100389" calcext:value-type="float">
            <text:p>154.48910038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35-42</text:p>
          </table:table-cell>
          <table:table-cell office:value-type="float" office:value="1.52588194244e+12" calcext:value-type="float">
            <text:p>1.52588194244e+12</text:p>
          </table:table-cell>
          <table:table-cell office:value-type="string" calcext:value-type="string">
            <text:p>Wed May  9 21:35:42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683507.0" calcext:value-type="float">
            <text:p>1683507.0</text:p>
          </table:table-cell>
          <table:table-cell office:value-type="float" office:value="1644.05" calcext:value-type="float">
            <text:p>1644.05</text:p>
          </table:table-cell>
          <table:table-cell office:value-type="float" office:value="151.45906728" calcext:value-type="float">
            <text:p>151.4590672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37-53</text:p>
          </table:table-cell>
          <table:table-cell office:value-type="float" office:value="1.52588207358e+12" calcext:value-type="float">
            <text:p>1.52588207358e+12</text:p>
          </table:table-cell>
          <table:table-cell office:value-type="string" calcext:value-type="string">
            <text:p>Wed May  9 21:37:53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54721.0" calcext:value-type="float">
            <text:p>1354721.0</text:p>
          </table:table-cell>
          <table:table-cell office:value-type="float" office:value="2645.94" calcext:value-type="float">
            <text:p>2645.94</text:p>
          </table:table-cell>
          <table:table-cell office:value-type="float" office:value="188.333726111" calcext:value-type="float">
            <text:p>188.33372611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40-04</text:p>
          </table:table-cell>
          <table:table-cell office:value-type="float" office:value="1.52588220471e+12" calcext:value-type="float">
            <text:p>1.52588220471e+12</text:p>
          </table:table-cell>
          <table:table-cell office:value-type="string" calcext:value-type="string">
            <text:p>Wed May  9 21:40:04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553761.0" calcext:value-type="float">
            <text:p>553761.0</text:p>
          </table:table-cell>
          <table:table-cell office:value-type="float" office:value="2163.13" calcext:value-type="float">
            <text:p>2163.13</text:p>
          </table:table-cell>
          <table:table-cell office:value-type="float" office:value="461.578206432" calcext:value-type="float">
            <text:p>461.57820643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42-15</text:p>
          </table:table-cell>
          <table:table-cell office:value-type="float" office:value="1.52588233583e+12" calcext:value-type="float">
            <text:p>1.52588233583e+12</text:p>
          </table:table-cell>
          <table:table-cell office:value-type="string" calcext:value-type="string">
            <text:p>Wed May  9 21:42:15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305243.0" calcext:value-type="float">
            <text:p>305243.0</text:p>
          </table:table-cell>
          <table:table-cell office:value-type="float" office:value="2384.71" calcext:value-type="float">
            <text:p>2384.71</text:p>
          </table:table-cell>
          <table:table-cell office:value-type="float" office:value="837.800554739" calcext:value-type="float">
            <text:p>837.80055473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44-26</text:p>
          </table:table-cell>
          <table:table-cell office:value-type="float" office:value="1.52588246694e+12" calcext:value-type="float">
            <text:p>1.52588246694e+12</text:p>
          </table:table-cell>
          <table:table-cell office:value-type="string" calcext:value-type="string">
            <text:p>Wed May  9 21:44:26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56254.0" calcext:value-type="float">
            <text:p>156254.0</text:p>
          </table:table-cell>
          <table:table-cell office:value-type="float" office:value="2441.47" calcext:value-type="float">
            <text:p>2441.47</text:p>
          </table:table-cell>
          <table:table-cell office:value-type="float" office:value="1637.30918" calcext:value-type="float">
            <text:p>1637.3091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46-38</text:p>
          </table:table-cell>
          <table:table-cell office:value-type="float" office:value="1.52588259806e+12" calcext:value-type="float">
            <text:p>1.52588259806e+12</text:p>
          </table:table-cell>
          <table:table-cell office:value-type="string" calcext:value-type="string">
            <text:p>Wed May  9 21:46:38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83701.0" calcext:value-type="float">
            <text:p>83701.0</text:p>
          </table:table-cell>
          <table:table-cell office:value-type="float" office:value="2615.66" calcext:value-type="float">
            <text:p>2615.66</text:p>
          </table:table-cell>
          <table:table-cell office:value-type="float" office:value="3057.23657735" calcext:value-type="float">
            <text:p>3057.2365773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48-49</text:p>
          </table:table-cell>
          <table:table-cell office:value-type="float" office:value="1.52588272916e+12" calcext:value-type="float">
            <text:p>1.52588272916e+12</text:p>
          </table:table-cell>
          <table:table-cell office:value-type="string" calcext:value-type="string">
            <text:p>Wed May  9 21:48:49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42088.0" calcext:value-type="float">
            <text:p>42088.0</text:p>
          </table:table-cell>
          <table:table-cell office:value-type="float" office:value="2630.49" calcext:value-type="float">
            <text:p>2630.49</text:p>
          </table:table-cell>
          <table:table-cell office:value-type="float" office:value="6080.11008473" calcext:value-type="float">
            <text:p>6080.1100847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51-00</text:p>
          </table:table-cell>
          <table:table-cell office:value-type="float" office:value="1.52588286029e+12" calcext:value-type="float">
            <text:p>1.52588286029e+12</text:p>
          </table:table-cell>
          <table:table-cell office:value-type="string" calcext:value-type="string">
            <text:p>Wed May  9 21:51:00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21449.0" calcext:value-type="float">
            <text:p>21449.0</text:p>
          </table:table-cell>
          <table:table-cell office:value-type="float" office:value="2681.08" calcext:value-type="float">
            <text:p>2681.08</text:p>
          </table:table-cell>
          <table:table-cell office:value-type="float" office:value="11931.1803176" calcext:value-type="float">
            <text:p>11931.180317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53-11</text:p>
          </table:table-cell>
          <table:table-cell office:value-type="float" office:value="1.52588299141e+12" calcext:value-type="float">
            <text:p>1.52588299141e+12</text:p>
          </table:table-cell>
          <table:table-cell office:value-type="string" calcext:value-type="string">
            <text:p>Wed May  9 21:53:11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3658.0" calcext:value-type="float">
            <text:p>33658.0</text:p>
          </table:table-cell>
          <table:table-cell office:value-type="float" office:value="16.43" calcext:value-type="float">
            <text:p>16.43</text:p>
          </table:table-cell>
          <table:table-cell office:value-type="float" office:value="0.0" calcext:value-type="float">
            <text:p>0.0</text:p>
          </table:table-cell>
          <table:table-cell office:value-type="float" office:value="29.276623302" calcext:value-type="float">
            <text:p>29.276623302</text:p>
          </table:table-cell>
          <table:table-cell office:value-type="string" calcext:value-type="string">
            <text:p>2018-05-09_21-55-22</text:p>
          </table:table-cell>
          <table:table-cell office:value-type="float" office:value="1.52588312251e+12" calcext:value-type="float">
            <text:p>1.52588312251e+12</text:p>
          </table:table-cell>
          <table:table-cell office:value-type="string" calcext:value-type="string">
            <text:p>Wed May  9 21:55:22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2891.0" calcext:value-type="float">
            <text:p>32891.0</text:p>
          </table:table-cell>
          <table:table-cell office:value-type="float" office:value="32.12" calcext:value-type="float">
            <text:p>32.12</text:p>
          </table:table-cell>
          <table:table-cell office:value-type="float" office:value="0.0" calcext:value-type="float">
            <text:p>0.0</text:p>
          </table:table-cell>
          <table:table-cell office:value-type="float" office:value="29.938422086" calcext:value-type="float">
            <text:p>29.938422086</text:p>
          </table:table-cell>
          <table:table-cell office:value-type="string" calcext:value-type="string">
            <text:p>2018-05-09_21-57-33</text:p>
          </table:table-cell>
          <table:table-cell office:value-type="float" office:value="1.5258832536e+12" calcext:value-type="float">
            <text:p>1.5258832536e+12</text:p>
          </table:table-cell>
          <table:table-cell office:value-type="string" calcext:value-type="string">
            <text:p>Wed May  9 21:57:33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1868.0" calcext:value-type="float">
            <text:p>31868.0</text:p>
          </table:table-cell>
          <table:table-cell office:value-type="float" office:value="62.24" calcext:value-type="float">
            <text:p>62.24</text:p>
          </table:table-cell>
          <table:table-cell office:value-type="float" office:value="0.0" calcext:value-type="float">
            <text:p>0.0</text:p>
          </table:table-cell>
          <table:table-cell office:value-type="float" office:value="30.938721918" calcext:value-type="float">
            <text:p>30.938721918</text:p>
          </table:table-cell>
          <table:table-cell office:value-type="string" calcext:value-type="string">
            <text:p>2018-05-09_21-59-44</text:p>
          </table:table-cell>
          <table:table-cell office:value-type="float" office:value="1.52588338473e+12" calcext:value-type="float">
            <text:p>1.52588338473e+12</text:p>
          </table:table-cell>
          <table:table-cell office:value-type="string" calcext:value-type="string">
            <text:p>Wed May  9 21:59:44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9628.0" calcext:value-type="float">
            <text:p>29628.0</text:p>
          </table:table-cell>
          <table:table-cell office:value-type="float" office:value="115.73" calcext:value-type="float">
            <text:p>115.73</text:p>
          </table:table-cell>
          <table:table-cell office:value-type="float" office:value="0.0" calcext:value-type="float">
            <text:p>0.0</text:p>
          </table:table-cell>
          <table:table-cell office:value-type="float" office:value="33.255399771" calcext:value-type="float">
            <text:p>33.255399771</text:p>
          </table:table-cell>
          <table:table-cell office:value-type="string" calcext:value-type="string">
            <text:p>2018-05-09_22-01-55</text:p>
          </table:table-cell>
          <table:table-cell office:value-type="float" office:value="1.52588351584e+12" calcext:value-type="float">
            <text:p>1.52588351584e+12</text:p>
          </table:table-cell>
          <table:table-cell office:value-type="string" calcext:value-type="string">
            <text:p>Wed May  9 22:01:55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9209.0" calcext:value-type="float">
            <text:p>19209.0</text:p>
          </table:table-cell>
          <table:table-cell office:value-type="float" office:value="150.07" calcext:value-type="float">
            <text:p>150.07</text:p>
          </table:table-cell>
          <table:table-cell office:value-type="float" office:value="0.0" calcext:value-type="float">
            <text:p>0.0</text:p>
          </table:table-cell>
          <table:table-cell office:value-type="float" office:value="51.188337161" calcext:value-type="float">
            <text:p>51.188337161</text:p>
          </table:table-cell>
          <table:table-cell office:value-type="string" calcext:value-type="string">
            <text:p>2018-05-09_22-04-06</text:p>
          </table:table-cell>
          <table:table-cell office:value-type="float" office:value="1.52588364696e+12" calcext:value-type="float">
            <text:p>1.52588364696e+12</text:p>
          </table:table-cell>
          <table:table-cell office:value-type="string" calcext:value-type="string">
            <text:p>Wed May  9 22:04:06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5767.0" calcext:value-type="float">
            <text:p>15767.0</text:p>
          </table:table-cell>
          <table:table-cell office:value-type="float" office:value="246.36" calcext:value-type="float">
            <text:p>246.36</text:p>
          </table:table-cell>
          <table:table-cell office:value-type="float" office:value="0.0" calcext:value-type="float">
            <text:p>0.0</text:p>
          </table:table-cell>
          <table:table-cell office:value-type="float" office:value="62.52358169" calcext:value-type="float">
            <text:p>62.52358169</text:p>
          </table:table-cell>
          <table:table-cell office:value-type="string" calcext:value-type="string">
            <text:p>2018-05-09_22-06-18</text:p>
          </table:table-cell>
          <table:table-cell office:value-type="float" office:value="1.5258837781e+12" calcext:value-type="float">
            <text:p>1.5258837781e+12</text:p>
          </table:table-cell>
          <table:table-cell office:value-type="string" calcext:value-type="string">
            <text:p>Wed May  9 22:06:18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2322.0" calcext:value-type="float">
            <text:p>12322.0</text:p>
          </table:table-cell>
          <table:table-cell office:value-type="float" office:value="385.07" calcext:value-type="float">
            <text:p>385.07</text:p>
          </table:table-cell>
          <table:table-cell office:value-type="float" office:value="0.0" calcext:value-type="float">
            <text:p>0.0</text:p>
          </table:table-cell>
          <table:table-cell office:value-type="float" office:value="80.244936837" calcext:value-type="float">
            <text:p>80.244936837</text:p>
          </table:table-cell>
          <table:table-cell office:value-type="string" calcext:value-type="string">
            <text:p>2018-05-09_22-08-29</text:p>
          </table:table-cell>
          <table:table-cell office:value-type="float" office:value="1.52588390921e+12" calcext:value-type="float">
            <text:p>1.52588390921e+12</text:p>
          </table:table-cell>
          <table:table-cell office:value-type="string" calcext:value-type="string">
            <text:p>Wed May  9 22:08:29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8885.0" calcext:value-type="float">
            <text:p>8885.0</text:p>
          </table:table-cell>
          <table:table-cell office:value-type="float" office:value="555.32" calcext:value-type="float">
            <text:p>555.32</text:p>
          </table:table-cell>
          <table:table-cell office:value-type="float" office:value="0.0" calcext:value-type="float">
            <text:p>0.0</text:p>
          </table:table-cell>
          <table:table-cell office:value-type="float" office:value="111.437294175" calcext:value-type="float">
            <text:p>111.437294175</text:p>
          </table:table-cell>
          <table:table-cell office:value-type="string" calcext:value-type="string">
            <text:p>2018-05-09_22-10-40</text:p>
          </table:table-cell>
          <table:table-cell office:value-type="float" office:value="1.52588404036e+12" calcext:value-type="float">
            <text:p>1.52588404036e+12</text:p>
          </table:table-cell>
          <table:table-cell office:value-type="string" calcext:value-type="string">
            <text:p>Wed May  9 22:10:40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5091.0" calcext:value-type="float">
            <text:p>5091.0</text:p>
          </table:table-cell>
          <table:table-cell office:value-type="float" office:value="636.34" calcext:value-type="float">
            <text:p>636.34</text:p>
          </table:table-cell>
          <table:table-cell office:value-type="float" office:value="0.0" calcext:value-type="float">
            <text:p>0.0</text:p>
          </table:table-cell>
          <table:table-cell office:value-type="float" office:value="194.936971358" calcext:value-type="float">
            <text:p>194.936971358</text:p>
          </table:table-cell>
          <table:table-cell office:value-type="string" calcext:value-type="string">
            <text:p>2018-05-09_22-12-51</text:p>
          </table:table-cell>
          <table:table-cell office:value-type="float" office:value="1.52588417145e+12" calcext:value-type="float">
            <text:p>1.52588417145e+12</text:p>
          </table:table-cell>
          <table:table-cell office:value-type="string" calcext:value-type="string">
            <text:p>Wed May  9 22:12:51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4226.0" calcext:value-type="float">
            <text:p>24226.0</text:p>
          </table:table-cell>
          <table:table-cell office:value-type="float" office:value="94.63" calcext:value-type="float">
            <text:p>94.63</text:p>
          </table:table-cell>
          <table:table-cell office:value-type="float" office:value="49.606308938" calcext:value-type="float">
            <text:p>49.606308938</text:p>
          </table:table-cell>
          <table:table-cell office:value-type="float" office:value="31.988362349" calcext:value-type="float">
            <text:p>31.988362349</text:p>
          </table:table-cell>
          <table:table-cell office:value-type="string" calcext:value-type="string">
            <text:p>2018-05-09_22-15-02</text:p>
          </table:table-cell>
          <table:table-cell office:value-type="float" office:value="1.52588430257e+12" calcext:value-type="float">
            <text:p>1.52588430257e+12</text:p>
          </table:table-cell>
          <table:table-cell office:value-type="string" calcext:value-type="string">
            <text:p>Wed May  9 22:15:02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42933.0" calcext:value-type="float">
            <text:p>42933.0</text:p>
          </table:table-cell>
          <table:table-cell office:value-type="float" office:value="167.71" calcext:value-type="float">
            <text:p>167.71</text:p>
          </table:table-cell>
          <table:table-cell office:value-type="float" office:value="55.170292378" calcext:value-type="float">
            <text:p>55.170292378</text:p>
          </table:table-cell>
          <table:table-cell office:value-type="float" office:value="36.745539169" calcext:value-type="float">
            <text:p>36.745539169</text:p>
          </table:table-cell>
          <table:table-cell office:value-type="string" calcext:value-type="string">
            <text:p>2018-05-09_22-17-13</text:p>
          </table:table-cell>
          <table:table-cell office:value-type="float" office:value="1.52588443369e+12" calcext:value-type="float">
            <text:p>1.52588443369e+12</text:p>
          </table:table-cell>
          <table:table-cell office:value-type="string" calcext:value-type="string">
            <text:p>Wed May  9 22:17:13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82515.0" calcext:value-type="float">
            <text:p>82515.0</text:p>
          </table:table-cell>
          <table:table-cell office:value-type="float" office:value="322.33" calcext:value-type="float">
            <text:p>322.33</text:p>
          </table:table-cell>
          <table:table-cell office:value-type="float" office:value="59.112853519" calcext:value-type="float">
            <text:p>59.112853519</text:p>
          </table:table-cell>
          <table:table-cell office:value-type="float" office:value="36.634763065" calcext:value-type="float">
            <text:p>36.634763065</text:p>
          </table:table-cell>
          <table:table-cell office:value-type="string" calcext:value-type="string">
            <text:p>2018-05-09_22-19-24</text:p>
          </table:table-cell>
          <table:table-cell office:value-type="float" office:value="1.52588456481e+12" calcext:value-type="float">
            <text:p>1.52588456481e+12</text:p>
          </table:table-cell>
          <table:table-cell office:value-type="string" calcext:value-type="string">
            <text:p>Wed May  9 22:19:24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54165.0" calcext:value-type="float">
            <text:p>154165.0</text:p>
          </table:table-cell>
          <table:table-cell office:value-type="float" office:value="602.21" calcext:value-type="float">
            <text:p>602.21</text:p>
          </table:table-cell>
          <table:table-cell office:value-type="float" office:value="66.745255503" calcext:value-type="float">
            <text:p>66.745255503</text:p>
          </table:table-cell>
          <table:table-cell office:value-type="float" office:value="35.878238169" calcext:value-type="float">
            <text:p>35.878238169</text:p>
          </table:table-cell>
          <table:table-cell office:value-type="string" calcext:value-type="string">
            <text:p>2018-05-09_22-21-35</text:p>
          </table:table-cell>
          <table:table-cell office:value-type="float" office:value="1.52588469591e+12" calcext:value-type="float">
            <text:p>1.52588469591e+12</text:p>
          </table:table-cell>
          <table:table-cell office:value-type="string" calcext:value-type="string">
            <text:p>Wed May  9 22:21:35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68189.0" calcext:value-type="float">
            <text:p>268189.0</text:p>
          </table:table-cell>
          <table:table-cell office:value-type="float" office:value="1047.61" calcext:value-type="float">
            <text:p>1047.61</text:p>
          </table:table-cell>
          <table:table-cell office:value-type="float" office:value="81.822253144" calcext:value-type="float">
            <text:p>81.822253144</text:p>
          </table:table-cell>
          <table:table-cell office:value-type="float" office:value="36.184104018" calcext:value-type="float">
            <text:p>36.184104018</text:p>
          </table:table-cell>
          <table:table-cell office:value-type="string" calcext:value-type="string">
            <text:p>2018-05-09_22-23-47</text:p>
          </table:table-cell>
          <table:table-cell office:value-type="float" office:value="1.52588482707e+12" calcext:value-type="float">
            <text:p>1.52588482707e+12</text:p>
          </table:table-cell>
          <table:table-cell office:value-type="string" calcext:value-type="string">
            <text:p>Wed May  9 22:23:47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451874.0" calcext:value-type="float">
            <text:p>451874.0</text:p>
          </table:table-cell>
          <table:table-cell office:value-type="float" office:value="1765.13" calcext:value-type="float">
            <text:p>1765.13</text:p>
          </table:table-cell>
          <table:table-cell office:value-type="float" office:value="103.759239965" calcext:value-type="float">
            <text:p>103.759239965</text:p>
          </table:table-cell>
          <table:table-cell office:value-type="float" office:value="36.543152876" calcext:value-type="float">
            <text:p>36.543152876</text:p>
          </table:table-cell>
          <table:table-cell office:value-type="string" calcext:value-type="string">
            <text:p>2018-05-09_22-25-58</text:p>
          </table:table-cell>
          <table:table-cell office:value-type="float" office:value="1.52588495821e+12" calcext:value-type="float">
            <text:p>1.52588495821e+12</text:p>
          </table:table-cell>
          <table:table-cell office:value-type="string" calcext:value-type="string">
            <text:p>Wed May  9 22:25:58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701964.0" calcext:value-type="float">
            <text:p>701964.0</text:p>
          </table:table-cell>
          <table:table-cell office:value-type="float" office:value="2742.05" calcext:value-type="float">
            <text:p>2742.05</text:p>
          </table:table-cell>
          <table:table-cell office:value-type="float" office:value="139.137981394" calcext:value-type="float">
            <text:p>139.137981394</text:p>
          </table:table-cell>
          <table:table-cell office:value-type="float" office:value="41.563665326" calcext:value-type="float">
            <text:p>41.563665326</text:p>
          </table:table-cell>
          <table:table-cell office:value-type="string" calcext:value-type="string">
            <text:p>2018-05-09_22-28-09</text:p>
          </table:table-cell>
          <table:table-cell office:value-type="float" office:value="1.52588508935e+12" calcext:value-type="float">
            <text:p>1.52588508935e+12</text:p>
          </table:table-cell>
          <table:table-cell office:value-type="string" calcext:value-type="string">
            <text:p>Wed May  9 22:28:09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8644.0" calcext:value-type="float">
            <text:p>18644.0</text:p>
          </table:table-cell>
          <table:table-cell office:value-type="float" office:value="72.83" calcext:value-type="float">
            <text:p>72.83</text:p>
          </table:table-cell>
          <table:table-cell office:value-type="float" office:value="53.144105812" calcext:value-type="float">
            <text:p>53.14410581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2-30-20</text:p>
          </table:table-cell>
          <table:table-cell office:value-type="float" office:value="1.52588522043e+12" calcext:value-type="float">
            <text:p>1.52588522043e+12</text:p>
          </table:table-cell>
          <table:table-cell office:value-type="string" calcext:value-type="string">
            <text:p>Wed May  9 22:30:20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36546.0" calcext:value-type="float">
            <text:p>36546.0</text:p>
          </table:table-cell>
          <table:table-cell office:value-type="float" office:value="142.76" calcext:value-type="float">
            <text:p>142.76</text:p>
          </table:table-cell>
          <table:table-cell office:value-type="float" office:value="54.22500329" calcext:value-type="float">
            <text:p>54.2250032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2-32-31</text:p>
          </table:table-cell>
          <table:table-cell office:value-type="float" office:value="1.52588535156e+12" calcext:value-type="float">
            <text:p>1.52588535156e+12</text:p>
          </table:table-cell>
          <table:table-cell office:value-type="string" calcext:value-type="string">
            <text:p>Wed May  9 22:32:31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72121.0" calcext:value-type="float">
            <text:p>72121.0</text:p>
          </table:table-cell>
          <table:table-cell office:value-type="float" office:value="281.72" calcext:value-type="float">
            <text:p>281.72</text:p>
          </table:table-cell>
          <table:table-cell office:value-type="float" office:value="54.961789274" calcext:value-type="float">
            <text:p>54.96178927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2-34-42</text:p>
          </table:table-cell>
          <table:table-cell office:value-type="float" office:value="1.52588548265e+12" calcext:value-type="float">
            <text:p>1.52588548265e+12</text:p>
          </table:table-cell>
          <table:table-cell office:value-type="string" calcext:value-type="string">
            <text:p>Wed May  9 22:34:42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42145.0" calcext:value-type="float">
            <text:p>142145.0</text:p>
          </table:table-cell>
          <table:table-cell office:value-type="float" office:value="555.25" calcext:value-type="float">
            <text:p>555.25</text:p>
          </table:table-cell>
          <table:table-cell office:value-type="float" office:value="55.737849881" calcext:value-type="float">
            <text:p>55.73784988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2-36-53</text:p>
          </table:table-cell>
          <table:table-cell office:value-type="float" office:value="1.52588561378e+12" calcext:value-type="float">
            <text:p>1.52588561378e+12</text:p>
          </table:table-cell>
          <table:table-cell office:value-type="string" calcext:value-type="string">
            <text:p>Wed May  9 22:36:53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85228.0" calcext:value-type="float">
            <text:p>285228.0</text:p>
          </table:table-cell>
          <table:table-cell office:value-type="float" office:value="1114.17" calcext:value-type="float">
            <text:p>1114.17</text:p>
          </table:table-cell>
          <table:table-cell office:value-type="float" office:value="55.530024085" calcext:value-type="float">
            <text:p>55.53002408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2-39-04</text:p>
          </table:table-cell>
          <table:table-cell office:value-type="float" office:value="1.52588574489e+12" calcext:value-type="float">
            <text:p>1.52588574489e+12</text:p>
          </table:table-cell>
          <table:table-cell office:value-type="string" calcext:value-type="string">
            <text:p>Wed May  9 22:39:04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554607.0" calcext:value-type="float">
            <text:p>554607.0</text:p>
          </table:table-cell>
          <table:table-cell office:value-type="float" office:value="2166.43" calcext:value-type="float">
            <text:p>2166.43</text:p>
          </table:table-cell>
          <table:table-cell office:value-type="float" office:value="57.094428875" calcext:value-type="float">
            <text:p>57.09442887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2-41-16</text:p>
          </table:table-cell>
          <table:table-cell office:value-type="float" office:value="1.52588587604e+12" calcext:value-type="float">
            <text:p>1.52588587604e+12</text:p>
          </table:table-cell>
          <table:table-cell office:value-type="string" calcext:value-type="string">
            <text:p>Wed May  9 22:41:16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935089.0" calcext:value-type="float">
            <text:p>935089.0</text:p>
          </table:table-cell>
          <table:table-cell office:value-type="float" office:value="3652.69" calcext:value-type="float">
            <text:p>3652.69</text:p>
          </table:table-cell>
          <table:table-cell office:value-type="float" office:value="67.622137299" calcext:value-type="float">
            <text:p>67.62213729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2-43-27</text:p>
          </table:table-cell>
          <table:table-cell office:value-type="float" office:value="1.52588600719e+12" calcext:value-type="float">
            <text:p>1.52588600719e+12</text:p>
          </table:table-cell>
          <table:table-cell office:value-type="string" calcext:value-type="string">
            <text:p>Wed May  9 22:43:27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9635.0" calcext:value-type="float">
            <text:p>29635.0</text:p>
          </table:table-cell>
          <table:table-cell office:value-type="float" office:value="115.76" calcext:value-type="float">
            <text:p>115.76</text:p>
          </table:table-cell>
          <table:table-cell office:value-type="float" office:value="0.0" calcext:value-type="float">
            <text:p>0.0</text:p>
          </table:table-cell>
          <table:table-cell office:value-type="float" office:value="33.220279048" calcext:value-type="float">
            <text:p>33.220279048</text:p>
          </table:table-cell>
          <table:table-cell office:value-type="string" calcext:value-type="string">
            <text:p>2018-05-09_22-45-38</text:p>
          </table:table-cell>
          <table:table-cell office:value-type="float" office:value="1.52588613823e+12" calcext:value-type="float">
            <text:p>1.52588613823e+12</text:p>
          </table:table-cell>
          <table:table-cell office:value-type="string" calcext:value-type="string">
            <text:p>Wed May  9 22:45:38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56491.0" calcext:value-type="float">
            <text:p>56491.0</text:p>
          </table:table-cell>
          <table:table-cell office:value-type="float" office:value="220.67" calcext:value-type="float">
            <text:p>220.67</text:p>
          </table:table-cell>
          <table:table-cell office:value-type="float" office:value="0.0" calcext:value-type="float">
            <text:p>0.0</text:p>
          </table:table-cell>
          <table:table-cell office:value-type="float" office:value="34.874595975" calcext:value-type="float">
            <text:p>34.874595975</text:p>
          </table:table-cell>
          <table:table-cell office:value-type="string" calcext:value-type="string">
            <text:p>2018-05-09_22-47-49</text:p>
          </table:table-cell>
          <table:table-cell office:value-type="float" office:value="1.52588626934e+12" calcext:value-type="float">
            <text:p>1.52588626934e+12</text:p>
          </table:table-cell>
          <table:table-cell office:value-type="string" calcext:value-type="string">
            <text:p>Wed May  9 22:47:49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114230.0" calcext:value-type="float">
            <text:p>114230.0</text:p>
          </table:table-cell>
          <table:table-cell office:value-type="float" office:value="446.21" calcext:value-type="float">
            <text:p>446.21</text:p>
          </table:table-cell>
          <table:table-cell office:value-type="float" office:value="0.0" calcext:value-type="float">
            <text:p>0.0</text:p>
          </table:table-cell>
          <table:table-cell office:value-type="float" office:value="34.475630233" calcext:value-type="float">
            <text:p>34.475630233</text:p>
          </table:table-cell>
          <table:table-cell office:value-type="string" calcext:value-type="string">
            <text:p>2018-05-09_22-50-00</text:p>
          </table:table-cell>
          <table:table-cell office:value-type="float" office:value="1.52588640049e+12" calcext:value-type="float">
            <text:p>1.52588640049e+12</text:p>
          </table:table-cell>
          <table:table-cell office:value-type="string" calcext:value-type="string">
            <text:p>Wed May  9 22:50:00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223026.0" calcext:value-type="float">
            <text:p>223026.0</text:p>
          </table:table-cell>
          <table:table-cell office:value-type="float" office:value="871.2" calcext:value-type="float">
            <text:p>871.2</text:p>
          </table:table-cell>
          <table:table-cell office:value-type="float" office:value="0.0" calcext:value-type="float">
            <text:p>0.0</text:p>
          </table:table-cell>
          <table:table-cell office:value-type="float" office:value="35.319573844" calcext:value-type="float">
            <text:p>35.319573844</text:p>
          </table:table-cell>
          <table:table-cell office:value-type="string" calcext:value-type="string">
            <text:p>2018-05-09_22-52-11</text:p>
          </table:table-cell>
          <table:table-cell office:value-type="float" office:value="1.52588653163e+12" calcext:value-type="float">
            <text:p>1.52588653163e+12</text:p>
          </table:table-cell>
          <table:table-cell office:value-type="string" calcext:value-type="string">
            <text:p>Wed May  9 22:52:11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450116.0" calcext:value-type="float">
            <text:p>450116.0</text:p>
          </table:table-cell>
          <table:table-cell office:value-type="float" office:value="1758.27" calcext:value-type="float">
            <text:p>1758.27</text:p>
          </table:table-cell>
          <table:table-cell office:value-type="float" office:value="0.0" calcext:value-type="float">
            <text:p>0.0</text:p>
          </table:table-cell>
          <table:table-cell office:value-type="float" office:value="34.952225335" calcext:value-type="float">
            <text:p>34.952225335</text:p>
          </table:table-cell>
          <table:table-cell office:value-type="string" calcext:value-type="string">
            <text:p>2018-05-09_22-54-22</text:p>
          </table:table-cell>
          <table:table-cell office:value-type="float" office:value="1.52588666276e+12" calcext:value-type="float">
            <text:p>1.52588666276e+12</text:p>
          </table:table-cell>
          <table:table-cell office:value-type="string" calcext:value-type="string">
            <text:p>Wed May  9 22:54:22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777887.0" calcext:value-type="float">
            <text:p>777887.0</text:p>
          </table:table-cell>
          <table:table-cell office:value-type="float" office:value="3038.62" calcext:value-type="float">
            <text:p>3038.62</text:p>
          </table:table-cell>
          <table:table-cell office:value-type="float" office:value="0.0" calcext:value-type="float">
            <text:p>0.0</text:p>
          </table:table-cell>
          <table:table-cell office:value-type="float" office:value="40.443606654" calcext:value-type="float">
            <text:p>40.443606654</text:p>
          </table:table-cell>
          <table:table-cell office:value-type="string" calcext:value-type="string">
            <text:p>2018-05-09_22-56-33</text:p>
          </table:table-cell>
          <table:table-cell office:value-type="float" office:value="1.52588679391e+12" calcext:value-type="float">
            <text:p>1.52588679391e+12</text:p>
          </table:table-cell>
          <table:table-cell office:value-type="string" calcext:value-type="string">
            <text:p>Wed May  9 22:56:33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1066801.0" calcext:value-type="float">
            <text:p>1066801.0</text:p>
          </table:table-cell>
          <table:table-cell office:value-type="float" office:value="4167.19" calcext:value-type="float">
            <text:p>4167.19</text:p>
          </table:table-cell>
          <table:table-cell office:value-type="float" office:value="0.0" calcext:value-type="float">
            <text:p>0.0</text:p>
          </table:table-cell>
          <table:table-cell office:value-type="float" office:value="59.05024609" calcext:value-type="float">
            <text:p>59.05024609</text:p>
          </table:table-cell>
          <table:table-cell office:value-type="string" calcext:value-type="string">
            <text:p>2018-05-09_22-58-45</text:p>
          </table:table-cell>
          <table:table-cell office:value-type="float" office:value="1.52588692507e+12" calcext:value-type="float">
            <text:p>1.52588692507e+12</text:p>
          </table:table-cell>
          <table:table-cell office:value-type="string" calcext:value-type="string">
            <text:p>Wed May  9 22:58:45 2018</text:p>
          </table:table-cell>
          <table:table-cell office:value-type="string" calcext:value-type="string">
            <text:p>Sustained 4KB Random Write Tests by Number of Threads</text:p>
          </table:table-cell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1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IOPS</text:p>
          </table:table-cell>
        </table:table-row>
      </table:table>
      <table:table table:name="Exceedance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1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QD1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4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4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16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6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32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32 Write Exceedance</text:p>
          </table:table-cell>
        </table:table-row>
        <table:table-row table:style-name="ro1"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999999313039" calcext:value-type="float">
            <text:p>0.999999313039</text:p>
          </table:table-cell>
          <table:table-cell office:value-type="float" office:value="2.544" calcext:value-type="float">
            <text:p>2.544</text:p>
          </table:table-cell>
          <table:table-cell office:value-type="float" office:value="0.99999931103" calcext:value-type="float">
            <text:p>0.99999931103</text:p>
          </table:table-cell>
          <table:table-cell office:value-type="string" calcext:value-type="string">
            <text:p/>
          </table:table-cell>
          <table:table-cell office:value-type="float" office:value="0.676" calcext:value-type="float">
            <text:p>0.676</text:p>
          </table:table-cell>
          <table:table-cell office:value-type="float" office:value="0.999999797941" calcext:value-type="float">
            <text:p>0.999999797941</text:p>
          </table:table-cell>
          <table:table-cell office:value-type="float" office:value="0.394" calcext:value-type="float">
            <text:p>0.394</text:p>
          </table:table-cell>
          <table:table-cell office:value-type="float" office:value="0.9999997981" calcext:value-type="float">
            <text:p>0.9999997981</text:p>
          </table:table-cell>
          <table:table-cell office:value-type="string" calcext:value-type="string">
            <text:p/>
          </table:table-cell>
          <table:table-cell office:value-type="float" office:value="11.968" calcext:value-type="float">
            <text:p>11.968</text:p>
          </table:table-cell>
          <table:table-cell office:value-type="float" office:value="0.999999937844" calcext:value-type="float">
            <text:p>0.999999937844</text:p>
          </table:table-cell>
          <table:table-cell office:value-type="float" office:value="1.448" calcext:value-type="float">
            <text:p>1.448</text:p>
          </table:table-cell>
          <table:table-cell office:value-type="float" office:value="0.999999937867" calcext:value-type="float">
            <text:p>0.999999937867</text:p>
          </table:table-cell>
          <table:table-cell office:value-type="string" calcext:value-type="string">
            <text:p/>
          </table:table-cell>
          <table:table-cell office:value-type="float" office:value="17.536" calcext:value-type="float">
            <text:p>17.536</text:p>
          </table:table-cell>
          <table:table-cell office:value-type="float" office:value="0.999999963118" calcext:value-type="float">
            <text:p>0.999999963118</text:p>
          </table:table-cell>
          <table:table-cell office:value-type="float" office:value="0.478" calcext:value-type="float">
            <text:p>0.478</text:p>
          </table:table-cell>
          <table:table-cell office:value-type="float" office:value="0.999999963116" calcext:value-type="float">
            <text:p>0.9999999631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0.999998626077" calcext:value-type="float">
            <text:p>0.999998626077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8622061" calcext:value-type="float">
            <text:p>0.999998622061</text:p>
          </table:table-cell>
          <table:table-cell office:value-type="string" calcext:value-type="string">
            <text:p/>
          </table:table-cell>
          <table:table-cell office:value-type="float" office:value="1.64" calcext:value-type="float">
            <text:p>1.64</text:p>
          </table:table-cell>
          <table:table-cell office:value-type="float" office:value="0.999999595882" calcext:value-type="float">
            <text:p>0.999999595882</text:p>
          </table:table-cell>
          <table:table-cell office:value-type="float" office:value="0.398" calcext:value-type="float">
            <text:p>0.398</text:p>
          </table:table-cell>
          <table:table-cell office:value-type="float" office:value="0.999999596199" calcext:value-type="float">
            <text:p>0.999999596199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9875689" calcext:value-type="float">
            <text:p>0.999999875689</text:p>
          </table:table-cell>
          <table:table-cell office:value-type="float" office:value="2.096" calcext:value-type="float">
            <text:p>2.096</text:p>
          </table:table-cell>
          <table:table-cell office:value-type="float" office:value="0.999999875734" calcext:value-type="float">
            <text:p>0.999999875734</text:p>
          </table:table-cell>
          <table:table-cell office:value-type="string" calcext:value-type="string">
            <text:p/>
          </table:table-cell>
          <table:table-cell office:value-type="float" office:value="18.304" calcext:value-type="float">
            <text:p>18.304</text:p>
          </table:table-cell>
          <table:table-cell office:value-type="float" office:value="0.999999926236" calcext:value-type="float">
            <text:p>0.999999926236</text:p>
          </table:table-cell>
          <table:table-cell office:value-type="float" office:value="0.482" calcext:value-type="float">
            <text:p>0.482</text:p>
          </table:table-cell>
          <table:table-cell office:value-type="float" office:value="0.999999889349" calcext:value-type="float">
            <text:p>0.9999998893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.504" calcext:value-type="float">
            <text:p>13.504</text:p>
          </table:table-cell>
          <table:table-cell office:value-type="float" office:value="0.999997939116" calcext:value-type="float">
            <text:p>0.999997939116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7933091" calcext:value-type="float">
            <text:p>0.999997933091</text:p>
          </table:table-cell>
          <table:table-cell office:value-type="string" calcext:value-type="string">
            <text:p/>
          </table:table-cell>
          <table:table-cell office:value-type="float" office:value="2.192" calcext:value-type="float">
            <text:p>2.192</text:p>
          </table:table-cell>
          <table:table-cell office:value-type="float" office:value="0.999999393823" calcext:value-type="float">
            <text:p>0.999999393823</text:p>
          </table:table-cell>
          <table:table-cell office:value-type="float" office:value="0.402" calcext:value-type="float">
            <text:p>0.402</text:p>
          </table:table-cell>
          <table:table-cell office:value-type="float" office:value="0.999999394299" calcext:value-type="float">
            <text:p>0.999999394299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99813533" calcext:value-type="float">
            <text:p>0.999999813533</text:p>
          </table:table-cell>
          <table:table-cell office:value-type="float" office:value="2.192" calcext:value-type="float">
            <text:p>2.192</text:p>
          </table:table-cell>
          <table:table-cell office:value-type="float" office:value="0.999999813602" calcext:value-type="float">
            <text:p>0.999999813602</text:p>
          </table:table-cell>
          <table:table-cell office:value-type="string" calcext:value-type="string">
            <text:p/>
          </table:table-cell>
          <table:table-cell office:value-type="float" office:value="20.096" calcext:value-type="float">
            <text:p>20.096</text:p>
          </table:table-cell>
          <table:table-cell office:value-type="float" office:value="0.999999889354" calcext:value-type="float">
            <text:p>0.999999889354</text:p>
          </table:table-cell>
          <table:table-cell office:value-type="float" office:value="0.486" calcext:value-type="float">
            <text:p>0.486</text:p>
          </table:table-cell>
          <table:table-cell office:value-type="float" office:value="0.999999852465" calcext:value-type="float">
            <text:p>0.9999998524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704" calcext:value-type="float">
            <text:p>24.704</text:p>
          </table:table-cell>
          <table:table-cell office:value-type="float" office:value="0.999997252155" calcext:value-type="float">
            <text:p>0.999997252155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6555152" calcext:value-type="float">
            <text:p>0.999996555152</text:p>
          </table:table-cell>
          <table:table-cell office:value-type="string" calcext:value-type="string">
            <text:p/>
          </table:table-cell>
          <table:table-cell office:value-type="float" office:value="4.32" calcext:value-type="float">
            <text:p>4.32</text:p>
          </table:table-cell>
          <table:table-cell office:value-type="float" office:value="0.999999191764" calcext:value-type="float">
            <text:p>0.999999191764</text:p>
          </table:table-cell>
          <table:table-cell office:value-type="float" office:value="0.454" calcext:value-type="float">
            <text:p>0.454</text:p>
          </table:table-cell>
          <table:table-cell office:value-type="float" office:value="0.999999192399" calcext:value-type="float">
            <text:p>0.999999192399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99751377" calcext:value-type="float">
            <text:p>0.999999751377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99751469" calcext:value-type="float">
            <text:p>0.999999751469</text:p>
          </table:table-cell>
          <table:table-cell office:value-type="string" calcext:value-type="string">
            <text:p/>
          </table:table-cell>
          <table:table-cell office:value-type="float" office:value="20.352" calcext:value-type="float">
            <text:p>20.352</text:p>
          </table:table-cell>
          <table:table-cell office:value-type="float" office:value="0.999999852472" calcext:value-type="float">
            <text:p>0.999999852472</text:p>
          </table:table-cell>
          <table:table-cell office:value-type="float" office:value="0.498" calcext:value-type="float">
            <text:p>0.498</text:p>
          </table:table-cell>
          <table:table-cell office:value-type="float" office:value="0.999999815581" calcext:value-type="float">
            <text:p>0.9999998155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472" calcext:value-type="float">
            <text:p>25.472</text:p>
          </table:table-cell>
          <table:table-cell office:value-type="float" office:value="0.999995191271" calcext:value-type="float">
            <text:p>0.999995191271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5177213" calcext:value-type="float">
            <text:p>0.999995177213</text:p>
          </table:table-cell>
          <table:table-cell office:value-type="string" calcext:value-type="string">
            <text:p/>
          </table:table-cell>
          <table:table-cell office:value-type="float" office:value="4.384" calcext:value-type="float">
            <text:p>4.384</text:p>
          </table:table-cell>
          <table:table-cell office:value-type="float" office:value="0.999998989706" calcext:value-type="float">
            <text:p>0.999998989706</text:p>
          </table:table-cell>
          <table:table-cell office:value-type="float" office:value="0.532" calcext:value-type="float">
            <text:p>0.532</text:p>
          </table:table-cell>
          <table:table-cell office:value-type="float" office:value="0.999998990498" calcext:value-type="float">
            <text:p>0.999998990498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99689222" calcext:value-type="float">
            <text:p>0.999999689222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99689336" calcext:value-type="float">
            <text:p>0.999999689336</text:p>
          </table:table-cell>
          <table:table-cell office:value-type="string" calcext:value-type="string">
            <text:p/>
          </table:table-cell>
          <table:table-cell office:value-type="float" office:value="20.864" calcext:value-type="float">
            <text:p>20.864</text:p>
          </table:table-cell>
          <table:table-cell office:value-type="float" office:value="0.999999778708" calcext:value-type="float">
            <text:p>0.999999778708</text:p>
          </table:table-cell>
          <table:table-cell office:value-type="float" office:value="0.502" calcext:value-type="float">
            <text:p>0.502</text:p>
          </table:table-cell>
          <table:table-cell office:value-type="float" office:value="0.999999778698" calcext:value-type="float">
            <text:p>0.9999997786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728" calcext:value-type="float">
            <text:p>25.728</text:p>
          </table:table-cell>
          <table:table-cell office:value-type="float" office:value="0.999994504309" calcext:value-type="float">
            <text:p>0.999994504309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4488244" calcext:value-type="float">
            <text:p>0.999994488244</text:p>
          </table:table-cell>
          <table:table-cell office:value-type="string" calcext:value-type="string">
            <text:p/>
          </table:table-cell>
          <table:table-cell office:value-type="float" office:value="4.96" calcext:value-type="float">
            <text:p>4.96</text:p>
          </table:table-cell>
          <table:table-cell office:value-type="float" office:value="0.999998787647" calcext:value-type="float">
            <text:p>0.999998787647</text:p>
          </table:table-cell>
          <table:table-cell office:value-type="float" office:value="0.556" calcext:value-type="float">
            <text:p>0.556</text:p>
          </table:table-cell>
          <table:table-cell office:value-type="float" office:value="0.999998788598" calcext:value-type="float">
            <text:p>0.999998788598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99627066" calcext:value-type="float">
            <text:p>0.999999627066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99627203" calcext:value-type="float">
            <text:p>0.999999627203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9741826" calcext:value-type="float">
            <text:p>0.999999741826</text:p>
          </table:table-cell>
          <table:table-cell office:value-type="float" office:value="0.532" calcext:value-type="float">
            <text:p>0.532</text:p>
          </table:table-cell>
          <table:table-cell office:value-type="float" office:value="0.99999970493" calcext:value-type="float">
            <text:p>0.999999704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984" calcext:value-type="float">
            <text:p>25.984</text:p>
          </table:table-cell>
          <table:table-cell office:value-type="float" office:value="0.999993817348" calcext:value-type="float">
            <text:p>0.999993817348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93799274" calcext:value-type="float">
            <text:p>0.999993799274</text:p>
          </table:table-cell>
          <table:table-cell office:value-type="string" calcext:value-type="string">
            <text:p/>
          </table:table-cell>
          <table:table-cell office:value-type="float" office:value="5.92" calcext:value-type="float">
            <text:p>5.92</text:p>
          </table:table-cell>
          <table:table-cell office:value-type="float" office:value="0.999998585588" calcext:value-type="float">
            <text:p>0.999998585588</text:p>
          </table:table-cell>
          <table:table-cell office:value-type="float" office:value="0.604" calcext:value-type="float">
            <text:p>0.604</text:p>
          </table:table-cell>
          <table:table-cell office:value-type="float" office:value="0.999998586697" calcext:value-type="float">
            <text:p>0.999998586697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9956491" calcext:value-type="float">
            <text:p>0.99999956491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99565071" calcext:value-type="float">
            <text:p>0.999999565071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9668062" calcext:value-type="float">
            <text:p>0.999999668062</text:p>
          </table:table-cell>
          <table:table-cell office:value-type="float" office:value="0.556" calcext:value-type="float">
            <text:p>0.556</text:p>
          </table:table-cell>
          <table:table-cell office:value-type="float" office:value="0.999999631163" calcext:value-type="float">
            <text:p>0.9999996311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752" calcext:value-type="float">
            <text:p>26.752</text:p>
          </table:table-cell>
          <table:table-cell office:value-type="float" office:value="0.999992443425" calcext:value-type="float">
            <text:p>0.999992443425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93110305" calcext:value-type="float">
            <text:p>0.999993110305</text:p>
          </table:table-cell>
          <table:table-cell office:value-type="string" calcext:value-type="string">
            <text:p/>
          </table:table-cell>
          <table:table-cell office:value-type="float" office:value="6.688" calcext:value-type="float">
            <text:p>6.688</text:p>
          </table:table-cell>
          <table:table-cell office:value-type="float" office:value="0.999998383529" calcext:value-type="float">
            <text:p>0.999998383529</text:p>
          </table:table-cell>
          <table:table-cell office:value-type="float" office:value="4.192" calcext:value-type="float">
            <text:p>4.192</text:p>
          </table:table-cell>
          <table:table-cell office:value-type="float" office:value="0.999998384797" calcext:value-type="float">
            <text:p>0.999998384797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99502755" calcext:value-type="float">
            <text:p>0.999999502755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99502938" calcext:value-type="float">
            <text:p>0.999999502938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963118" calcext:value-type="float">
            <text:p>0.99999963118</text:p>
          </table:table-cell>
          <table:table-cell office:value-type="float" office:value="0.588" calcext:value-type="float">
            <text:p>0.588</text:p>
          </table:table-cell>
          <table:table-cell office:value-type="float" office:value="0.999999594279" calcext:value-type="float">
            <text:p>0.9999995942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008" calcext:value-type="float">
            <text:p>27.008</text:p>
          </table:table-cell>
          <table:table-cell office:value-type="float" office:value="0.99998969558" calcext:value-type="float">
            <text:p>0.99998969558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91732366" calcext:value-type="float">
            <text:p>0.999991732366</text:p>
          </table:table-cell>
          <table:table-cell office:value-type="string" calcext:value-type="string">
            <text:p/>
          </table:table-cell>
          <table:table-cell office:value-type="float" office:value="7.2" calcext:value-type="float">
            <text:p>7.2</text:p>
          </table:table-cell>
          <table:table-cell office:value-type="float" office:value="0.99999818147" calcext:value-type="float">
            <text:p>0.99999818147</text:p>
          </table:table-cell>
          <table:table-cell office:value-type="float" office:value="4.768" calcext:value-type="float">
            <text:p>4.768</text:p>
          </table:table-cell>
          <table:table-cell office:value-type="float" office:value="0.999998182897" calcext:value-type="float">
            <text:p>0.999998182897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99378443" calcext:value-type="float">
            <text:p>0.999999378443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99440805" calcext:value-type="float">
            <text:p>0.999999440805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9557416" calcext:value-type="float">
            <text:p>0.999999557416</text:p>
          </table:table-cell>
          <table:table-cell office:value-type="float" office:value="0.596" calcext:value-type="float">
            <text:p>0.596</text:p>
          </table:table-cell>
          <table:table-cell office:value-type="float" office:value="0.999999557395" calcext:value-type="float">
            <text:p>0.9999995573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264" calcext:value-type="float">
            <text:p>27.264</text:p>
          </table:table-cell>
          <table:table-cell office:value-type="float" office:value="0.999986947735" calcext:value-type="float">
            <text:p>0.999986947735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89665457" calcext:value-type="float">
            <text:p>0.999989665457</text:p>
          </table:table-cell>
          <table:table-cell office:value-type="string" calcext:value-type="string">
            <text:p/>
          </table:table-cell>
          <table:table-cell office:value-type="float" office:value="7.584" calcext:value-type="float">
            <text:p>7.584</text:p>
          </table:table-cell>
          <table:table-cell office:value-type="float" office:value="0.999997979411" calcext:value-type="float">
            <text:p>0.999997979411</text:p>
          </table:table-cell>
          <table:table-cell office:value-type="float" office:value="5.088" calcext:value-type="float">
            <text:p>5.088</text:p>
          </table:table-cell>
          <table:table-cell office:value-type="float" office:value="0.999997980996" calcext:value-type="float">
            <text:p>0.999997980996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99191977" calcext:value-type="float">
            <text:p>0.999999191977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99378672" calcext:value-type="float">
            <text:p>0.999999378672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9520534" calcext:value-type="float">
            <text:p>0.999999520534</text:p>
          </table:table-cell>
          <table:table-cell office:value-type="float" office:value="0.628" calcext:value-type="float">
            <text:p>0.628</text:p>
          </table:table-cell>
          <table:table-cell office:value-type="float" office:value="0.999999520511" calcext:value-type="float">
            <text:p>0.999999520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0.999982139005" calcext:value-type="float">
            <text:p>0.999982139005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87598548" calcext:value-type="float">
            <text:p>0.999987598548</text:p>
          </table:table-cell>
          <table:table-cell office:value-type="string" calcext:value-type="string">
            <text:p/>
          </table:table-cell>
          <table:table-cell office:value-type="float" office:value="7.648" calcext:value-type="float">
            <text:p>7.648</text:p>
          </table:table-cell>
          <table:table-cell office:value-type="float" office:value="0.999997777352" calcext:value-type="float">
            <text:p>0.999997777352</text:p>
          </table:table-cell>
          <table:table-cell office:value-type="float" office:value="5.216" calcext:value-type="float">
            <text:p>5.216</text:p>
          </table:table-cell>
          <table:table-cell office:value-type="float" office:value="0.999997779096" calcext:value-type="float">
            <text:p>0.999997779096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99067665" calcext:value-type="float">
            <text:p>0.999999067665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99316539" calcext:value-type="float">
            <text:p>0.999999316539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9483652" calcext:value-type="float">
            <text:p>0.999999483652</text:p>
          </table:table-cell>
          <table:table-cell office:value-type="float" office:value="0.644" calcext:value-type="float">
            <text:p>0.644</text:p>
          </table:table-cell>
          <table:table-cell office:value-type="float" office:value="0.999999483628" calcext:value-type="float">
            <text:p>0.9999994836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776" calcext:value-type="float">
            <text:p>27.776</text:p>
          </table:table-cell>
          <table:table-cell office:value-type="float" office:value="0.999978017237" calcext:value-type="float">
            <text:p>0.999978017237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86909579" calcext:value-type="float">
            <text:p>0.999986909579</text:p>
          </table:table-cell>
          <table:table-cell office:value-type="string" calcext:value-type="string">
            <text:p/>
          </table:table-cell>
          <table:table-cell office:value-type="float" office:value="8.896" calcext:value-type="float">
            <text:p>8.896</text:p>
          </table:table-cell>
          <table:table-cell office:value-type="float" office:value="0.999997575293" calcext:value-type="float">
            <text:p>0.999997575293</text:p>
          </table:table-cell>
          <table:table-cell office:value-type="float" office:value="5.344" calcext:value-type="float">
            <text:p>5.344</text:p>
          </table:table-cell>
          <table:table-cell office:value-type="float" office:value="0.999997577196" calcext:value-type="float">
            <text:p>0.999997577196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98632576" calcext:value-type="float">
            <text:p>0.999998632576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99254407" calcext:value-type="float">
            <text:p>0.999999254407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944677" calcext:value-type="float">
            <text:p>0.99999944677</text:p>
          </table:table-cell>
          <table:table-cell office:value-type="float" office:value="0.66" calcext:value-type="float">
            <text:p>0.66</text:p>
          </table:table-cell>
          <table:table-cell office:value-type="float" office:value="0.999999446744" calcext:value-type="float">
            <text:p>0.999999446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032" calcext:value-type="float">
            <text:p>28.032</text:p>
          </table:table-cell>
          <table:table-cell office:value-type="float" office:value="0.999973895469" calcext:value-type="float">
            <text:p>0.999973895469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80708853" calcext:value-type="float">
            <text:p>0.999980708853</text:p>
          </table:table-cell>
          <table:table-cell office:value-type="string" calcext:value-type="string">
            <text:p/>
          </table:table-cell>
          <table:table-cell office:value-type="float" office:value="14.912" calcext:value-type="float">
            <text:p>14.912</text:p>
          </table:table-cell>
          <table:table-cell office:value-type="float" office:value="0.999997373234" calcext:value-type="float">
            <text:p>0.999997373234</text:p>
          </table:table-cell>
          <table:table-cell office:value-type="float" office:value="5.408" calcext:value-type="float">
            <text:p>5.408</text:p>
          </table:table-cell>
          <table:table-cell office:value-type="float" office:value="0.999997375295" calcext:value-type="float">
            <text:p>0.999997375295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98259642" calcext:value-type="float">
            <text:p>0.999998259642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99192274" calcext:value-type="float">
            <text:p>0.999999192274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9373006" calcext:value-type="float">
            <text:p>0.999999373006</text:p>
          </table:table-cell>
          <table:table-cell office:value-type="float" office:value="0.676" calcext:value-type="float">
            <text:p>0.676</text:p>
          </table:table-cell>
          <table:table-cell office:value-type="float" office:value="0.99999940986" calcext:value-type="float">
            <text:p>0.999999409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288" calcext:value-type="float">
            <text:p>28.288</text:p>
          </table:table-cell>
          <table:table-cell office:value-type="float" office:value="0.999967025856" calcext:value-type="float">
            <text:p>0.999967025856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77952975" calcext:value-type="float">
            <text:p>0.999977952975</text:p>
          </table:table-cell>
          <table:table-cell office:value-type="string" calcext:value-type="string">
            <text:p/>
          </table:table-cell>
          <table:table-cell office:value-type="float" office:value="16.32" calcext:value-type="float">
            <text:p>16.32</text:p>
          </table:table-cell>
          <table:table-cell office:value-type="float" office:value="0.999997171175" calcext:value-type="float">
            <text:p>0.999997171175</text:p>
          </table:table-cell>
          <table:table-cell office:value-type="float" office:value="5.728" calcext:value-type="float">
            <text:p>5.728</text:p>
          </table:table-cell>
          <table:table-cell office:value-type="float" office:value="0.999996971494" calcext:value-type="float">
            <text:p>0.999996971494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97265151" calcext:value-type="float">
            <text:p>0.999997265151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99130141" calcext:value-type="float">
            <text:p>0.999999130141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9225479" calcext:value-type="float">
            <text:p>0.999999225479</text:p>
          </table:table-cell>
          <table:table-cell office:value-type="float" office:value="0.692" calcext:value-type="float">
            <text:p>0.692</text:p>
          </table:table-cell>
          <table:table-cell office:value-type="float" office:value="0.999999372976" calcext:value-type="float">
            <text:p>0.9999993729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544" calcext:value-type="float">
            <text:p>28.544</text:p>
          </table:table-cell>
          <table:table-cell office:value-type="float" office:value="0.999960843204" calcext:value-type="float">
            <text:p>0.999960843204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77264006" calcext:value-type="float">
            <text:p>0.999977264006</text:p>
          </table:table-cell>
          <table:table-cell office:value-type="string" calcext:value-type="string">
            <text:p/>
          </table:table-cell>
          <table:table-cell office:value-type="float" office:value="20.096" calcext:value-type="float">
            <text:p>20.096</text:p>
          </table:table-cell>
          <table:table-cell office:value-type="float" office:value="0.999996767058" calcext:value-type="float">
            <text:p>0.999996767058</text:p>
          </table:table-cell>
          <table:table-cell office:value-type="float" office:value="6.112" calcext:value-type="float">
            <text:p>6.112</text:p>
          </table:table-cell>
          <table:table-cell office:value-type="float" office:value="0.999996769594" calcext:value-type="float">
            <text:p>0.999996769594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95897727" calcext:value-type="float">
            <text:p>0.999995897727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99068008" calcext:value-type="float">
            <text:p>0.999999068008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9041069" calcext:value-type="float">
            <text:p>0.999999041069</text:p>
          </table:table-cell>
          <table:table-cell office:value-type="float" office:value="0.732" calcext:value-type="float">
            <text:p>0.732</text:p>
          </table:table-cell>
          <table:table-cell office:value-type="float" office:value="0.999999336093" calcext:value-type="float">
            <text:p>0.9999993360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999955347513" calcext:value-type="float">
            <text:p>0.999955347513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75197097" calcext:value-type="float">
            <text:p>0.999975197097</text:p>
          </table:table-cell>
          <table:table-cell office:value-type="string" calcext:value-type="string">
            <text:p/>
          </table:table-cell>
          <table:table-cell office:value-type="float" office:value="20.864" calcext:value-type="float">
            <text:p>20.864</text:p>
          </table:table-cell>
          <table:table-cell office:value-type="float" office:value="0.999996564999" calcext:value-type="float">
            <text:p>0.999996564999</text:p>
          </table:table-cell>
          <table:table-cell office:value-type="float" office:value="6.304" calcext:value-type="float">
            <text:p>6.304</text:p>
          </table:table-cell>
          <table:table-cell office:value-type="float" office:value="0.999996567694" calcext:value-type="float">
            <text:p>0.999996567694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93100722" calcext:value-type="float">
            <text:p>0.999993100722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98943743" calcext:value-type="float">
            <text:p>0.999998943743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8672249" calcext:value-type="float">
            <text:p>0.999998672249</text:p>
          </table:table-cell>
          <table:table-cell office:value-type="float" office:value="0.748" calcext:value-type="float">
            <text:p>0.748</text:p>
          </table:table-cell>
          <table:table-cell office:value-type="float" office:value="0.999999299209" calcext:value-type="float">
            <text:p>0.9999992992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056" calcext:value-type="float">
            <text:p>29.056</text:p>
          </table:table-cell>
          <table:table-cell office:value-type="float" office:value="0.999949851822" calcext:value-type="float">
            <text:p>0.999949851822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71752249" calcext:value-type="float">
            <text:p>0.999971752249</text:p>
          </table:table-cell>
          <table:table-cell office:value-type="string" calcext:value-type="string">
            <text:p/>
          </table:table-cell>
          <table:table-cell office:value-type="float" office:value="21.12" calcext:value-type="float">
            <text:p>21.12</text:p>
          </table:table-cell>
          <table:table-cell office:value-type="float" office:value="0.99999636294" calcext:value-type="float">
            <text:p>0.99999636294</text:p>
          </table:table-cell>
          <table:table-cell office:value-type="float" office:value="6.496" calcext:value-type="float">
            <text:p>6.496</text:p>
          </table:table-cell>
          <table:table-cell office:value-type="float" office:value="0.999996365793" calcext:value-type="float">
            <text:p>0.999996365793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87817492" calcext:value-type="float">
            <text:p>0.999987817492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98819477" calcext:value-type="float">
            <text:p>0.999998819477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8414075" calcext:value-type="float">
            <text:p>0.999998414075</text:p>
          </table:table-cell>
          <table:table-cell office:value-type="float" office:value="0.756" calcext:value-type="float">
            <text:p>0.756</text:p>
          </table:table-cell>
          <table:table-cell office:value-type="float" office:value="0.999999262325" calcext:value-type="float">
            <text:p>0.9999992623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312" calcext:value-type="float">
            <text:p>29.312</text:p>
          </table:table-cell>
          <table:table-cell office:value-type="float" office:value="0.999946417016" calcext:value-type="float">
            <text:p>0.999946417016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68996371" calcext:value-type="float">
            <text:p>0.999968996371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5958822" calcext:value-type="float">
            <text:p>0.999995958822</text:p>
          </table:table-cell>
          <table:table-cell office:value-type="float" office:value="6.56" calcext:value-type="float">
            <text:p>6.56</text:p>
          </table:table-cell>
          <table:table-cell office:value-type="float" office:value="0.999996163893" calcext:value-type="float">
            <text:p>0.999996163893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979364323" calcext:value-type="float">
            <text:p>0.999979364323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98757344" calcext:value-type="float">
            <text:p>0.999998757344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8119019" calcext:value-type="float">
            <text:p>0.999998119019</text:p>
          </table:table-cell>
          <table:table-cell office:value-type="float" office:value="0.764" calcext:value-type="float">
            <text:p>0.764</text:p>
          </table:table-cell>
          <table:table-cell office:value-type="float" office:value="0.999999225441" calcext:value-type="float">
            <text:p>0.9999992254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568" calcext:value-type="float">
            <text:p>29.568</text:p>
          </table:table-cell>
          <table:table-cell office:value-type="float" office:value="0.999944356132" calcext:value-type="float">
            <text:p>0.999944356132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66240493" calcext:value-type="float">
            <text:p>0.999966240493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5554704" calcext:value-type="float">
            <text:p>0.999995554704</text:p>
          </table:table-cell>
          <table:table-cell office:value-type="float" office:value="7.008" calcext:value-type="float">
            <text:p>7.008</text:p>
          </table:table-cell>
          <table:table-cell office:value-type="float" office:value="0.999995760092" calcext:value-type="float">
            <text:p>0.999995760092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955869486" calcext:value-type="float">
            <text:p>0.999955869486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98570946" calcext:value-type="float">
            <text:p>0.999998570946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738138" calcext:value-type="float">
            <text:p>0.99999738138</text:p>
          </table:table-cell>
          <table:table-cell office:value-type="float" office:value="0.828" calcext:value-type="float">
            <text:p>0.828</text:p>
          </table:table-cell>
          <table:table-cell office:value-type="float" office:value="0.999999151674" calcext:value-type="float">
            <text:p>0.9999991516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824" calcext:value-type="float">
            <text:p>29.824</text:p>
          </table:table-cell>
          <table:table-cell office:value-type="float" office:value="0.99994366917" calcext:value-type="float">
            <text:p>0.99994366917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62795645" calcext:value-type="float">
            <text:p>0.999962795645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454441" calcext:value-type="float">
            <text:p>0.99999454441</text:p>
          </table:table-cell>
          <table:table-cell office:value-type="float" office:value="7.456" calcext:value-type="float">
            <text:p>7.456</text:p>
          </table:table-cell>
          <table:table-cell office:value-type="float" office:value="0.999995558192" calcext:value-type="float">
            <text:p>0.999995558192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885198507" calcext:value-type="float">
            <text:p>0.999885198507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98384548" calcext:value-type="float">
            <text:p>0.999998384548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6901914" calcext:value-type="float">
            <text:p>0.999996901914</text:p>
          </table:table-cell>
          <table:table-cell office:value-type="float" office:value="0.868" calcext:value-type="float">
            <text:p>0.868</text:p>
          </table:table-cell>
          <table:table-cell office:value-type="float" office:value="0.99999911479" calcext:value-type="float">
            <text:p>0.999999114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.999942982209" calcext:value-type="float">
            <text:p>0.999942982209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58661828" calcext:value-type="float">
            <text:p>0.999958661828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3129997" calcext:value-type="float">
            <text:p>0.999993129997</text:p>
          </table:table-cell>
          <table:table-cell office:value-type="float" office:value="7.648" calcext:value-type="float">
            <text:p>7.648</text:p>
          </table:table-cell>
          <table:table-cell office:value-type="float" office:value="0.999995356292" calcext:value-type="float">
            <text:p>0.999995356292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676977067" calcext:value-type="float">
            <text:p>0.999676977067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98198149" calcext:value-type="float">
            <text:p>0.999998198149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96053629" calcext:value-type="float">
            <text:p>0.999996053629</text:p>
          </table:table-cell>
          <table:table-cell office:value-type="float" office:value="0.948" calcext:value-type="float">
            <text:p>0.948</text:p>
          </table:table-cell>
          <table:table-cell office:value-type="float" office:value="0.999999077906" calcext:value-type="float">
            <text:p>0.9999990779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336" calcext:value-type="float">
            <text:p>30.336</text:p>
          </table:table-cell>
          <table:table-cell office:value-type="float" office:value="0.999942295248" calcext:value-type="float">
            <text:p>0.999942295248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5659492" calcext:value-type="float">
            <text:p>0.99995659492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1917644" calcext:value-type="float">
            <text:p>0.999991917644</text:p>
          </table:table-cell>
          <table:table-cell office:value-type="float" office:value="7.904" calcext:value-type="float">
            <text:p>7.904</text:p>
          </table:table-cell>
          <table:table-cell office:value-type="float" office:value="0.999995154391" calcext:value-type="float">
            <text:p>0.999995154391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9015392288" calcext:value-type="float">
            <text:p>0.999015392288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98136016" calcext:value-type="float">
            <text:p>0.999998136016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95205343" calcext:value-type="float">
            <text:p>0.999995205343</text:p>
          </table:table-cell>
          <table:table-cell office:value-type="float" office:value="1.832" calcext:value-type="float">
            <text:p>1.832</text:p>
          </table:table-cell>
          <table:table-cell office:value-type="float" office:value="0.999999041023" calcext:value-type="float">
            <text:p>0.9999990410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592" calcext:value-type="float">
            <text:p>30.592</text:p>
          </table:table-cell>
          <table:table-cell office:value-type="float" office:value="0.999941608286" calcext:value-type="float">
            <text:p>0.999941608286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53839042" calcext:value-type="float">
            <text:p>0.999953839042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0705291" calcext:value-type="float">
            <text:p>0.999990705291</text:p>
          </table:table-cell>
          <table:table-cell office:value-type="float" office:value="7.968" calcext:value-type="float">
            <text:p>7.968</text:p>
          </table:table-cell>
          <table:table-cell office:value-type="float" office:value="0.999994952491" calcext:value-type="float">
            <text:p>0.999994952491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7182422058" calcext:value-type="float">
            <text:p>0.997182422058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97949618" calcext:value-type="float">
            <text:p>0.999997949618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94246412" calcext:value-type="float">
            <text:p>0.999994246412</text:p>
          </table:table-cell>
          <table:table-cell office:value-type="float" office:value="2.008" calcext:value-type="float">
            <text:p>2.008</text:p>
          </table:table-cell>
          <table:table-cell office:value-type="float" office:value="0.999999004139" calcext:value-type="float">
            <text:p>0.9999990041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848" calcext:value-type="float">
            <text:p>30.848</text:p>
          </table:table-cell>
          <table:table-cell office:value-type="float" office:value="0.999940921325" calcext:value-type="float">
            <text:p>0.999940921325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51772133" calcext:value-type="float">
            <text:p>0.999951772133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89897055" calcext:value-type="float">
            <text:p>0.999989897055</text:p>
          </table:table-cell>
          <table:table-cell office:value-type="float" office:value="8.16" calcext:value-type="float">
            <text:p>8.16</text:p>
          </table:table-cell>
          <table:table-cell office:value-type="float" office:value="0.99999475059" calcext:value-type="float">
            <text:p>0.99999475059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2696524212" calcext:value-type="float">
            <text:p>0.992696524212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9776322" calcext:value-type="float">
            <text:p>0.99999776322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93398127" calcext:value-type="float">
            <text:p>0.999993398127</text:p>
          </table:table-cell>
          <table:table-cell office:value-type="float" office:value="2.256" calcext:value-type="float">
            <text:p>2.256</text:p>
          </table:table-cell>
          <table:table-cell office:value-type="float" office:value="0.999998967255" calcext:value-type="float">
            <text:p>0.9999989672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104" calcext:value-type="float">
            <text:p>31.104</text:p>
          </table:table-cell>
          <table:table-cell office:value-type="float" office:value="0.999939547402" calcext:value-type="float">
            <text:p>0.999939547402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50394194" calcext:value-type="float">
            <text:p>0.999950394194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88482643" calcext:value-type="float">
            <text:p>0.999988482643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9434679" calcext:value-type="float">
            <text:p>0.99999434679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82936719142" calcext:value-type="float">
            <text:p>0.982936719142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97452556" calcext:value-type="float">
            <text:p>0.999997452556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91885966" calcext:value-type="float">
            <text:p>0.999991885966</text:p>
          </table:table-cell>
          <table:table-cell office:value-type="float" office:value="2.864" calcext:value-type="float">
            <text:p>2.864</text:p>
          </table:table-cell>
          <table:table-cell office:value-type="float" office:value="0.999998930371" calcext:value-type="float">
            <text:p>0.9999989303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616" calcext:value-type="float">
            <text:p>31.616</text:p>
          </table:table-cell>
          <table:table-cell office:value-type="float" office:value="0.999938860441" calcext:value-type="float">
            <text:p>0.999938860441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48327285" calcext:value-type="float">
            <text:p>0.999948327285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88280584" calcext:value-type="float">
            <text:p>0.999988280584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3942989" calcext:value-type="float">
            <text:p>0.999993942989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64859866038" calcext:value-type="float">
            <text:p>0.964859866038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96893361" calcext:value-type="float">
            <text:p>0.999996893361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90742624" calcext:value-type="float">
            <text:p>0.999990742624</text:p>
          </table:table-cell>
          <table:table-cell office:value-type="float" office:value="3.024" calcext:value-type="float">
            <text:p>3.024</text:p>
          </table:table-cell>
          <table:table-cell office:value-type="float" office:value="0.999998856604" calcext:value-type="float">
            <text:p>0.999998856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128" calcext:value-type="float">
            <text:p>32.128</text:p>
          </table:table-cell>
          <table:table-cell office:value-type="float" office:value="0.99993817348" calcext:value-type="float">
            <text:p>0.99993817348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46260377" calcext:value-type="float">
            <text:p>0.999946260377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87674407" calcext:value-type="float">
            <text:p>0.999987674407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3135388" calcext:value-type="float">
            <text:p>0.999993135388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3543084217" calcext:value-type="float">
            <text:p>0.93543084217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96334166" calcext:value-type="float">
            <text:p>0.999996334166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89968103" calcext:value-type="float">
            <text:p>0.999989968103</text:p>
          </table:table-cell>
          <table:table-cell office:value-type="float" office:value="4.32" calcext:value-type="float">
            <text:p>4.32</text:p>
          </table:table-cell>
          <table:table-cell office:value-type="float" office:value="0.99999881972" calcext:value-type="float">
            <text:p>0.999998819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048" calcext:value-type="float">
            <text:p>34.048</text:p>
          </table:table-cell>
          <table:table-cell office:value-type="float" office:value="0.999936799557" calcext:value-type="float">
            <text:p>0.999936799557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45571407" calcext:value-type="float">
            <text:p>0.999945571407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86462054" calcext:value-type="float">
            <text:p>0.999986462054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2731587" calcext:value-type="float">
            <text:p>0.999992731587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93461169281" calcext:value-type="float">
            <text:p>0.893461169281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95464307" calcext:value-type="float">
            <text:p>0.999995464307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8878788" calcext:value-type="float">
            <text:p>0.99998878788</text:p>
          </table:table-cell>
          <table:table-cell office:value-type="float" office:value="4.64" calcext:value-type="float">
            <text:p>4.64</text:p>
          </table:table-cell>
          <table:table-cell office:value-type="float" office:value="0.999998782836" calcext:value-type="float">
            <text:p>0.9999987828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096" calcext:value-type="float">
            <text:p>36.096</text:p>
          </table:table-cell>
          <table:table-cell office:value-type="float" office:value="0.999936112596" calcext:value-type="float">
            <text:p>0.999936112596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44193468" calcext:value-type="float">
            <text:p>0.999944193468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84643524" calcext:value-type="float">
            <text:p>0.999984643524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2327786" calcext:value-type="float">
            <text:p>0.999992327786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39590801983" calcext:value-type="float">
            <text:p>0.839590801983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94718713" calcext:value-type="float">
            <text:p>0.999994718713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87607657" calcext:value-type="float">
            <text:p>0.999987607657</text:p>
          </table:table-cell>
          <table:table-cell office:value-type="float" office:value="4.896" calcext:value-type="float">
            <text:p>4.896</text:p>
          </table:table-cell>
          <table:table-cell office:value-type="float" office:value="0.999998745953" calcext:value-type="float">
            <text:p>0.9999987459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632" calcext:value-type="float">
            <text:p>37.632</text:p>
          </table:table-cell>
          <table:table-cell office:value-type="float" office:value="0.999935425634" calcext:value-type="float">
            <text:p>0.999935425634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43504499" calcext:value-type="float">
            <text:p>0.999943504499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83229111" calcext:value-type="float">
            <text:p>0.999983229111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1923985" calcext:value-type="float">
            <text:p>0.999991923985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76428972466" calcext:value-type="float">
            <text:p>0.776428972466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93351792" calcext:value-type="float">
            <text:p>0.999993351792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86206142" calcext:value-type="float">
            <text:p>0.999986206142</text:p>
          </table:table-cell>
          <table:table-cell office:value-type="float" office:value="5.408" calcext:value-type="float">
            <text:p>5.408</text:p>
          </table:table-cell>
          <table:table-cell office:value-type="float" office:value="0.999998709069" calcext:value-type="float">
            <text:p>0.9999987090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144" calcext:value-type="float">
            <text:p>38.144</text:p>
          </table:table-cell>
          <table:table-cell office:value-type="float" office:value="0.999929929944" calcext:value-type="float">
            <text:p>0.999929929944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42815529" calcext:value-type="float">
            <text:p>0.999942815529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80198228" calcext:value-type="float">
            <text:p>0.999980198228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1116384" calcext:value-type="float">
            <text:p>0.999991116384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707513829167" calcext:value-type="float">
            <text:p>0.707513829167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91798473" calcext:value-type="float">
            <text:p>0.999991798473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85136564" calcext:value-type="float">
            <text:p>0.999985136564</text:p>
          </table:table-cell>
          <table:table-cell office:value-type="float" office:value="6.688" calcext:value-type="float">
            <text:p>6.688</text:p>
          </table:table-cell>
          <table:table-cell office:value-type="float" office:value="0.999998635301" calcext:value-type="float">
            <text:p>0.9999986353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656" calcext:value-type="float">
            <text:p>38.656</text:p>
          </table:table-cell>
          <table:table-cell office:value-type="float" office:value="0.999922373369" calcext:value-type="float">
            <text:p>0.999922373369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4212656" calcext:value-type="float">
            <text:p>0.99994212656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76965285" calcext:value-type="float">
            <text:p>0.999976965285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0712583" calcext:value-type="float">
            <text:p>0.999990712583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36687150891" calcext:value-type="float">
            <text:p>0.636687150891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89748091" calcext:value-type="float">
            <text:p>0.999989748091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83919459" calcext:value-type="float">
            <text:p>0.999983919459</text:p>
          </table:table-cell>
          <table:table-cell office:value-type="float" office:value="6.816" calcext:value-type="float">
            <text:p>6.816</text:p>
          </table:table-cell>
          <table:table-cell office:value-type="float" office:value="0.999998561534" calcext:value-type="float">
            <text:p>0.999998561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168" calcext:value-type="float">
            <text:p>39.168</text:p>
          </table:table-cell>
          <table:table-cell office:value-type="float" office:value="0.999886651379" calcext:value-type="float">
            <text:p>0.999886651379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4143759" calcext:value-type="float">
            <text:p>0.99994143759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72924107" calcext:value-type="float">
            <text:p>0.999972924107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0308782" calcext:value-type="float">
            <text:p>0.999990308782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6741952288" calcext:value-type="float">
            <text:p>0.56741952288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87324912" calcext:value-type="float">
            <text:p>0.999987324912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983144938" calcext:value-type="float">
            <text:p>0.999983144938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852465" calcext:value-type="float">
            <text:p>0.999998524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0.999771928836" calcext:value-type="float">
            <text:p>0.999771928836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40059651" calcext:value-type="float">
            <text:p>0.999940059651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65852046" calcext:value-type="float">
            <text:p>0.999965852046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90106882" calcext:value-type="float">
            <text:p>0.999990106882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502438210909" calcext:value-type="float">
            <text:p>0.502438210909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8415614" calcext:value-type="float">
            <text:p>0.99998415614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81706541" calcext:value-type="float">
            <text:p>0.999981706541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8487766" calcext:value-type="float">
            <text:p>0.9999984877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192" calcext:value-type="float">
            <text:p>40.192</text:p>
          </table:table-cell>
          <table:table-cell office:value-type="float" office:value="0.999515005296" calcext:value-type="float">
            <text:p>0.999515005296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38681712" calcext:value-type="float">
            <text:p>0.999938681712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56759396" calcext:value-type="float">
            <text:p>0.999956759396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89703081" calcext:value-type="float">
            <text:p>0.999989703081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42983095962" calcext:value-type="float">
            <text:p>0.442983095962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79123385" calcext:value-type="float">
            <text:p>0.999979123385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80968901" calcext:value-type="float">
            <text:p>0.999980968901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8450883" calcext:value-type="float">
            <text:p>0.9999984508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704" calcext:value-type="float">
            <text:p>40.704</text:p>
          </table:table-cell>
          <table:table-cell office:value-type="float" office:value="0.99910557634" calcext:value-type="float">
            <text:p>0.99910557634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37992742" calcext:value-type="float">
            <text:p>0.999937992742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44029685" calcext:value-type="float">
            <text:p>0.999944029685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88693579" calcext:value-type="float">
            <text:p>0.999988693579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90151163172" calcext:value-type="float">
            <text:p>0.390151163172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72785841" calcext:value-type="float">
            <text:p>0.999972785841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80046852" calcext:value-type="float">
            <text:p>0.999980046852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8413999" calcext:value-type="float">
            <text:p>0.9999984139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216" calcext:value-type="float">
            <text:p>41.216</text:p>
          </table:table-cell>
          <table:table-cell office:value-type="float" office:value="0.998273666162" calcext:value-type="float">
            <text:p>0.998273666162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37303773" calcext:value-type="float">
            <text:p>0.999937303773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28067032" calcext:value-type="float">
            <text:p>0.999928067032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87885978" calcext:value-type="float">
            <text:p>0.999987885978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44333868846" calcext:value-type="float">
            <text:p>0.344333868846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964397915" calcext:value-type="float">
            <text:p>0.999964397915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79161685" calcext:value-type="float">
            <text:p>0.999979161685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98377115" calcext:value-type="float">
            <text:p>0.999998377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728" calcext:value-type="float">
            <text:p>41.728</text:p>
          </table:table-cell>
          <table:table-cell office:value-type="float" office:value="0.996041041818" calcext:value-type="float">
            <text:p>0.996041041818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35925834" calcext:value-type="float">
            <text:p>0.999935925834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896949961" calcext:value-type="float">
            <text:p>0.999896949961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87482177" calcext:value-type="float">
            <text:p>0.999987482177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305280601388" calcext:value-type="float">
            <text:p>0.305280601388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953089748" calcext:value-type="float">
            <text:p>0.999953089748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78055225" calcext:value-type="float">
            <text:p>0.999978055225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98266464" calcext:value-type="float">
            <text:p>0.9999982664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24" calcext:value-type="float">
            <text:p>42.24</text:p>
          </table:table-cell>
          <table:table-cell office:value-type="float" office:value="0.98286787123" calcext:value-type="float">
            <text:p>0.98286787123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933169956" calcext:value-type="float">
            <text:p>0.999933169956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859973183" calcext:value-type="float">
            <text:p>0.999859973183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86876476" calcext:value-type="float">
            <text:p>0.999986876476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7261637574" calcext:value-type="float">
            <text:p>0.27261637574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931716071" calcext:value-type="float">
            <text:p>0.999931716071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76801238" calcext:value-type="float">
            <text:p>0.999976801238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8192697" calcext:value-type="float">
            <text:p>0.9999981926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752" calcext:value-type="float">
            <text:p>42.752</text:p>
          </table:table-cell>
          <table:table-cell office:value-type="float" office:value="0.944773117279" calcext:value-type="float">
            <text:p>0.944773117279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930414078" calcext:value-type="float">
            <text:p>0.999930414078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808044046" calcext:value-type="float">
            <text:p>0.999808044046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86270775" calcext:value-type="float">
            <text:p>0.999986270775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45340920964" calcext:value-type="float">
            <text:p>0.245340920964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901892335" calcext:value-type="float">
            <text:p>0.999901892335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75952953" calcext:value-type="float">
            <text:p>0.999975952953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98155813" calcext:value-type="float">
            <text:p>0.9999981558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264" calcext:value-type="float">
            <text:p>43.264</text:p>
          </table:table-cell>
          <table:table-cell office:value-type="float" office:value="0.857992039492" calcext:value-type="float">
            <text:p>0.857992039492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925591291" calcext:value-type="float">
            <text:p>0.999925591291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738131666" calcext:value-type="float">
            <text:p>0.999738131666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85866974" calcext:value-type="float">
            <text:p>0.999985866974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22818571189" calcext:value-type="float">
            <text:p>0.222818571189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848147477" calcext:value-type="float">
            <text:p>0.999848147477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75436605" calcext:value-type="float">
            <text:p>0.999975436605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8118929" calcext:value-type="float">
            <text:p>0.9999981189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776" calcext:value-type="float">
            <text:p>43.776</text:p>
          </table:table-cell>
          <table:table-cell office:value-type="float" office:value="0.632449580473" calcext:value-type="float">
            <text:p>0.632449580473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914567778" calcext:value-type="float">
            <text:p>0.999914567778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66033899" calcext:value-type="float">
            <text:p>0.99966033899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85059373" calcext:value-type="float">
            <text:p>0.999985059373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204377175176" calcext:value-type="float">
            <text:p>0.204377175176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745566251" calcext:value-type="float">
            <text:p>0.999745566251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974625202" calcext:value-type="float">
            <text:p>0.999974625202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8045162" calcext:value-type="float">
            <text:p>0.9999980451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288" calcext:value-type="float">
            <text:p>44.288</text:p>
          </table:table-cell>
          <table:table-cell office:value-type="float" office:value="0.351847170338" calcext:value-type="float">
            <text:p>0.351847170338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903544266" calcext:value-type="float">
            <text:p>0.999903544266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561936306" calcext:value-type="float">
            <text:p>0.999561936306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84049871" calcext:value-type="float">
            <text:p>0.999984049871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89382185854" calcext:value-type="float">
            <text:p>0.189382185854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56786649" calcext:value-type="float">
            <text:p>0.99956786649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73887562" calcext:value-type="float">
            <text:p>0.999973887562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793451" calcext:value-type="float">
            <text:p>0.999997934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200434022172" calcext:value-type="float">
            <text:p>0.200434022172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874607546" calcext:value-type="float">
            <text:p>0.999874607546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446156557" calcext:value-type="float">
            <text:p>0.999446156557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82838469" calcext:value-type="float">
            <text:p>0.999982838469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77167729704" calcext:value-type="float">
            <text:p>0.177167729704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9251548489" calcext:value-type="float">
            <text:p>0.999251548489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972965513" calcext:value-type="float">
            <text:p>0.999972965513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7676324" calcext:value-type="float">
            <text:p>0.9999976763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312" calcext:value-type="float">
            <text:p>45.312</text:p>
          </table:table-cell>
          <table:table-cell office:value-type="float" office:value="0.13571745555" calcext:value-type="float">
            <text:p>0.13571745555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980915544" calcext:value-type="float">
            <text:p>0.99980915544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317445038" calcext:value-type="float">
            <text:p>0.999317445038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81828967" calcext:value-type="float">
            <text:p>0.999981828967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67116290307" calcext:value-type="float">
            <text:p>0.167116290307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70248108" calcext:value-type="float">
            <text:p>0.99870248108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972522929" calcext:value-type="float">
            <text:p>0.999972522929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7565673" calcext:value-type="float">
            <text:p>0.999997565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824" calcext:value-type="float">
            <text:p>45.824</text:p>
          </table:table-cell>
          <table:table-cell office:value-type="float" office:value="0.102114054817" calcext:value-type="float">
            <text:p>0.102114054817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9706498981" calcext:value-type="float">
            <text:p>0.999706498981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187521166" calcext:value-type="float">
            <text:p>0.999187521166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81021366" calcext:value-type="float">
            <text:p>0.999981021366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58902980059" calcext:value-type="float">
            <text:p>0.158902980059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7771359185" calcext:value-type="float">
            <text:p>0.997771359185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71637762" calcext:value-type="float">
            <text:p>0.999971637762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7491905" calcext:value-type="float">
            <text:p>0.999997491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336" calcext:value-type="float">
            <text:p>46.336</text:p>
          </table:table-cell>
          <table:table-cell office:value-type="float" office:value="0.0815093364915" calcext:value-type="float">
            <text:p>0.0815093364915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9578350648" calcext:value-type="float">
            <text:p>0.999578350648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036785227" calcext:value-type="float">
            <text:p>0.999036785227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80213764" calcext:value-type="float">
            <text:p>0.999980213764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52176681672" calcext:value-type="float">
            <text:p>0.152176681672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6259295763" calcext:value-type="float">
            <text:p>0.996259295763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69830545" calcext:value-type="float">
            <text:p>0.999969830545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7270603" calcext:value-type="float">
            <text:p>0.99999727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848" calcext:value-type="float">
            <text:p>46.848</text:p>
          </table:table-cell>
          <table:table-cell office:value-type="float" office:value="0.0691186148661" calcext:value-type="float">
            <text:p>0.0691186148661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9410242083" calcext:value-type="float">
            <text:p>0.999410242083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8887261641" calcext:value-type="float">
            <text:p>0.998887261641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78800461" calcext:value-type="float">
            <text:p>0.999978800461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46631216397" calcext:value-type="float">
            <text:p>0.146631216397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3832575634" calcext:value-type="float">
            <text:p>0.993832575634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68170856" calcext:value-type="float">
            <text:p>0.999968170856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970493" calcext:value-type="float">
            <text:p>0.99999704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36" calcext:value-type="float">
            <text:p>47.36</text:p>
          </table:table-cell>
          <table:table-cell office:value-type="float" office:value="0.0618711727667" calcext:value-type="float">
            <text:p>0.0618711727667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9178748321" calcext:value-type="float">
            <text:p>0.999178748321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8747841001" calcext:value-type="float">
            <text:p>0.998747841001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75570056" calcext:value-type="float">
            <text:p>0.999975570056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42013921499" calcext:value-type="float">
            <text:p>0.142013921499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0043718491" calcext:value-type="float">
            <text:p>0.990043718491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65921056" calcext:value-type="float">
            <text:p>0.999965921056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6717347" calcext:value-type="float">
            <text:p>0.9999967173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872" calcext:value-type="float">
            <text:p>47.872</text:p>
          </table:table-cell>
          <table:table-cell office:value-type="float" office:value="0.0567821631863" calcext:value-type="float">
            <text:p>0.0567821631863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8823929014" calcext:value-type="float">
            <text:p>0.998823929014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8619331541" calcext:value-type="float">
            <text:p>0.998619331541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73752952" calcext:value-type="float">
            <text:p>0.999973752952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38169718623" calcext:value-type="float">
            <text:p>0.138169718623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84358817322" calcext:value-type="float">
            <text:p>0.984358817322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63634373" calcext:value-type="float">
            <text:p>0.999963634373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6496044" calcext:value-type="float">
            <text:p>0.999996496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384" calcext:value-type="float">
            <text:p>48.384</text:p>
          </table:table-cell>
          <table:table-cell office:value-type="float" office:value="0.05318592059" calcext:value-type="float">
            <text:p>0.05318592059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8319603319" calcext:value-type="float">
            <text:p>0.998319603319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8508805323" calcext:value-type="float">
            <text:p>0.998508805323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69714945" calcext:value-type="float">
            <text:p>0.999969714945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34959254793" calcext:value-type="float">
            <text:p>0.134959254793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76199788711" calcext:value-type="float">
            <text:p>0.976199788711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61273927" calcext:value-type="float">
            <text:p>0.999961273927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6422277" calcext:value-type="float">
            <text:p>0.9999964222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896" calcext:value-type="float">
            <text:p>48.896</text:p>
          </table:table-cell>
          <table:table-cell office:value-type="float" office:value="0.050747894807" calcext:value-type="float">
            <text:p>0.050747894807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7608586765" calcext:value-type="float">
            <text:p>0.997608586765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8411210874" calcext:value-type="float">
            <text:p>0.998411210874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64869336" calcext:value-type="float">
            <text:p>0.999964869336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32238142426" calcext:value-type="float">
            <text:p>0.132238142426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64943068041" calcext:value-type="float">
            <text:p>0.964943068041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58618425" calcext:value-type="float">
            <text:p>0.999958618425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96053439" calcext:value-type="float">
            <text:p>0.9999960534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408" calcext:value-type="float">
            <text:p>49.408</text:p>
          </table:table-cell>
          <table:table-cell office:value-type="float" office:value="0.0491081180969" calcext:value-type="float">
            <text:p>0.0491081180969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6457318682" calcext:value-type="float">
            <text:p>0.996457318682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8330185256" calcext:value-type="float">
            <text:p>0.998330185256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59418026" calcext:value-type="float">
            <text:p>0.999959418026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29923403723" calcext:value-type="float">
            <text:p>0.129923403723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50275941012" calcext:value-type="float">
            <text:p>0.950275941012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5459829" calcext:value-type="float">
            <text:p>0.99995459829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5942788" calcext:value-type="float">
            <text:p>0.9999959427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92" calcext:value-type="float">
            <text:p>49.92</text:p>
          </table:table-cell>
          <table:table-cell office:value-type="float" office:value="0.047950588245" calcext:value-type="float">
            <text:p>0.047950588245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3759314007" calcext:value-type="float">
            <text:p>0.993759314007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8264718172" calcext:value-type="float">
            <text:p>0.998264718172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53159115" calcext:value-type="float">
            <text:p>0.999953159115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2793945741" calcext:value-type="float">
            <text:p>0.12793945741</text:p>
          </table:table-cell>
          <table:table-cell office:value-type="float" office:value="27.52" calcext:value-type="float">
            <text:p>27.52</text:p>
          </table:table-cell>
          <table:table-cell office:value-type="float" office:value="0.931736139714" calcext:value-type="float">
            <text:p>0.931736139714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48660292" calcext:value-type="float">
            <text:p>0.999948660292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95647718" calcext:value-type="float">
            <text:p>0.9999956477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432" calcext:value-type="float">
            <text:p>50.432</text:p>
          </table:table-cell>
          <table:table-cell office:value-type="float" office:value="0.0471791306642" calcext:value-type="float">
            <text:p>0.0471791306642</text:p>
          </table:table-cell>
          <table:table-cell office:value-type="float" office:value="27.52" calcext:value-type="float">
            <text:p>27.52</text:p>
          </table:table-cell>
          <table:table-cell office:value-type="float" office:value="0.986246101294" calcext:value-type="float">
            <text:p>0.986246101294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82119808" calcext:value-type="float">
            <text:p>0.9982119808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47102104" calcext:value-type="float">
            <text:p>0.999947102104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26163048824" calcext:value-type="float">
            <text:p>0.126163048824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09328075574" calcext:value-type="float">
            <text:p>0.909328075574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39070978" calcext:value-type="float">
            <text:p>0.999939070978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95426416" calcext:value-type="float">
            <text:p>0.9999954264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944" calcext:value-type="float">
            <text:p>50.944</text:p>
          </table:table-cell>
          <table:table-cell office:value-type="float" office:value="0.0466687183912" calcext:value-type="float">
            <text:p>0.0466687183912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71225187624" calcext:value-type="float">
            <text:p>0.971225187624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8164699017" calcext:value-type="float">
            <text:p>0.998164699017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40035591" calcext:value-type="float">
            <text:p>0.999940035591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24627182619" calcext:value-type="float">
            <text:p>0.124627182619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83091699973" calcext:value-type="float">
            <text:p>0.883091699973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24355071" calcext:value-type="float">
            <text:p>0.999924355071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95205113" calcext:value-type="float">
            <text:p>0.9999952051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456" calcext:value-type="float">
            <text:p>51.456</text:p>
          </table:table-cell>
          <table:table-cell office:value-type="float" office:value="0.0462592894347" calcext:value-type="float">
            <text:p>0.0462592894347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4842787488" calcext:value-type="float">
            <text:p>0.94842787488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8122266648" calcext:value-type="float">
            <text:p>0.998122266648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31959576" calcext:value-type="float">
            <text:p>0.999931959576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23269392362" calcext:value-type="float">
            <text:p>0.123269392362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53247149363" calcext:value-type="float">
            <text:p>0.853247149363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897578757" calcext:value-type="float">
            <text:p>0.999897578757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94946927" calcext:value-type="float">
            <text:p>0.9999949469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968" calcext:value-type="float">
            <text:p>51.968</text:p>
          </table:table-cell>
          <table:table-cell office:value-type="float" office:value="0.0459336697612" calcext:value-type="float">
            <text:p>0.0459336697612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16316383075" calcext:value-type="float">
            <text:p>0.916316383075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8084885752" calcext:value-type="float">
            <text:p>0.998084885752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21864558" calcext:value-type="float">
            <text:p>0.999921864558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22053627774" calcext:value-type="float">
            <text:p>0.122053627774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820296394503" calcext:value-type="float">
            <text:p>0.820296394503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845612056" calcext:value-type="float">
            <text:p>0.999845612056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94651857" calcext:value-type="float">
            <text:p>0.9999946518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0.0456293458892" calcext:value-type="float">
            <text:p>0.0456293458892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86305559364" calcext:value-type="float">
            <text:p>0.86305559364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8027905142" calcext:value-type="float">
            <text:p>0.998027905142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09750536" calcext:value-type="float">
            <text:p>0.999909750536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20951172942" calcext:value-type="float">
            <text:p>0.120951172942</text:p>
          </table:table-cell>
          <table:table-cell office:value-type="float" office:value="28.8" calcext:value-type="float">
            <text:p>28.8</text:p>
          </table:table-cell>
          <table:table-cell office:value-type="float" office:value="0.784462181421" calcext:value-type="float">
            <text:p>0.784462181421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724049068" calcext:value-type="float">
            <text:p>0.999724049068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94504322" calcext:value-type="float">
            <text:p>0.9999945043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992" calcext:value-type="float">
            <text:p>52.992</text:p>
          </table:table-cell>
          <table:table-cell office:value-type="float" office:value="0.0453209002491" calcext:value-type="float">
            <text:p>0.0453209002491</text:p>
          </table:table-cell>
          <table:table-cell office:value-type="float" office:value="28.8" calcext:value-type="float">
            <text:p>28.8</text:p>
          </table:table-cell>
          <table:table-cell office:value-type="float" office:value="0.766437262779" calcext:value-type="float">
            <text:p>0.766437262779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798607895" calcext:value-type="float">
            <text:p>0.99798607895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96627012" calcext:value-type="float">
            <text:p>0.999896627012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19926661301" calcext:value-type="float">
            <text:p>0.119926661301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746619029047" calcext:value-type="float">
            <text:p>0.746619029047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393365287" calcext:value-type="float">
            <text:p>0.999393365287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9428302" calcext:value-type="float">
            <text:p>0.999994283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.504" calcext:value-type="float">
            <text:p>53.504</text:p>
          </table:table-cell>
          <table:table-cell office:value-type="float" office:value="0.0450268807971" calcext:value-type="float">
            <text:p>0.0450268807971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614794380489" calcext:value-type="float">
            <text:p>0.614794380489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7957386586" calcext:value-type="float">
            <text:p>0.997957386586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83705389" calcext:value-type="float">
            <text:p>0.999883705389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18934843533" calcext:value-type="float">
            <text:p>0.118934843533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70715775259" calcext:value-type="float">
            <text:p>0.70715775259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8362809161" calcext:value-type="float">
            <text:p>0.998362809161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94024833" calcext:value-type="float">
            <text:p>0.9999940248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016" calcext:value-type="float">
            <text:p>54.016</text:p>
          </table:table-cell>
          <table:table-cell office:value-type="float" office:value="0.0447967487494" calcext:value-type="float">
            <text:p>0.0447967487494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436203833013" calcext:value-type="float">
            <text:p>0.436203833013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7936372461" calcext:value-type="float">
            <text:p>0.997936372461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865534356" calcext:value-type="float">
            <text:p>0.999865534356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1791922015" calcext:value-type="float">
            <text:p>0.11791922015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66590450452" calcext:value-type="float">
            <text:p>0.666590450452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5420844718" calcext:value-type="float">
            <text:p>0.995420844718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93951066" calcext:value-type="float">
            <text:p>0.9999939510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528" calcext:value-type="float">
            <text:p>54.528</text:p>
          </table:table-cell>
          <table:table-cell office:value-type="float" office:value="0.0445597470883" calcext:value-type="float">
            <text:p>0.0445597470883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290907738023" calcext:value-type="float">
            <text:p>0.290907738023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7920813926" calcext:value-type="float">
            <text:p>0.997920813926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846959522" calcext:value-type="float">
            <text:p>0.999846959522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16777110012" calcext:value-type="float">
            <text:p>0.116777110012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625922741736" calcext:value-type="float">
            <text:p>0.625922741736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823406009" calcext:value-type="float">
            <text:p>0.98823406009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93655996" calcext:value-type="float">
            <text:p>0.9999936559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0.0443557195714" calcext:value-type="float">
            <text:p>0.0443557195714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201579393748" calcext:value-type="float">
            <text:p>0.201579393748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7905457449" calcext:value-type="float">
            <text:p>0.997905457449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828586588" calcext:value-type="float">
            <text:p>0.999828586588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1546444476" calcext:value-type="float">
            <text:p>0.11546444476</text:p>
          </table:table-cell>
          <table:table-cell office:value-type="float" office:value="30.08" calcext:value-type="float">
            <text:p>30.08</text:p>
          </table:table-cell>
          <table:table-cell office:value-type="float" office:value="0.585130581054" calcext:value-type="float">
            <text:p>0.585130581054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73473082576" calcext:value-type="float">
            <text:p>0.973473082576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93471577" calcext:value-type="float">
            <text:p>0.9999934715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552" calcext:value-type="float">
            <text:p>55.552</text:p>
          </table:table-cell>
          <table:table-cell office:value-type="float" office:value="0.0441695530492" calcext:value-type="float">
            <text:p>0.0441695530492</text:p>
          </table:table-cell>
          <table:table-cell office:value-type="float" office:value="30.08" calcext:value-type="float">
            <text:p>30.08</text:p>
          </table:table-cell>
          <table:table-cell office:value-type="float" office:value="0.151927426706" calcext:value-type="float">
            <text:p>0.151927426706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7893131856" calcext:value-type="float">
            <text:p>0.997893131856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803147142" calcext:value-type="float">
            <text:p>0.999803147142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13917825626" calcext:value-type="float">
            <text:p>0.113917825626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544976586192" calcext:value-type="float">
            <text:p>0.544976586192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48324739587" calcext:value-type="float">
            <text:p>0.948324739587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93176507" calcext:value-type="float">
            <text:p>0.9999931765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064" calcext:value-type="float">
            <text:p>56.064</text:p>
          </table:table-cell>
          <table:table-cell office:value-type="float" office:value="0.0439916300631" calcext:value-type="float">
            <text:p>0.0439916300631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122591793133" calcext:value-type="float">
            <text:p>0.122591793133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7884039206" calcext:value-type="float">
            <text:p>0.997884039206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774073489" calcext:value-type="float">
            <text:p>0.999774073489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12162363496" calcext:value-type="float">
            <text:p>0.112162363496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505865676502" calcext:value-type="float">
            <text:p>0.505865676502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11300585287" calcext:value-type="float">
            <text:p>0.911300585287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92955205" calcext:value-type="float">
            <text:p>0.999992955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576" calcext:value-type="float">
            <text:p>56.576</text:p>
          </table:table-cell>
          <table:table-cell office:value-type="float" office:value="0.0438391246464" calcext:value-type="float">
            <text:p>0.0438391246464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102131465032" calcext:value-type="float">
            <text:p>0.102131465032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7877169203" calcext:value-type="float">
            <text:p>0.997877169203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746413139" calcext:value-type="float">
            <text:p>0.999746413139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10200171661" calcext:value-type="float">
            <text:p>0.110200171661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68044146337" calcext:value-type="float">
            <text:p>0.468044146337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63190705329" calcext:value-type="float">
            <text:p>0.863190705329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9280767" calcext:value-type="float">
            <text:p>0.999992807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088" calcext:value-type="float">
            <text:p>57.088</text:p>
          </table:table-cell>
          <table:table-cell office:value-type="float" office:value="0.0436756278483" calcext:value-type="float">
            <text:p>0.0436756278483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0860123339325" calcext:value-type="float">
            <text:p>0.0860123339325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7870905377" calcext:value-type="float">
            <text:p>0.997870905377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715926184" calcext:value-type="float">
            <text:p>0.999715926184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08128896654" calcext:value-type="float">
            <text:p>0.108128896654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31886967046" calcext:value-type="float">
            <text:p>0.431886967046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06577391143" calcext:value-type="float">
            <text:p>0.806577391143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92586367" calcext:value-type="float">
            <text:p>0.9999925863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0434874004421" calcext:value-type="float">
            <text:p>0.0434874004421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0729618731152" calcext:value-type="float">
            <text:p>0.0729618731152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7861812727" calcext:value-type="float">
            <text:p>0.997861812727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681805022" calcext:value-type="float">
            <text:p>0.999681805022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06052214106" calcext:value-type="float">
            <text:p>0.106052214106</text:p>
          </table:table-cell>
          <table:table-cell office:value-type="float" office:value="31.36" calcext:value-type="float">
            <text:p>31.36</text:p>
          </table:table-cell>
          <table:table-cell office:value-type="float" office:value="0.397407869974" calcext:value-type="float">
            <text:p>0.397407869974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44436354178" calcext:value-type="float">
            <text:p>0.744436354178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92291297" calcext:value-type="float">
            <text:p>0.9999922912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112" calcext:value-type="float">
            <text:p>58.112</text:p>
          </table:table-cell>
          <table:table-cell office:value-type="float" office:value="0.043303294804" calcext:value-type="float">
            <text:p>0.043303294804</text:p>
          </table:table-cell>
          <table:table-cell office:value-type="float" office:value="31.36" calcext:value-type="float">
            <text:p>31.36</text:p>
          </table:table-cell>
          <table:table-cell office:value-type="float" office:value="0.062757545422" calcext:value-type="float">
            <text:p>0.062757545422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7848072722" calcext:value-type="float">
            <text:p>0.997848072722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642030649" calcext:value-type="float">
            <text:p>0.999642030649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04029855598" calcext:value-type="float">
            <text:p>0.104029855598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64971201765" calcext:value-type="float">
            <text:p>0.364971201765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80458226074" calcext:value-type="float">
            <text:p>0.680458226074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9192246" calcext:value-type="float">
            <text:p>0.999991922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624" calcext:value-type="float">
            <text:p>58.624</text:p>
          </table:table-cell>
          <table:table-cell office:value-type="float" office:value="0.0430985803257" calcext:value-type="float">
            <text:p>0.0430985803257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054817171601" calcext:value-type="float">
            <text:p>0.054817171601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7825038007" calcext:value-type="float">
            <text:p>0.997825038007</text:p>
          </table:table-cell>
          <table:table-cell office:value-type="float" office:value="14.4" calcext:value-type="float">
            <text:p>14.4</text:p>
          </table:table-cell>
          <table:table-cell office:value-type="float" office:value="0.999603063878" calcext:value-type="float">
            <text:p>0.999603063878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02106075958" calcext:value-type="float">
            <text:p>0.102106075958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34558384717" calcext:value-type="float">
            <text:p>0.334558384717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17503720285" calcext:value-type="float">
            <text:p>0.617503720285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91738041" calcext:value-type="float">
            <text:p>0.9999917380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136" calcext:value-type="float">
            <text:p>59.136</text:p>
          </table:table-cell>
          <table:table-cell office:value-type="float" office:value="0.0428533351286" calcext:value-type="float">
            <text:p>0.0428533351286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0486412487435" calcext:value-type="float">
            <text:p>0.0486412487435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7788061229" calcext:value-type="float">
            <text:p>0.997788061229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561674303" calcext:value-type="float">
            <text:p>0.999561674303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987269216834" calcext:value-type="float">
            <text:p>0.0987269216834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306204026788" calcext:value-type="float">
            <text:p>0.306204026788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57826694258" calcext:value-type="float">
            <text:p>0.557826694258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91553623" calcext:value-type="float">
            <text:p>0.9999915536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648" calcext:value-type="float">
            <text:p>59.648</text:p>
          </table:table-cell>
          <table:table-cell office:value-type="float" office:value="0.042649994573" calcext:value-type="float">
            <text:p>0.042649994573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0436007476697" calcext:value-type="float">
            <text:p>0.0436007476697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7720371497" calcext:value-type="float">
            <text:p>0.997720371497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518871425" calcext:value-type="float">
            <text:p>0.999518871425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960609413809" calcext:value-type="float">
            <text:p>0.0960609413809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8003444393" calcext:value-type="float">
            <text:p>0.28003444393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503117006293" calcext:value-type="float">
            <text:p>0.503117006293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91258553" calcext:value-type="float">
            <text:p>0.9999912585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424274191" calcext:value-type="float">
            <text:p>0.0424274191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0396171258534" calcext:value-type="float">
            <text:p>0.0396171258534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7533669074" calcext:value-type="float">
            <text:p>0.997533669074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470011537" calcext:value-type="float">
            <text:p>0.999470011537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940623884889" calcext:value-type="float">
            <text:p>0.0940623884889</text:p>
          </table:table-cell>
          <table:table-cell office:value-type="float" office:value="32.64" calcext:value-type="float">
            <text:p>32.64</text:p>
          </table:table-cell>
          <table:table-cell office:value-type="float" office:value="0.255819993373" calcext:value-type="float">
            <text:p>0.255819993373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53913170096" calcext:value-type="float">
            <text:p>0.453913170096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91147901" calcext:value-type="float">
            <text:p>0.9999911479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672" calcext:value-type="float">
            <text:p>60.672</text:p>
          </table:table-cell>
          <table:table-cell office:value-type="float" office:value="0.0421732434055" calcext:value-type="float">
            <text:p>0.0421732434055</text:p>
          </table:table-cell>
          <table:table-cell office:value-type="float" office:value="32.64" calcext:value-type="float">
            <text:p>32.64</text:p>
          </table:table-cell>
          <table:table-cell office:value-type="float" office:value="0.0363569220424" calcext:value-type="float">
            <text:p>0.0363569220424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7050344187" calcext:value-type="float">
            <text:p>0.997050344187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424785854" calcext:value-type="float">
            <text:p>0.999424785854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925949556585" calcext:value-type="float">
            <text:p>0.0925949556585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21327717938" calcext:value-type="float">
            <text:p>0.21327717938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41052200681" calcext:value-type="float">
            <text:p>0.41052200681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91074134" calcext:value-type="float">
            <text:p>0.9999910741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184" calcext:value-type="float">
            <text:p>61.184</text:p>
          </table:table-cell>
          <table:table-cell office:value-type="float" office:value="0.0417267185368" calcext:value-type="float">
            <text:p>0.0417267185368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0301513734952" calcext:value-type="float">
            <text:p>0.0301513734952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95736153106" calcext:value-type="float">
            <text:p>0.995736153106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380973475" calcext:value-type="float">
            <text:p>0.999380973475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915096557876" calcext:value-type="float">
            <text:p>0.0915096557876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77833719375" calcext:value-type="float">
            <text:p>0.177833719375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73082340188" calcext:value-type="float">
            <text:p>0.373082340188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90889715" calcext:value-type="float">
            <text:p>0.9999908897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696" calcext:value-type="float">
            <text:p>61.696</text:p>
          </table:table-cell>
          <table:table-cell office:value-type="float" office:value="0.0407663465885" calcext:value-type="float">
            <text:p>0.0407663465885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0244522175518" calcext:value-type="float">
            <text:p>0.0244522175518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92391068027" calcext:value-type="float">
            <text:p>0.992391068027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334738291" calcext:value-type="float">
            <text:p>0.999334738291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906952302559" calcext:value-type="float">
            <text:p>0.0906952302559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48614845895" calcext:value-type="float">
            <text:p>0.148614845895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341003284119" calcext:value-type="float">
            <text:p>0.341003284119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90779064" calcext:value-type="float">
            <text:p>0.9999907790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208" calcext:value-type="float">
            <text:p>62.208</text:p>
          </table:table-cell>
          <table:table-cell office:value-type="float" office:value="0.0386889755071" calcext:value-type="float">
            <text:p>0.0386889755071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209860118517" calcext:value-type="float">
            <text:p>0.0209860118517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84900946686" calcext:value-type="float">
            <text:p>0.984900946686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293146815" calcext:value-type="float">
            <text:p>0.999293146815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900677689309" calcext:value-type="float">
            <text:p>0.0900677689309</text:p>
          </table:table-cell>
          <table:table-cell office:value-type="float" office:value="34.56" calcext:value-type="float">
            <text:p>34.56</text:p>
          </table:table-cell>
          <table:table-cell office:value-type="float" office:value="0.124638674564" calcext:value-type="float">
            <text:p>0.124638674564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313863646456" calcext:value-type="float">
            <text:p>0.313863646456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90336459" calcext:value-type="float">
            <text:p>0.9999903364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0.0337600279181" calcext:value-type="float">
            <text:p>0.0337600279181</text:p>
          </table:table-cell>
          <table:table-cell office:value-type="float" office:value="34.56" calcext:value-type="float">
            <text:p>34.56</text:p>
          </table:table-cell>
          <table:table-cell office:value-type="float" office:value="0.019018314877" calcext:value-type="float">
            <text:p>0.019018314877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969713593634" calcext:value-type="float">
            <text:p>0.969713593634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256400948" calcext:value-type="float">
            <text:p>0.999256400948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895686590309" calcext:value-type="float">
            <text:p>0.0895686590309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105093129897" calcext:value-type="float">
            <text:p>0.105093129897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91016296079" calcext:value-type="float">
            <text:p>0.291016296079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90078273" calcext:value-type="float">
            <text:p>0.9999900782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232" calcext:value-type="float">
            <text:p>63.232</text:p>
          </table:table-cell>
          <table:table-cell office:value-type="float" office:value="0.0276969071627" calcext:value-type="float">
            <text:p>0.0276969071627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17757500639" calcext:value-type="float">
            <text:p>0.017757500639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940719758047" calcext:value-type="float">
            <text:p>0.940719758047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223289288" calcext:value-type="float">
            <text:p>0.999223289288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891450682503" calcext:value-type="float">
            <text:p>0.0891450682503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892330534231" calcext:value-type="float">
            <text:p>0.0892330534231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71992647505" calcext:value-type="float">
            <text:p>0.271992647505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90004505" calcext:value-type="float">
            <text:p>0.9999900045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744" calcext:value-type="float">
            <text:p>63.744</text:p>
          </table:table-cell>
          <table:table-cell office:value-type="float" office:value="0.0242057696509" calcext:value-type="float">
            <text:p>0.0242057696509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169066232708" calcext:value-type="float">
            <text:p>0.0169066232708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890214327916" calcext:value-type="float">
            <text:p>0.890214327916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193206133" calcext:value-type="float">
            <text:p>0.999193206133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8876666463" calcext:value-type="float">
            <text:p>0.08876666463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764317738854" calcext:value-type="float">
            <text:p>0.0764317738854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256095151953" calcext:value-type="float">
            <text:p>0.256095151953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98985697" calcext:value-type="float">
            <text:p>0.999989856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256" calcext:value-type="float">
            <text:p>64.256</text:p>
          </table:table-cell>
          <table:table-cell office:value-type="float" office:value="0.0226463674171" calcext:value-type="float">
            <text:p>0.0226463674171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163761167335" calcext:value-type="float">
            <text:p>0.0163761167335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816999498086" calcext:value-type="float">
            <text:p>0.816999498086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166959086" calcext:value-type="float">
            <text:p>0.999166959086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884385449337" calcext:value-type="float">
            <text:p>0.0884385449337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660362757286" calcext:value-type="float">
            <text:p>0.0660362757286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242889524177" calcext:value-type="float">
            <text:p>0.242889524177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89672552" calcext:value-type="float">
            <text:p>0.999989672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768" calcext:value-type="float">
            <text:p>64.768</text:p>
          </table:table-cell>
          <table:table-cell office:value-type="float" office:value="0.0218494922669" calcext:value-type="float">
            <text:p>0.0218494922669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159413769607" calcext:value-type="float">
            <text:p>0.0159413769607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720462221856" calcext:value-type="float">
            <text:p>0.720462221856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139500636" calcext:value-type="float">
            <text:p>0.999139500636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881351631875" calcext:value-type="float">
            <text:p>0.0881351631875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76101382809" calcext:value-type="float">
            <text:p>0.0576101382809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231928017008" calcext:value-type="float">
            <text:p>0.231928017008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895619" calcext:value-type="float">
            <text:p>0.99998956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0.0213411408779" calcext:value-type="float">
            <text:p>0.0213411408779</text:p>
          </table:table-cell>
          <table:table-cell office:value-type="float" office:value="37.12" calcext:value-type="float">
            <text:p>37.12</text:p>
          </table:table-cell>
          <table:table-cell office:value-type="float" office:value="0.015590002501" calcext:value-type="float">
            <text:p>0.015590002501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97991494129" calcext:value-type="float">
            <text:p>0.597991494129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113051688" calcext:value-type="float">
            <text:p>0.999113051688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878527278967" calcext:value-type="float">
            <text:p>0.0878527278967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508113205683" calcext:value-type="float">
            <text:p>0.0508113205683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222829381479" calcext:value-type="float">
            <text:p>0.222829381479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89488133" calcext:value-type="float">
            <text:p>0.9999894881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.048" calcext:value-type="float">
            <text:p>66.048</text:p>
          </table:table-cell>
          <table:table-cell office:value-type="float" office:value="0.0208011892675" calcext:value-type="float">
            <text:p>0.0208011892675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152778993043" calcext:value-type="float">
            <text:p>0.0152778993043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74137875294" calcext:value-type="float">
            <text:p>0.474137875294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091650249" calcext:value-type="float">
            <text:p>0.999091650249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875816670905" calcext:value-type="float">
            <text:p>0.0875816670905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52640435158" calcext:value-type="float">
            <text:p>0.0452640435158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21522822787" calcext:value-type="float">
            <text:p>0.21522822787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89229947" calcext:value-type="float">
            <text:p>0.9999892299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.072" calcext:value-type="float">
            <text:p>67.072</text:p>
          </table:table-cell>
          <table:table-cell office:value-type="float" office:value="0.0205195351195" calcext:value-type="float">
            <text:p>0.0205195351195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150036894318" calcext:value-type="float">
            <text:p>0.0150036894318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77848323275" calcext:value-type="float">
            <text:p>0.377848323275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070652611" calcext:value-type="float">
            <text:p>0.999070652611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873212970567" calcext:value-type="float">
            <text:p>0.0873212970567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07353713176" calcext:value-type="float">
            <text:p>0.0407353713176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208878479648" calcext:value-type="float">
            <text:p>0.208878479648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88861109" calcext:value-type="float">
            <text:p>0.9999888611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.096" calcext:value-type="float">
            <text:p>68.096</text:p>
          </table:table-cell>
          <table:table-cell office:value-type="float" office:value="0.0203580992055" calcext:value-type="float">
            <text:p>0.0203580992055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147735736092" calcext:value-type="float">
            <text:p>0.0147735736092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0997108133" calcext:value-type="float">
            <text:p>0.30997108133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035925748" calcext:value-type="float">
            <text:p>0.999035925748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87069007258" calcext:value-type="float">
            <text:p>0.087069007258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69578844732" calcext:value-type="float">
            <text:p>0.0369578844732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203536752666" calcext:value-type="float">
            <text:p>0.203536752666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88676691" calcext:value-type="float">
            <text:p>0.9999886766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.12" calcext:value-type="float">
            <text:p>69.12</text:p>
          </table:table-cell>
          <table:table-cell office:value-type="float" office:value="0.0202763508064" calcext:value-type="float">
            <text:p>0.0202763508064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145503474818" calcext:value-type="float">
            <text:p>0.0145503474818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59415136475" calcext:value-type="float">
            <text:p>0.259415136475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899877608" calcext:value-type="float">
            <text:p>0.99899877608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868202603315" calcext:value-type="float">
            <text:p>0.0868202603315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38539791357" calcext:value-type="float">
            <text:p>0.0338539791357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99019448455" calcext:value-type="float">
            <text:p>0.199019448455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988602923" calcext:value-type="float">
            <text:p>0.9999886029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.144" calcext:value-type="float">
            <text:p>70.144</text:p>
          </table:table-cell>
          <table:table-cell office:value-type="float" office:value="0.0202131503635" calcext:value-type="float">
            <text:p>0.0202131503635</text:p>
          </table:table-cell>
          <table:table-cell office:value-type="float" office:value="39.68" calcext:value-type="float">
            <text:p>39.68</text:p>
          </table:table-cell>
          <table:table-cell office:value-type="float" office:value="0.0143725933433" calcext:value-type="float">
            <text:p>0.0143725933433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1981341073" calcext:value-type="float">
            <text:p>0.21981341073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8973336634" calcext:value-type="float">
            <text:p>0.998973336634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865751805886" calcext:value-type="float">
            <text:p>0.0865751805886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12919959368" calcext:value-type="float">
            <text:p>0.0312919959368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95165650962" calcext:value-type="float">
            <text:p>0.195165650962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88455388" calcext:value-type="float">
            <text:p>0.999988455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.168" calcext:value-type="float">
            <text:p>71.168</text:p>
          </table:table-cell>
          <table:table-cell office:value-type="float" office:value="0.0201643761086" calcext:value-type="float">
            <text:p>0.0201643761086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142003509611" calcext:value-type="float">
            <text:p>0.0142003509611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188640774031" calcext:value-type="float">
            <text:p>0.188640774031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8949714291" calcext:value-type="float">
            <text:p>0.998949714291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863363164111" calcext:value-type="float">
            <text:p>0.0863363164111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91387221884" calcext:value-type="float">
            <text:p>0.0291387221884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91843396482" calcext:value-type="float">
            <text:p>0.191843396482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88049667" calcext:value-type="float">
            <text:p>0.9999880496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.192" calcext:value-type="float">
            <text:p>72.192</text:p>
          </table:table-cell>
          <table:table-cell office:value-type="float" office:value="0.020114227931" calcext:value-type="float">
            <text:p>0.020114227931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140508445733" calcext:value-type="float">
            <text:p>0.0140508445733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164534339102" calcext:value-type="float">
            <text:p>0.164534339102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8928110952" calcext:value-type="float">
            <text:p>0.998928110952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860978251675" calcext:value-type="float">
            <text:p>0.0860978251675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73355045427" calcext:value-type="float">
            <text:p>0.0273355045427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88972208547" calcext:value-type="float">
            <text:p>0.188972208547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87717713" calcext:value-type="float">
            <text:p>0.9999877177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.216" calcext:value-type="float">
            <text:p>73.216</text:p>
          </table:table-cell>
          <table:table-cell office:value-type="float" office:value="0.0200688884828" calcext:value-type="float">
            <text:p>0.0200688884828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139082278808" calcext:value-type="float">
            <text:p>0.0139082278808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46682637402" calcext:value-type="float">
            <text:p>0.146682637402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8914179826" calcext:value-type="float">
            <text:p>0.998914179826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858651143997" calcext:value-type="float">
            <text:p>0.0858651143997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58054847466" calcext:value-type="float">
            <text:p>0.0258054847466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8645814877" calcext:value-type="float">
            <text:p>0.18645814877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87201341" calcext:value-type="float">
            <text:p>0.9999872013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0.0200297316866" calcext:value-type="float">
            <text:p>0.0200297316866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3758721493" calcext:value-type="float">
            <text:p>0.013758721493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33048511109" calcext:value-type="float">
            <text:p>0.133048511109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8900854402" calcext:value-type="float">
            <text:p>0.998900854402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856256286656" calcext:value-type="float">
            <text:p>0.0856256286656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45229398276" calcext:value-type="float">
            <text:p>0.0245229398276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84238407147" calcext:value-type="float">
            <text:p>0.184238407147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8679562" calcext:value-type="float">
            <text:p>0.999986795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.264" calcext:value-type="float">
            <text:p>75.264</text:p>
          </table:table-cell>
          <table:table-cell office:value-type="float" office:value="0.0199706530117" calcext:value-type="float">
            <text:p>0.0199706530117</text:p>
          </table:table-cell>
          <table:table-cell office:value-type="float" office:value="42.24" calcext:value-type="float">
            <text:p>42.24</text:p>
          </table:table-cell>
          <table:table-cell office:value-type="float" office:value="0.0136140378919" calcext:value-type="float">
            <text:p>0.0136140378919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2266854339" calcext:value-type="float">
            <text:p>0.12266854339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8889749882" calcext:value-type="float">
            <text:p>0.998889749882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853962743031" calcext:value-type="float">
            <text:p>0.0853962743031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33877738712" calcext:value-type="float">
            <text:p>0.0233877738712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82257402544" calcext:value-type="float">
            <text:p>0.182257402544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86537433" calcext:value-type="float">
            <text:p>0.9999865374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.288" calcext:value-type="float">
            <text:p>76.288</text:p>
          </table:table-cell>
          <table:table-cell office:value-type="float" office:value="0.0199205048341" calcext:value-type="float">
            <text:p>0.0199205048341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34665984128" calcext:value-type="float">
            <text:p>0.0134665984128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14774506309" calcext:value-type="float">
            <text:p>0.114774506309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8879654863" calcext:value-type="float">
            <text:p>0.998879654863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851630662901" calcext:value-type="float">
            <text:p>0.0851630662901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24122891687" calcext:value-type="float">
            <text:p>0.0224122891687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80506762753" calcext:value-type="float">
            <text:p>0.180506762753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8591041" calcext:value-type="float">
            <text:p>0.999985910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.312" calcext:value-type="float">
            <text:p>77.312</text:p>
          </table:table-cell>
          <table:table-cell office:value-type="float" office:value="0.0198765393086" calcext:value-type="float">
            <text:p>0.0198765393086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33129582078" calcext:value-type="float">
            <text:p>0.0133129582078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08773356998" calcext:value-type="float">
            <text:p>0.108773356998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8868550343" calcext:value-type="float">
            <text:p>0.998868550343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849292367205" calcext:value-type="float">
            <text:p>0.0849292367205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1552868506" calcext:value-type="float">
            <text:p>0.021552868506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78893176377" calcext:value-type="float">
            <text:p>0.178893176377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85578456" calcext:value-type="float">
            <text:p>0.999985578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.336" calcext:value-type="float">
            <text:p>78.336</text:p>
          </table:table-cell>
          <table:table-cell office:value-type="float" office:value="0.0198366955511" calcext:value-type="float">
            <text:p>0.0198366955511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3138648917" calcext:value-type="float">
            <text:p>0.013138648917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04105998482" calcext:value-type="float">
            <text:p>0.104105998482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8859464827" calcext:value-type="float">
            <text:p>0.998859464827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84649971368" calcext:value-type="float">
            <text:p>0.084649971368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07898779234" calcext:value-type="float">
            <text:p>0.0207898779234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774144305" calcext:value-type="float">
            <text:p>0.1774144305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84951432" calcext:value-type="float">
            <text:p>0.9999849514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.36" calcext:value-type="float">
            <text:p>79.36</text:p>
          </table:table-cell>
          <table:table-cell office:value-type="float" office:value="0.0197920430642" calcext:value-type="float">
            <text:p>0.0197920430642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29209345458" calcext:value-type="float">
            <text:p>0.0129209345458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00431759456" calcext:value-type="float">
            <text:p>0.100431759456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8853609716" calcext:value-type="float">
            <text:p>0.998853609716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841662760702" calcext:value-type="float">
            <text:p>0.0841662760702</text:p>
          </table:table-cell>
          <table:table-cell office:value-type="float" office:value="44.8" calcext:value-type="float">
            <text:p>44.8</text:p>
          </table:table-cell>
          <table:table-cell office:value-type="float" office:value="0.0200688269697" calcext:value-type="float">
            <text:p>0.0200688269697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76065361645" calcext:value-type="float">
            <text:p>0.176065361645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84398176" calcext:value-type="float">
            <text:p>0.9999843981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.384" calcext:value-type="float">
            <text:p>80.384</text:p>
          </table:table-cell>
          <table:table-cell office:value-type="float" office:value="0.0197645646108" calcext:value-type="float">
            <text:p>0.0197645646108</text:p>
          </table:table-cell>
          <table:table-cell office:value-type="float" office:value="44.8" calcext:value-type="float">
            <text:p>44.8</text:p>
          </table:table-cell>
          <table:table-cell office:value-type="float" office:value="0.0127211333824" calcext:value-type="float">
            <text:p>0.0127211333824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0973748103677" calcext:value-type="float">
            <text:p>0.0973748103677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8847350805" calcext:value-type="float">
            <text:p>0.998847350805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830965151127" calcext:value-type="float">
            <text:p>0.0830965151127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93156533669" calcext:value-type="float">
            <text:p>0.0193156533669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74769697888" calcext:value-type="float">
            <text:p>0.174769697888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83734269" calcext:value-type="float">
            <text:p>0.9999837342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.408" calcext:value-type="float">
            <text:p>81.408</text:p>
          </table:table-cell>
          <table:table-cell office:value-type="float" office:value="0.0197350252733" calcext:value-type="float">
            <text:p>0.0197350252733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25420013049" calcext:value-type="float">
            <text:p>0.0125420013049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0948676635445" calcext:value-type="float">
            <text:p>0.0948676635445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8843312797" calcext:value-type="float">
            <text:p>0.998843312797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811295372928" calcext:value-type="float">
            <text:p>0.0811295372928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85097290309" calcext:value-type="float">
            <text:p>0.0185097290309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73475767584" calcext:value-type="float">
            <text:p>0.173475767584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82996594" calcext:value-type="float">
            <text:p>0.9999829965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.432" calcext:value-type="float">
            <text:p>82.432</text:p>
          </table:table-cell>
          <table:table-cell office:value-type="float" office:value="0.0197061728972" calcext:value-type="float">
            <text:p>0.0197061728972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2294661244" calcext:value-type="float">
            <text:p>0.012294661244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0926749203686" calcext:value-type="float">
            <text:p>0.0926749203686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8839678591" calcext:value-type="float">
            <text:p>0.998839678591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784158836038" calcext:value-type="float">
            <text:p>0.0784158836038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75712754674" calcext:value-type="float">
            <text:p>0.0175712754674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7209815208" calcext:value-type="float">
            <text:p>0.17209815208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82222035" calcext:value-type="float">
            <text:p>0.9999822220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.456" calcext:value-type="float">
            <text:p>83.456</text:p>
          </table:table-cell>
          <table:table-cell office:value-type="float" office:value="0.019675259637" calcext:value-type="float">
            <text:p>0.019675259637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18268509339" calcext:value-type="float">
            <text:p>0.0118268509339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0907319219923" calcext:value-type="float">
            <text:p>0.0907319219923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8835034882" calcext:value-type="float">
            <text:p>0.998835034882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754493185596" calcext:value-type="float">
            <text:p>0.0754493185596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64926503441" calcext:value-type="float">
            <text:p>0.0164926503441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70565742931" calcext:value-type="float">
            <text:p>0.170565742931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81041756" calcext:value-type="float">
            <text:p>0.9999810417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.48" calcext:value-type="float">
            <text:p>84.48</text:p>
          </table:table-cell>
          <table:table-cell office:value-type="float" office:value="0.0196532768743" calcext:value-type="float">
            <text:p>0.0196532768743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10235124631" calcext:value-type="float">
            <text:p>0.0110235124631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0889675436831" calcext:value-type="float">
            <text:p>0.0889675436831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8832006377" calcext:value-type="float">
            <text:p>0.998832006377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727201259572" calcext:value-type="float">
            <text:p>0.0727201259572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52785757526" calcext:value-type="float">
            <text:p>0.0152785757526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68825430092" calcext:value-type="float">
            <text:p>0.168825430092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79713941" calcext:value-type="float">
            <text:p>0.9999797139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.504" calcext:value-type="float">
            <text:p>85.504</text:p>
          </table:table-cell>
          <table:table-cell office:value-type="float" office:value="0.0196216766528" calcext:value-type="float">
            <text:p>0.0196216766528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894489139429" calcext:value-type="float">
            <text:p>0.00894489139429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0873698639659" calcext:value-type="float">
            <text:p>0.0873698639659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8830996875" calcext:value-type="float">
            <text:p>0.998830996875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704522526172" calcext:value-type="float">
            <text:p>0.0704522526172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39859031898" calcext:value-type="float">
            <text:p>0.0139859031898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66909300882" calcext:value-type="float">
            <text:p>0.166909300882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78201707" calcext:value-type="float">
            <text:p>0.9999782017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.528" calcext:value-type="float">
            <text:p>86.528</text:p>
          </table:table-cell>
          <table:table-cell office:value-type="float" office:value="0.0195921373153" calcext:value-type="float">
            <text:p>0.0195921373153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495920266934" calcext:value-type="float">
            <text:p>0.00495920266934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0858528057495" calcext:value-type="float">
            <text:p>0.0858528057495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882837217" calcext:value-type="float">
            <text:p>0.99882837217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687189178999" calcext:value-type="float">
            <text:p>0.0687189178999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26939140876" calcext:value-type="float">
            <text:p>0.0126939140876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64801827989" calcext:value-type="float">
            <text:p>0.164801827989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75914915" calcext:value-type="float">
            <text:p>0.999975914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.552" calcext:value-type="float">
            <text:p>87.552</text:p>
          </table:table-cell>
          <table:table-cell office:value-type="float" office:value="0.0195694675912" calcext:value-type="float">
            <text:p>0.0195694675912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241690510754" calcext:value-type="float">
            <text:p>0.00241690510754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084400204322" calcext:value-type="float">
            <text:p>0.084400204322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8824939864" calcext:value-type="float">
            <text:p>0.998824939864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674211700044" calcext:value-type="float">
            <text:p>0.0674211700044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114488352371" calcext:value-type="float">
            <text:p>0.0114488352371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62614616267" calcext:value-type="float">
            <text:p>0.162614616267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72927332" calcext:value-type="float">
            <text:p>0.9999729273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.576" calcext:value-type="float">
            <text:p>88.576</text:p>
          </table:table-cell>
          <table:table-cell office:value-type="float" office:value="0.0195488587511" calcext:value-type="float">
            <text:p>0.0195488587511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151366605509" calcext:value-type="float">
            <text:p>0.00151366605509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0829714458446" calcext:value-type="float">
            <text:p>0.0829714458446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8821911358" calcext:value-type="float">
            <text:p>0.998821911358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664826196321" calcext:value-type="float">
            <text:p>0.0664826196321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102467522728" calcext:value-type="float">
            <text:p>0.0102467522728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60389637404" calcext:value-type="float">
            <text:p>0.160389637404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70013516" calcext:value-type="float">
            <text:p>0.9999700135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19522067259" calcext:value-type="float">
            <text:p>0.019522067259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109339464244" calcext:value-type="float">
            <text:p>0.00109339464244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0815598623736" calcext:value-type="float">
            <text:p>0.0815598623736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8818882853" calcext:value-type="float">
            <text:p>0.998818882853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657834928382" calcext:value-type="float">
            <text:p>0.0657834928382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914383323114" calcext:value-type="float">
            <text:p>0.00914383323114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58210724127" calcext:value-type="float">
            <text:p>0.158210724127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66583328" calcext:value-type="float">
            <text:p>0.9999665833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.624" calcext:value-type="float">
            <text:p>90.624</text:p>
          </table:table-cell>
          <table:table-cell office:value-type="float" office:value="0.0194835974242" calcext:value-type="float">
            <text:p>0.0194835974242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0808161257452" calcext:value-type="float">
            <text:p>0.000808161257452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0801727280295" calcext:value-type="float">
            <text:p>0.0801727280295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8816863849" calcext:value-type="float">
            <text:p>0.998816863849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652462815225" calcext:value-type="float">
            <text:p>0.0652462815225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817095810554" calcext:value-type="float">
            <text:p>0.00817095810554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56105796091" calcext:value-type="float">
            <text:p>0.156105796091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62304814" calcext:value-type="float">
            <text:p>0.9999623048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.648" calcext:value-type="float">
            <text:p>91.648</text:p>
          </table:table-cell>
          <table:table-cell office:value-type="float" office:value="0.0194410058213" calcext:value-type="float">
            <text:p>0.0194410058213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0640741661919" calcext:value-type="float">
            <text:p>0.000640741661919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0787829669197" calcext:value-type="float">
            <text:p>0.0787829669197</text:p>
          </table:table-cell>
          <table:table-cell office:value-type="float" office:value="22.4" calcext:value-type="float">
            <text:p>22.4</text:p>
          </table:table-cell>
          <table:table-cell office:value-type="float" office:value="0.998813633443" calcext:value-type="float">
            <text:p>0.998813633443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647950314759" calcext:value-type="float">
            <text:p>0.0647950314759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730780947578" calcext:value-type="float">
            <text:p>0.00730780947578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54174176451" calcext:value-type="float">
            <text:p>0.154174176451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56255879" calcext:value-type="float">
            <text:p>0.9999562558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.672" calcext:value-type="float">
            <text:p>92.672</text:p>
          </table:table-cell>
          <table:table-cell office:value-type="float" office:value="0.0193269702395" calcext:value-type="float">
            <text:p>0.0193269702395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0514660238122" calcext:value-type="float">
            <text:p>0.000514660238122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773519857945" calcext:value-type="float">
            <text:p>0.0773519857945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8809595436" calcext:value-type="float">
            <text:p>0.998809595436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642892087654" calcext:value-type="float">
            <text:p>0.0642892087654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655656198929" calcext:value-type="float">
            <text:p>0.00655656198929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150821936926" calcext:value-type="float">
            <text:p>0.150821936926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50133178" calcext:value-type="float">
            <text:p>0.9999501331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.696" calcext:value-type="float">
            <text:p>93.696</text:p>
          </table:table-cell>
          <table:table-cell office:value-type="float" office:value="0.0185678779627" calcext:value-type="float">
            <text:p>0.0185678779627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0433361833706" calcext:value-type="float">
            <text:p>0.000433361833706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758824114194" calcext:value-type="float">
            <text:p>0.0758824114194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8804749827" calcext:value-type="float">
            <text:p>0.998804749827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634092711746" calcext:value-type="float">
            <text:p>0.0634092711746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591224502337" calcext:value-type="float">
            <text:p>0.00591224502337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148142240202" calcext:value-type="float">
            <text:p>0.148142240202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41428614" calcext:value-type="float">
            <text:p>0.9999414286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.72" calcext:value-type="float">
            <text:p>94.72</text:p>
          </table:table-cell>
          <table:table-cell office:value-type="float" office:value="0.0157355363725" calcext:value-type="float">
            <text:p>0.0157355363725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0343106825414" calcext:value-type="float">
            <text:p>0.000343106825414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743053417099" calcext:value-type="float">
            <text:p>0.0743053417099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880050992" calcext:value-type="float">
            <text:p>0.99880050992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617397081581" calcext:value-type="float">
            <text:p>0.0617397081581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537162767327" calcext:value-type="float">
            <text:p>0.00537162767327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146053577116" calcext:value-type="float">
            <text:p>0.146053577116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30990515" calcext:value-type="float">
            <text:p>0.9999309905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.744" calcext:value-type="float">
            <text:p>95.744</text:p>
          </table:table-cell>
          <table:table-cell office:value-type="float" office:value="0.0124264436149" calcext:value-type="float">
            <text:p>0.0124264436149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0285233384983" calcext:value-type="float">
            <text:p>0.000285233384983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726102696031" calcext:value-type="float">
            <text:p>0.0726102696031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8794452909" calcext:value-type="float">
            <text:p>0.998794452909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592516173367" calcext:value-type="float">
            <text:p>0.0592516173367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490345714885" calcext:value-type="float">
            <text:p>0.00490345714885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14442781969" calcext:value-type="float">
            <text:p>0.14442781969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16421436" calcext:value-type="float">
            <text:p>0.9999164214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.768" calcext:value-type="float">
            <text:p>96.768</text:p>
          </table:table-cell>
          <table:table-cell office:value-type="float" office:value="0.011407679953" calcext:value-type="float">
            <text:p>0.011407679953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0243895213246" calcext:value-type="float">
            <text:p>0.000243895213246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707390021362" calcext:value-type="float">
            <text:p>0.0707390021362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8785165492" calcext:value-type="float">
            <text:p>0.998785165492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563468350124" calcext:value-type="float">
            <text:p>0.0563468350124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451096435486" calcext:value-type="float">
            <text:p>0.00451096435486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143150818212" calcext:value-type="float">
            <text:p>0.143150818212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896725517" calcext:value-type="float">
            <text:p>0.9998967255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.792" calcext:value-type="float">
            <text:p>97.792</text:p>
          </table:table-cell>
          <table:table-cell office:value-type="float" office:value="0.0110841211635" calcext:value-type="float">
            <text:p>0.0110841211635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0218403340675" calcext:value-type="float">
            <text:p>0.000218403340675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68572930735" calcext:value-type="float">
            <text:p>0.068572930735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8778098979" calcext:value-type="float">
            <text:p>0.998778098979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535163908499" calcext:value-type="float">
            <text:p>0.0535163908499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418719041952" calcext:value-type="float">
            <text:p>0.00418719041952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142129261288" calcext:value-type="float">
            <text:p>0.142129261288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873525641" calcext:value-type="float">
            <text:p>0.999873525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.816" calcext:value-type="float">
            <text:p>98.816</text:p>
          </table:table-cell>
          <table:table-cell office:value-type="float" office:value="0.010970772543" calcext:value-type="float">
            <text:p>0.010970772543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0203246011039" calcext:value-type="float">
            <text:p>0.000203246011039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660678045007" calcext:value-type="float">
            <text:p>0.0660678045007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8766590658" calcext:value-type="float">
            <text:p>0.998766590658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510479412152" calcext:value-type="float">
            <text:p>0.0510479412152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391504882736" calcext:value-type="float">
            <text:p>0.00391504882736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141294695974" calcext:value-type="float">
            <text:p>0.141294695974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842321994" calcext:value-type="float">
            <text:p>0.9998423219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0.0109158156361" calcext:value-type="float">
            <text:p>0.0109158156361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192911468105" calcext:value-type="float">
            <text:p>0.000192911468105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630136842369" calcext:value-type="float">
            <text:p>0.0630136842369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875104433" calcext:value-type="float">
            <text:p>0.99875104433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490899138094" calcext:value-type="float">
            <text:p>0.0490899138094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368124316268" calcext:value-type="float">
            <text:p>0.00368124316268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140589844563" calcext:value-type="float">
            <text:p>0.140589844563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796032895" calcext:value-type="float">
            <text:p>0.9997960328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.864" calcext:value-type="float">
            <text:p>100.864</text:p>
          </table:table-cell>
          <table:table-cell office:value-type="float" office:value="0.0108794066852" calcext:value-type="float">
            <text:p>0.0108794066852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183265894699" calcext:value-type="float">
            <text:p>0.000183265894699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596611229787" calcext:value-type="float">
            <text:p>0.0596611229787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727623887" calcext:value-type="float">
            <text:p>0.998727623887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476027154811" calcext:value-type="float">
            <text:p>0.0476027154811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349546613971" calcext:value-type="float">
            <text:p>0.00349546613971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13996377305" calcext:value-type="float">
            <text:p>0.13996377305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729531505" calcext:value-type="float">
            <text:p>0.9997295315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.888" calcext:value-type="float">
            <text:p>101.888</text:p>
          </table:table-cell>
          <table:table-cell office:value-type="float" office:value="0.0108636065745" calcext:value-type="float">
            <text:p>0.0108636065745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170864443178" calcext:value-type="float">
            <text:p>0.000170864443178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559804180679" calcext:value-type="float">
            <text:p>0.0559804180679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70198254" calcext:value-type="float">
            <text:p>0.99870198254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464851568259" calcext:value-type="float">
            <text:p>0.0464851568259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333746247102" calcext:value-type="float">
            <text:p>0.00333746247102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139412166242" calcext:value-type="float">
            <text:p>0.139412166242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625039857" calcext:value-type="float">
            <text:p>0.9996250398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.912" calcext:value-type="float">
            <text:p>102.912</text:p>
          </table:table-cell>
          <table:table-cell office:value-type="float" office:value="0.0108416238117" calcext:value-type="float">
            <text:p>0.0108416238117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166730626005" calcext:value-type="float">
            <text:p>0.000166730626005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520081421654" calcext:value-type="float">
            <text:p>0.0520081421654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662006268" calcext:value-type="float">
            <text:p>0.998662006268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456481066362" calcext:value-type="float">
            <text:p>0.0456481066362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320909614011" calcext:value-type="float">
            <text:p>0.00320909614011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138891577175" calcext:value-type="float">
            <text:p>0.138891577175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462788267" calcext:value-type="float">
            <text:p>0.9994627882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.936" calcext:value-type="float">
            <text:p>103.936</text:p>
          </table:table-cell>
          <table:table-cell office:value-type="float" office:value="0.0108251367397" calcext:value-type="float">
            <text:p>0.0108251367397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164663717418" calcext:value-type="float">
            <text:p>0.000164663717418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483339031394" calcext:value-type="float">
            <text:p>0.0483339031394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859739815" calcext:value-type="float">
            <text:p>0.99859739815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450064116665" calcext:value-type="float">
            <text:p>0.0450064116665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309868618365" calcext:value-type="float">
            <text:p>0.00309868618365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138411263224" calcext:value-type="float">
            <text:p>0.138411263224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18107023" calcext:value-type="float">
            <text:p>0.999181070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.96" calcext:value-type="float">
            <text:p>104.96</text:p>
          </table:table-cell>
          <table:table-cell office:value-type="float" office:value="0.0107969713249" calcext:value-type="float">
            <text:p>0.0107969713249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162596808831" calcext:value-type="float">
            <text:p>0.000162596808831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431504861941" calcext:value-type="float">
            <text:p>0.0431504861941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8489381454" calcext:value-type="float">
            <text:p>0.998489381454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445130200867" calcext:value-type="float">
            <text:p>0.0445130200867</text:p>
          </table:table-cell>
          <table:table-cell office:value-type="float" office:value="57.6" calcext:value-type="float">
            <text:p>57.6</text:p>
          </table:table-cell>
          <table:table-cell office:value-type="float" office:value="0.00300132411175" calcext:value-type="float">
            <text:p>0.00300132411175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137951049949" calcext:value-type="float">
            <text:p>0.137951049949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674508888" calcext:value-type="float">
            <text:p>0.9986745088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.984" calcext:value-type="float">
            <text:p>105.984</text:p>
          </table:table-cell>
          <table:table-cell office:value-type="float" office:value="0.0107262143072" calcext:value-type="float">
            <text:p>0.0107262143072</text:p>
          </table:table-cell>
          <table:table-cell office:value-type="float" office:value="57.6" calcext:value-type="float">
            <text:p>57.6</text:p>
          </table:table-cell>
          <table:table-cell office:value-type="float" office:value="0.000160529900244" calcext:value-type="float">
            <text:p>0.000160529900244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401436477127" calcext:value-type="float">
            <text:p>0.0401436477127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8319583245" calcext:value-type="float">
            <text:p>0.998319583245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441126755206" calcext:value-type="float">
            <text:p>0.0441126755206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292073789142" calcext:value-type="float">
            <text:p>0.00292073789142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137512597038" calcext:value-type="float">
            <text:p>0.137512597038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7772369391" calcext:value-type="float">
            <text:p>0.9977723693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.008" calcext:value-type="float">
            <text:p>107.008</text:p>
          </table:table-cell>
          <table:table-cell office:value-type="float" office:value="0.0102927417039" calcext:value-type="float">
            <text:p>0.0102927417039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157085052599" calcext:value-type="float">
            <text:p>0.000157085052599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382614690652" calcext:value-type="float">
            <text:p>0.0382614690652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803591323" calcext:value-type="float">
            <text:p>0.99803591323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437877879182" calcext:value-type="float">
            <text:p>0.0437877879182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2855684867" calcext:value-type="float">
            <text:p>0.002855684867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137081668051" calcext:value-type="float">
            <text:p>0.137081668051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6193155004" calcext:value-type="float">
            <text:p>0.9961931550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.032" calcext:value-type="float">
            <text:p>108.032</text:p>
          </table:table-cell>
          <table:table-cell office:value-type="float" office:value="0.00840291106736" calcext:value-type="float">
            <text:p>0.00840291106736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152951235426" calcext:value-type="float">
            <text:p>0.000152951235426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370931645091" calcext:value-type="float">
            <text:p>0.0370931645091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7578608898" calcext:value-type="float">
            <text:p>0.997578608898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435065335848" calcext:value-type="float">
            <text:p>0.0435065335848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279684512093" calcext:value-type="float">
            <text:p>0.00279684512093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136659885793" calcext:value-type="float">
            <text:p>0.136659885793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3560540885" calcext:value-type="float">
            <text:p>0.9935605408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9.056" calcext:value-type="float">
            <text:p>109.056</text:p>
          </table:table-cell>
          <table:table-cell office:value-type="float" office:value="0.0048973473675" calcext:value-type="float">
            <text:p>0.0048973473675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15019535731" calcext:value-type="float">
            <text:p>0.00015019535731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363695915905" calcext:value-type="float">
            <text:p>0.0363695915905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6872563315" calcext:value-type="float">
            <text:p>0.996872563315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432603350401" calcext:value-type="float">
            <text:p>0.0432603350401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274999700209" calcext:value-type="float">
            <text:p>0.00274999700209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136245959395" calcext:value-type="float">
            <text:p>0.136245959395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89403079018" calcext:value-type="float">
            <text:p>0.989403079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.08" calcext:value-type="float">
            <text:p>110.08</text:p>
          </table:table-cell>
          <table:table-cell office:value-type="float" office:value="0.00321085728653" calcext:value-type="float">
            <text:p>0.00321085728653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147439479194" calcext:value-type="float">
            <text:p>0.000147439479194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358727287569" calcext:value-type="float">
            <text:p>0.0358727287569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572576923" calcext:value-type="float">
            <text:p>0.99572576923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430416714501" calcext:value-type="float">
            <text:p>0.0430416714501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270501286677" calcext:value-type="float">
            <text:p>0.00270501286677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135847781601" calcext:value-type="float">
            <text:p>0.135847781601</text:p>
          </table:table-cell>
          <table:table-cell office:value-type="float" office:value="26.24" calcext:value-type="float">
            <text:p>26.24</text:p>
          </table:table-cell>
          <table:table-cell office:value-type="float" office:value="0.983136899733" calcext:value-type="float">
            <text:p>0.9831368997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1.104" calcext:value-type="float">
            <text:p>111.104</text:p>
          </table:table-cell>
          <table:table-cell office:value-type="float" office:value="0.00270731462692" calcext:value-type="float">
            <text:p>0.00270731462692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141927722963" calcext:value-type="float">
            <text:p>0.000141927722963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355197318598" calcext:value-type="float">
            <text:p>0.0355197318598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3933499672" calcext:value-type="float">
            <text:p>0.993933499672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428318339629" calcext:value-type="float">
            <text:p>0.0428318339629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266823025888" calcext:value-type="float">
            <text:p>0.00266823025888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135450931558" calcext:value-type="float">
            <text:p>0.135450931558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74287051058" calcext:value-type="float">
            <text:p>0.9742870510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.128" calcext:value-type="float">
            <text:p>112.128</text:p>
          </table:table-cell>
          <table:table-cell office:value-type="float" office:value="0.00251290456871" calcext:value-type="float">
            <text:p>0.00251290456871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137793905789" calcext:value-type="float">
            <text:p>0.000137793905789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352515997003" calcext:value-type="float">
            <text:p>0.0352515997003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1201585806" calcext:value-type="float">
            <text:p>0.991201585806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426336195829" calcext:value-type="float">
            <text:p>0.0426336195829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263337376728" calcext:value-type="float">
            <text:p>0.00263337376728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135056552606" calcext:value-type="float">
            <text:p>0.135056552606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62361098125" calcext:value-type="float">
            <text:p>0.9623610981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.152" calcext:value-type="float">
            <text:p>113.152</text:p>
          </table:table-cell>
          <table:table-cell office:value-type="float" office:value="0.00239886898686" calcext:value-type="float">
            <text:p>0.00239886898686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134349058144" calcext:value-type="float">
            <text:p>0.000134349058144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350178175537" calcext:value-type="float">
            <text:p>0.0350178175537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7182960901" calcext:value-type="float">
            <text:p>0.987182960901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424262683219" calcext:value-type="float">
            <text:p>0.0424262683219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260243164105" calcext:value-type="float">
            <text:p>0.00260243164105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134665788089" calcext:value-type="float">
            <text:p>0.134665788089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47003186571" calcext:value-type="float">
            <text:p>0.9470031865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4.176" calcext:value-type="float">
            <text:p>114.176</text:p>
          </table:table-cell>
          <table:table-cell office:value-type="float" office:value="0.00227796379164" calcext:value-type="float">
            <text:p>0.00227796379164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132282149557" calcext:value-type="float">
            <text:p>0.000132282149557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348208101269" calcext:value-type="float">
            <text:p>0.0348208101269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81299584206" calcext:value-type="float">
            <text:p>0.981299584206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422115826937" calcext:value-type="float">
            <text:p>0.0422115826937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25772057309" calcext:value-type="float">
            <text:p>0.0025772057309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1342688274" calcext:value-type="float">
            <text:p>0.1342688274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27967486242" calcext:value-type="float">
            <text:p>0.9279674862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0.00219140666325" calcext:value-type="float">
            <text:p>0.00219140666325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128837301913" calcext:value-type="float">
            <text:p>0.000128837301913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346254191712" calcext:value-type="float">
            <text:p>0.0346254191712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72979068181" calcext:value-type="float">
            <text:p>0.972979068181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419883817409" calcext:value-type="float">
            <text:p>0.0419883817409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25522283519" calcext:value-type="float">
            <text:p>0.0025522283519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133873821455" calcext:value-type="float">
            <text:p>0.133873821455</text:p>
          </table:table-cell>
          <table:table-cell office:value-type="float" office:value="27.52" calcext:value-type="float">
            <text:p>27.52</text:p>
          </table:table-cell>
          <table:table-cell office:value-type="float" office:value="0.90515964852" calcext:value-type="float">
            <text:p>0.905159648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6.224" calcext:value-type="float">
            <text:p>116.224</text:p>
          </table:table-cell>
          <table:table-cell office:value-type="float" office:value="0.00215499771242" calcext:value-type="float">
            <text:p>0.00215499771242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125392454268" calcext:value-type="float">
            <text:p>0.000125392454268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344435661618" calcext:value-type="float">
            <text:p>0.0344435661618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61339512023" calcext:value-type="float">
            <text:p>0.961339512023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417648700098" calcext:value-type="float">
            <text:p>0.0417648700098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252849362856" calcext:value-type="float">
            <text:p>0.00252849362856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133490543978" calcext:value-type="float">
            <text:p>0.133490543978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78836679334" calcext:value-type="float">
            <text:p>0.8788366793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.248" calcext:value-type="float">
            <text:p>117.248</text:p>
          </table:table-cell>
          <table:table-cell office:value-type="float" office:value="0.00213988456302" calcext:value-type="float">
            <text:p>0.00213988456302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123325545681" calcext:value-type="float">
            <text:p>0.000123325545681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342732305096" calcext:value-type="float">
            <text:p>0.0342732305096</text:p>
          </table:table-cell>
          <table:table-cell office:value-type="float" office:value="28.8" calcext:value-type="float">
            <text:p>28.8</text:p>
          </table:table-cell>
          <table:table-cell office:value-type="float" office:value="0.945173147736" calcext:value-type="float">
            <text:p>0.945173147736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415511788721" calcext:value-type="float">
            <text:p>0.0415511788721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250668502152" calcext:value-type="float">
            <text:p>0.00250668502152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133093878345" calcext:value-type="float">
            <text:p>0.133093878345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49189636479" calcext:value-type="float">
            <text:p>0.8491896364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.272" calcext:value-type="float">
            <text:p>118.272</text:p>
          </table:table-cell>
          <table:table-cell office:value-type="float" office:value="0.00212958014297" calcext:value-type="float">
            <text:p>0.00212958014297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118502758979" calcext:value-type="float">
            <text:p>0.000118502758979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341022886807" calcext:value-type="float">
            <text:p>0.0341022886807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922928370999" calcext:value-type="float">
            <text:p>0.922928370999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411671190873" calcext:value-type="float">
            <text:p>0.0411671190873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248375802437" calcext:value-type="float">
            <text:p>0.00248375802437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132601430224" calcext:value-type="float">
            <text:p>0.132601430224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16705754214" calcext:value-type="float">
            <text:p>0.8167057542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9.296" calcext:value-type="float">
            <text:p>119.296</text:p>
          </table:table-cell>
          <table:table-cell office:value-type="float" office:value="0.0021130930709" calcext:value-type="float">
            <text:p>0.0021130930709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117124819921" calcext:value-type="float">
            <text:p>0.000117124819921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339424600913" calcext:value-type="float">
            <text:p>0.0339424600913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892884183085" calcext:value-type="float">
            <text:p>0.892884183085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408396209475" calcext:value-type="float">
            <text:p>0.0408396209475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246257074516" calcext:value-type="float">
            <text:p>0.00246257074516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131670160373" calcext:value-type="float">
            <text:p>0.131670160373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8178223358" calcext:value-type="float">
            <text:p>0.781782233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.32" calcext:value-type="float">
            <text:p>120.32</text:p>
          </table:table-cell>
          <table:table-cell office:value-type="float" office:value="0.00209729296016" calcext:value-type="float">
            <text:p>0.00209729296016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114368941805" calcext:value-type="float">
            <text:p>0.000114368941805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337757614994" calcext:value-type="float">
            <text:p>0.0337757614994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85538038231" calcext:value-type="float">
            <text:p>0.85538038231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40539160517" calcext:value-type="float">
            <text:p>0.040539160517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244417944122" calcext:value-type="float">
            <text:p>0.00244417944122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129717628654" calcext:value-type="float">
            <text:p>0.129717628654</text:p>
          </table:table-cell>
          <table:table-cell office:value-type="float" office:value="28.8" calcext:value-type="float">
            <text:p>28.8</text:p>
          </table:table-cell>
          <table:table-cell office:value-type="float" office:value="0.744873519187" calcext:value-type="float">
            <text:p>0.7448735191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1.344" calcext:value-type="float">
            <text:p>121.344</text:p>
          </table:table-cell>
          <table:table-cell office:value-type="float" office:value="0.00208424069477" calcext:value-type="float">
            <text:p>0.00208424069477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112991002747" calcext:value-type="float">
            <text:p>0.000112991002747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336217926181" calcext:value-type="float">
            <text:p>0.0336217926181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811633216487" calcext:value-type="float">
            <text:p>0.811633216487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402538039105" calcext:value-type="float">
            <text:p>0.0402538039105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240497365477" calcext:value-type="float">
            <text:p>0.00240497365477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126551458689" calcext:value-type="float">
            <text:p>0.126551458689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70664333401" calcext:value-type="float">
            <text:p>0.706643334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.368" calcext:value-type="float">
            <text:p>122.368</text:p>
          </table:table-cell>
          <table:table-cell office:value-type="float" office:value="0.00207324931338" calcext:value-type="float">
            <text:p>0.00207324931338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111613063689" calcext:value-type="float">
            <text:p>0.000111613063689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334797452118" calcext:value-type="float">
            <text:p>0.0334797452118</text:p>
          </table:table-cell>
          <table:table-cell office:value-type="float" office:value="30.08" calcext:value-type="float">
            <text:p>30.08</text:p>
          </table:table-cell>
          <table:table-cell office:value-type="float" office:value="0.761806830612" calcext:value-type="float">
            <text:p>0.761806830612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399831160382" calcext:value-type="float">
            <text:p>0.0399831160382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236676199285" calcext:value-type="float">
            <text:p>0.00236676199285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122634556138" calcext:value-type="float">
            <text:p>0.122634556138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67556782063" calcext:value-type="float">
            <text:p>0.6675567820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.392" calcext:value-type="float">
            <text:p>123.392</text:p>
          </table:table-cell>
          <table:table-cell office:value-type="float" office:value="0.00206363185467" calcext:value-type="float">
            <text:p>0.00206363185467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108857185573" calcext:value-type="float">
            <text:p>0.000108857185573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333706334062" calcext:value-type="float">
            <text:p>0.0333706334062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704375463614" calcext:value-type="float">
            <text:p>0.704375463614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397237404949" calcext:value-type="float">
            <text:p>0.0397237404949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232823966702" calcext:value-type="float">
            <text:p>0.00232823966702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118629026202" calcext:value-type="float">
            <text:p>0.118629026202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28201495156" calcext:value-type="float">
            <text:p>0.628201495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4.416" calcext:value-type="float">
            <text:p>124.416</text:p>
          </table:table-cell>
          <table:table-cell office:value-type="float" office:value="0.00205401439596" calcext:value-type="float">
            <text:p>0.00205401439596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108168216044" calcext:value-type="float">
            <text:p>0.000108168216044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332764739591" calcext:value-type="float">
            <text:p>0.0332764739591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636874921511" calcext:value-type="float">
            <text:p>0.636874921511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394664782439" calcext:value-type="float">
            <text:p>0.0394664782439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22877912249" calcext:value-type="float">
            <text:p>0.0022877912249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115080095108" calcext:value-type="float">
            <text:p>0.115080095108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89139065178" calcext:value-type="float">
            <text:p>0.5891390651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.44" calcext:value-type="float">
            <text:p>125.44</text:p>
          </table:table-cell>
          <table:table-cell office:value-type="float" office:value="0.00204508389859" calcext:value-type="float">
            <text:p>0.00204508389859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107479246515" calcext:value-type="float">
            <text:p>0.000107479246515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331978730472" calcext:value-type="float">
            <text:p>0.0331978730472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561564267512" calcext:value-type="float">
            <text:p>0.561564267512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392126967094" calcext:value-type="float">
            <text:p>0.0392126967094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224566519762" calcext:value-type="float">
            <text:p>0.00224566519762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112170402393" calcext:value-type="float">
            <text:p>0.112170402393</text:p>
          </table:table-cell>
          <table:table-cell office:value-type="float" office:value="30.08" calcext:value-type="float">
            <text:p>30.08</text:p>
          </table:table-cell>
          <table:table-cell office:value-type="float" office:value="0.550568479927" calcext:value-type="float">
            <text:p>0.5505684799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.464" calcext:value-type="float">
            <text:p>126.464</text:p>
          </table:table-cell>
          <table:table-cell office:value-type="float" office:value="0.0020189793678" calcext:value-type="float">
            <text:p>0.0020189793678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106790276986" calcext:value-type="float">
            <text:p>0.000106790276986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331283647858" calcext:value-type="float">
            <text:p>0.0331283647858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8626895794" calcext:value-type="float">
            <text:p>0.48626895794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389691087022" calcext:value-type="float">
            <text:p>0.0389691087022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219962480497" calcext:value-type="float">
            <text:p>0.00219962480497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109926798133" calcext:value-type="float">
            <text:p>0.109926798133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513168916667" calcext:value-type="float">
            <text:p>0.5131689166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7.488" calcext:value-type="float">
            <text:p>127.488</text:p>
          </table:table-cell>
          <table:table-cell office:value-type="float" office:value="0.00193860489144" calcext:value-type="float">
            <text:p>0.00193860489144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104034398871" calcext:value-type="float">
            <text:p>0.000104034398871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330556235821" calcext:value-type="float">
            <text:p>0.0330556235821</text:p>
          </table:table-cell>
          <table:table-cell office:value-type="float" office:value="31.36" calcext:value-type="float">
            <text:p>31.36</text:p>
          </table:table-cell>
          <table:table-cell office:value-type="float" office:value="0.419214009947" calcext:value-type="float">
            <text:p>0.419214009947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387273853646" calcext:value-type="float">
            <text:p>0.0387273853646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215364654511" calcext:value-type="float">
            <text:p>0.00215364654511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108236681661" calcext:value-type="float">
            <text:p>0.108236681661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76944875216" calcext:value-type="float">
            <text:p>0.4769448752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.512" calcext:value-type="float">
            <text:p>128.512</text:p>
          </table:table-cell>
          <table:table-cell office:value-type="float" office:value="0.00187540444849" calcext:value-type="float">
            <text:p>0.00187540444849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101278520755" calcext:value-type="float">
            <text:p>0.000101278520755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329962182656" calcext:value-type="float">
            <text:p>0.0329962182656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64406540118" calcext:value-type="float">
            <text:p>0.364406540118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384903858567" calcext:value-type="float">
            <text:p>0.0384903858567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210766828525" calcext:value-type="float">
            <text:p>0.00210766828525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106956692743" calcext:value-type="float">
            <text:p>0.106956692743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42214736052" calcext:value-type="float">
            <text:p>0.442214736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9.536" calcext:value-type="float">
            <text:p>129.536</text:p>
          </table:table-cell>
          <table:table-cell office:value-type="float" office:value="0.00185616953107" calcext:value-type="float">
            <text:p>0.00185616953107</text:p>
          </table:table-cell>
          <table:table-cell office:value-type="float" office:value="77.312" calcext:value-type="float">
            <text:p>77.312</text:p>
          </table:table-cell>
          <table:table-cell office:value-type="float" office:value="9.9900581697e-05" calcext:value-type="float">
            <text:p>9.9900581697e-05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329329738301" calcext:value-type="float">
            <text:p>0.0329329738301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20587295864" calcext:value-type="float">
            <text:p>0.320587295864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382605964046" calcext:value-type="float">
            <text:p>0.0382605964046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206634998415" calcext:value-type="float">
            <text:p>0.00206634998415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105968624652" calcext:value-type="float">
            <text:p>0.105968624652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09334316654" calcext:value-type="float">
            <text:p>0.409334316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.56" calcext:value-type="float">
            <text:p>130.56</text:p>
          </table:table-cell>
          <table:table-cell office:value-type="float" office:value="0.00184311726567" calcext:value-type="float">
            <text:p>0.00184311726567</text:p>
          </table:table-cell>
          <table:table-cell office:value-type="float" office:value="78.336" calcext:value-type="float">
            <text:p>78.336</text:p>
          </table:table-cell>
          <table:table-cell office:value-type="float" office:value="9.78336731101e-05" calcext:value-type="float">
            <text:p>9.78336731101e-05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32874982926" calcext:value-type="float">
            <text:p>0.032874982926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85319541654" calcext:value-type="float">
            <text:p>0.285319541654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380249643211" calcext:value-type="float">
            <text:p>0.0380249643211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202093091934" calcext:value-type="float">
            <text:p>0.00202093091934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105184845816" calcext:value-type="float">
            <text:p>0.105184845816</text:p>
          </table:table-cell>
          <table:table-cell office:value-type="float" office:value="31.36" calcext:value-type="float">
            <text:p>31.36</text:p>
          </table:table-cell>
          <table:table-cell office:value-type="float" office:value="0.378000432646" calcext:value-type="float">
            <text:p>0.3780004326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2.096" calcext:value-type="float">
            <text:p>132.096</text:p>
          </table:table-cell>
          <table:table-cell office:value-type="float" office:value="0.00182869107761" calcext:value-type="float">
            <text:p>0.00182869107761</text:p>
          </table:table-cell>
          <table:table-cell office:value-type="float" office:value="79.36" calcext:value-type="float">
            <text:p>79.36</text:p>
          </table:table-cell>
          <table:table-cell office:value-type="float" office:value="9.71447035812e-05" calcext:value-type="float">
            <text:p>9.71447035812e-05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327832481857" calcext:value-type="float">
            <text:p>0.0327832481857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55373073517" calcext:value-type="float">
            <text:p>0.255373073517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377917563081" calcext:value-type="float">
            <text:p>0.0377917563081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19756361201" calcext:value-type="float">
            <text:p>0.0019756361201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104495116015" calcext:value-type="float">
            <text:p>0.104495116015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48762983769" calcext:value-type="float">
            <text:p>0.3487629837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4.144" calcext:value-type="float">
            <text:p>134.144</text:p>
          </table:table-cell>
          <table:table-cell office:value-type="float" office:value="0.00182250842558" calcext:value-type="float">
            <text:p>0.00182250842558</text:p>
          </table:table-cell>
          <table:table-cell office:value-type="float" office:value="80.384" calcext:value-type="float">
            <text:p>80.384</text:p>
          </table:table-cell>
          <table:table-cell office:value-type="float" office:value="9.50777949944e-05" calcext:value-type="float">
            <text:p>9.50777949944e-05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325811892864" calcext:value-type="float">
            <text:p>0.0325811892864</text:p>
          </table:table-cell>
          <table:table-cell office:value-type="float" office:value="32.64" calcext:value-type="float">
            <text:p>32.64</text:p>
          </table:table-cell>
          <table:table-cell office:value-type="float" office:value="0.228860728723" calcext:value-type="float">
            <text:p>0.228860728723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37568431044" calcext:value-type="float">
            <text:p>0.037568431044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192835307178" calcext:value-type="float">
            <text:p>0.00192835307178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103612751662" calcext:value-type="float">
            <text:p>0.103612751662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21191794916" calcext:value-type="float">
            <text:p>0.3211917949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.192" calcext:value-type="float">
            <text:p>136.192</text:p>
          </table:table-cell>
          <table:table-cell office:value-type="float" office:value="0.00181838665756" calcext:value-type="float">
            <text:p>0.00181838665756</text:p>
          </table:table-cell>
          <table:table-cell office:value-type="float" office:value="81.408" calcext:value-type="float">
            <text:p>81.408</text:p>
          </table:table-cell>
          <table:table-cell office:value-type="float" office:value="8.6810160647e-05" calcext:value-type="float">
            <text:p>8.6810160647e-05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319919855358" calcext:value-type="float">
            <text:p>0.0319919855358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84134346119" calcext:value-type="float">
            <text:p>0.184134346119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373469704495" calcext:value-type="float">
            <text:p>0.0373469704495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188324467089" calcext:value-type="float">
            <text:p>0.00188324467089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102000640566" calcext:value-type="float">
            <text:p>0.102000640566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95618192759" calcext:value-type="float">
            <text:p>0.2956181927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.24" calcext:value-type="float">
            <text:p>138.24</text:p>
          </table:table-cell>
          <table:table-cell office:value-type="float" office:value="0.00181014312152" calcext:value-type="float">
            <text:p>0.00181014312152</text:p>
          </table:table-cell>
          <table:table-cell office:value-type="float" office:value="82.432" calcext:value-type="float">
            <text:p>82.432</text:p>
          </table:table-cell>
          <table:table-cell office:value-type="float" office:value="7.5097678655e-05" calcext:value-type="float">
            <text:p>7.5097678655e-05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305575694093" calcext:value-type="float">
            <text:p>0.0305575694093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48425439608" calcext:value-type="float">
            <text:p>0.148425439608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37122650695" calcext:value-type="float">
            <text:p>0.037122650695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183875759783" calcext:value-type="float">
            <text:p>0.00183875759783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992284438507" calcext:value-type="float">
            <text:p>0.0992284438507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71865319746" calcext:value-type="float">
            <text:p>0.2718653197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.288" calcext:value-type="float">
            <text:p>140.288</text:p>
          </table:table-cell>
          <table:table-cell office:value-type="float" office:value="0.00179365604945" calcext:value-type="float">
            <text:p>0.00179365604945</text:p>
          </table:table-cell>
          <table:table-cell office:value-type="float" office:value="83.456" calcext:value-type="float">
            <text:p>83.456</text:p>
          </table:table-cell>
          <table:table-cell office:value-type="float" office:value="6.2696227134e-05" calcext:value-type="float">
            <text:p>6.2696227134e-05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282173232369" calcext:value-type="float">
            <text:p>0.0282173232369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21057037257" calcext:value-type="float">
            <text:p>0.121057037257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369026818362" calcext:value-type="float">
            <text:p>0.0369026818362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7934006658" calcext:value-type="float">
            <text:p>0.0017934006658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955313578659" calcext:value-type="float">
            <text:p>0.0955313578659</text:p>
          </table:table-cell>
          <table:table-cell office:value-type="float" office:value="32.64" calcext:value-type="float">
            <text:p>32.64</text:p>
          </table:table-cell>
          <table:table-cell office:value-type="float" office:value="0.249782763968" calcext:value-type="float">
            <text:p>0.2497827639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2.336" calcext:value-type="float">
            <text:p>142.336</text:p>
          </table:table-cell>
          <table:table-cell office:value-type="float" office:value="0.00178060378406" calcext:value-type="float">
            <text:p>0.00178060378406</text:p>
          </table:table-cell>
          <table:table-cell office:value-type="float" office:value="84.48" calcext:value-type="float">
            <text:p>84.48</text:p>
          </table:table-cell>
          <table:table-cell office:value-type="float" office:value="5.16727146709e-05" calcext:value-type="float">
            <text:p>5.16727146709e-05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258617205881" calcext:value-type="float">
            <text:p>0.0258617205881</text:p>
          </table:table-cell>
          <table:table-cell office:value-type="float" office:value="34.56" calcext:value-type="float">
            <text:p>34.56</text:p>
          </table:table-cell>
          <table:table-cell office:value-type="float" office:value="0.100618865005" calcext:value-type="float">
            <text:p>0.100618865005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366772432799" calcext:value-type="float">
            <text:p>0.0366772432799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74860292883" calcext:value-type="float">
            <text:p>0.00174860292883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915458917243" calcext:value-type="float">
            <text:p>0.0915458917243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21085805789" calcext:value-type="float">
            <text:p>0.210858057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.384" calcext:value-type="float">
            <text:p>144.384</text:p>
          </table:table-cell>
          <table:table-cell office:value-type="float" office:value="0.00177236024802" calcext:value-type="float">
            <text:p>0.00177236024802</text:p>
          </table:table-cell>
          <table:table-cell office:value-type="float" office:value="85.504" calcext:value-type="float">
            <text:p>85.504</text:p>
          </table:table-cell>
          <table:table-cell office:value-type="float" office:value="4.9605806084e-05" calcext:value-type="float">
            <text:p>4.9605806084e-05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244070985716" calcext:value-type="float">
            <text:p>0.0244070985716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848524653448" calcext:value-type="float">
            <text:p>0.0848524653448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364555962185" calcext:value-type="float">
            <text:p>0.0364555962185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70293533288" calcext:value-type="float">
            <text:p>0.00170293533288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878143948575" calcext:value-type="float">
            <text:p>0.0878143948575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78099059778" calcext:value-type="float">
            <text:p>0.1780990597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.432" calcext:value-type="float">
            <text:p>146.432</text:p>
          </table:table-cell>
          <table:table-cell office:value-type="float" office:value="0.00176136886664" calcext:value-type="float">
            <text:p>0.00176136886664</text:p>
          </table:table-cell>
          <table:table-cell office:value-type="float" office:value="86.528" calcext:value-type="float">
            <text:p>86.528</text:p>
          </table:table-cell>
          <table:table-cell office:value-type="float" office:value="4.54719889104e-05" calcext:value-type="float">
            <text:p>4.54719889104e-05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235194538267" calcext:value-type="float">
            <text:p>0.0235194538267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725825762406" calcext:value-type="float">
            <text:p>0.0725825762406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362377406519" calcext:value-type="float">
            <text:p>0.0362377406519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65639787797" calcext:value-type="float">
            <text:p>0.00165639787797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846775460623" calcext:value-type="float">
            <text:p>0.0846775460623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50683151487" calcext:value-type="float">
            <text:p>0.150683151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.48" calcext:value-type="float">
            <text:p>148.48</text:p>
          </table:table-cell>
          <table:table-cell office:value-type="float" office:value="0.00174969052392" calcext:value-type="float">
            <text:p>0.00174969052392</text:p>
          </table:table-cell>
          <table:table-cell office:value-type="float" office:value="87.552" calcext:value-type="float">
            <text:p>87.552</text:p>
          </table:table-cell>
          <table:table-cell office:value-type="float" office:value="4.20271412657e-05" calcext:value-type="float">
            <text:p>4.20271412657e-05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229623774412" calcext:value-type="float">
            <text:p>0.0229623774412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632790073286" calcext:value-type="float">
            <text:p>0.0632790073286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360202580193" calcext:value-type="float">
            <text:p>0.0360202580193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61097881316" calcext:value-type="float">
            <text:p>0.00161097881316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821568844114" calcext:value-type="float">
            <text:p>0.0821568844114</text:p>
          </table:table-cell>
          <table:table-cell office:value-type="float" office:value="34.56" calcext:value-type="float">
            <text:p>34.56</text:p>
          </table:table-cell>
          <table:table-cell office:value-type="float" office:value="0.128010824641" calcext:value-type="float">
            <text:p>0.128010824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0.528" calcext:value-type="float">
            <text:p>150.528</text:p>
          </table:table-cell>
          <table:table-cell office:value-type="float" office:value="0.00173595129719" calcext:value-type="float">
            <text:p>0.00173595129719</text:p>
          </table:table-cell>
          <table:table-cell office:value-type="float" office:value="88.576" calcext:value-type="float">
            <text:p>88.576</text:p>
          </table:table-cell>
          <table:table-cell office:value-type="float" office:value="4.06492022077e-05" calcext:value-type="float">
            <text:p>4.06492022077e-05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225998837757" calcext:value-type="float">
            <text:p>0.0225998837757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62379339293" calcext:value-type="float">
            <text:p>0.0562379339293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358042671224" calcext:value-type="float">
            <text:p>0.0358042671224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56226671081" calcext:value-type="float">
            <text:p>0.00156226671081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802085203557" calcext:value-type="float">
            <text:p>0.0802085203557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109306967358" calcext:value-type="float">
            <text:p>0.1093069673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2.576" calcext:value-type="float">
            <text:p>152.576</text:p>
          </table:table-cell>
          <table:table-cell office:value-type="float" office:value="0.00172633383848" calcext:value-type="float">
            <text:p>0.00172633383848</text:p>
          </table:table-cell>
          <table:table-cell office:value-type="float" office:value="89.6" calcext:value-type="float">
            <text:p>89.6</text:p>
          </table:table-cell>
          <table:table-cell office:value-type="float" office:value="3.85822936209e-05" calcext:value-type="float">
            <text:p>3.85822936209e-05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223636769224" calcext:value-type="float">
            <text:p>0.0223636769224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08114577651" calcext:value-type="float">
            <text:p>0.0508114577651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355884005368" calcext:value-type="float">
            <text:p>0.0355884005368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51411380352" calcext:value-type="float">
            <text:p>0.00151411380352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787048422639" calcext:value-type="float">
            <text:p>0.0787048422639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939082623828" calcext:value-type="float">
            <text:p>0.09390826238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.624" calcext:value-type="float">
            <text:p>154.624</text:p>
          </table:table-cell>
          <table:table-cell office:value-type="float" office:value="0.00171740334111" calcext:value-type="float">
            <text:p>0.00171740334111</text:p>
          </table:table-cell>
          <table:table-cell office:value-type="float" office:value="90.624" calcext:value-type="float">
            <text:p>90.624</text:p>
          </table:table-cell>
          <table:table-cell office:value-type="float" office:value="3.51374459762e-05" calcext:value-type="float">
            <text:p>3.51374459762e-05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221951598003" calcext:value-type="float">
            <text:p>0.0221951598003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65457068108" calcext:value-type="float">
            <text:p>0.0465457068108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353841570584" calcext:value-type="float">
            <text:p>0.0353841570584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46999952717" calcext:value-type="float">
            <text:p>0.00146999952717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775566695223" calcext:value-type="float">
            <text:p>0.0775566695223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812824772893" calcext:value-type="float">
            <text:p>0.08128247728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.672" calcext:value-type="float">
            <text:p>156.672</text:p>
          </table:table-cell>
          <table:table-cell office:value-type="float" office:value="0.00171190765041" calcext:value-type="float">
            <text:p>0.00171190765041</text:p>
          </table:table-cell>
          <table:table-cell office:value-type="float" office:value="91.648" calcext:value-type="float">
            <text:p>91.648</text:p>
          </table:table-cell>
          <table:table-cell office:value-type="float" office:value="3.16925983315e-05" calcext:value-type="float">
            <text:p>3.16925983315e-05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220704894594" calcext:value-type="float">
            <text:p>0.0220704894594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32133412532" calcext:value-type="float">
            <text:p>0.0432133412532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351766193304" calcext:value-type="float">
            <text:p>0.0351766193304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4263201803" calcext:value-type="float">
            <text:p>0.0014263201803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76646164223" calcext:value-type="float">
            <text:p>0.076646164223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709484636353" calcext:value-type="float">
            <text:p>0.07094846363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.72" calcext:value-type="float">
            <text:p>158.72</text:p>
          </table:table-cell>
          <table:table-cell office:value-type="float" office:value="0.00170572499839" calcext:value-type="float">
            <text:p>0.00170572499839</text:p>
          </table:table-cell>
          <table:table-cell office:value-type="float" office:value="92.672" calcext:value-type="float">
            <text:p>92.672</text:p>
          </table:table-cell>
          <table:table-cell office:value-type="float" office:value="2.82477506868e-05" calcext:value-type="float">
            <text:p>2.82477506868e-05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2195289118" calcext:value-type="float">
            <text:p>0.02195289118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04759760772" calcext:value-type="float">
            <text:p>0.0404759760772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349702004041" calcext:value-type="float">
            <text:p>0.0349702004041</text:p>
          </table:table-cell>
          <table:table-cell office:value-type="float" office:value="89.6" calcext:value-type="float">
            <text:p>89.6</text:p>
          </table:table-cell>
          <table:table-cell office:value-type="float" office:value="0.00138139817776" calcext:value-type="float">
            <text:p>0.00138139817776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759198106214" calcext:value-type="float">
            <text:p>0.0759198106214</text:p>
          </table:table-cell>
          <table:table-cell office:value-type="float" office:value="37.12" calcext:value-type="float">
            <text:p>37.12</text:p>
          </table:table-cell>
          <table:table-cell office:value-type="float" office:value="0.0624389412669" calcext:value-type="float">
            <text:p>0.06243894126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0.768" calcext:value-type="float">
            <text:p>160.768</text:p>
          </table:table-cell>
          <table:table-cell office:value-type="float" office:value="0.00170091626903" calcext:value-type="float">
            <text:p>0.00170091626903</text:p>
          </table:table-cell>
          <table:table-cell office:value-type="float" office:value="93.696" calcext:value-type="float">
            <text:p>93.696</text:p>
          </table:table-cell>
          <table:table-cell office:value-type="float" office:value="2.41139335131e-05" calcext:value-type="float">
            <text:p>2.41139335131e-05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217645722858" calcext:value-type="float">
            <text:p>0.0217645722858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82841456929" calcext:value-type="float">
            <text:p>0.0382841456929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347686296189" calcext:value-type="float">
            <text:p>0.0347686296189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33585484738" calcext:value-type="float">
            <text:p>0.00133585484738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753183025027" calcext:value-type="float">
            <text:p>0.0753183025027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554536027396" calcext:value-type="float">
            <text:p>0.05545360273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2.816" calcext:value-type="float">
            <text:p>162.816</text:p>
          </table:table-cell>
          <table:table-cell office:value-type="float" office:value="0.00169198577166" calcext:value-type="float">
            <text:p>0.00169198577166</text:p>
          </table:table-cell>
          <table:table-cell office:value-type="float" office:value="94.72" calcext:value-type="float">
            <text:p>94.72</text:p>
          </table:table-cell>
          <table:table-cell office:value-type="float" office:value="2.34249639841e-05" calcext:value-type="float">
            <text:p>2.34249639841e-05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212915524024" calcext:value-type="float">
            <text:p>0.0212915524024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64668404894" calcext:value-type="float">
            <text:p>0.0364668404894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345554357264" calcext:value-type="float">
            <text:p>0.0345554357264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128757767452" calcext:value-type="float">
            <text:p>0.00128757767452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748153061374" calcext:value-type="float">
            <text:p>0.0748153061374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96865342798" calcext:value-type="float">
            <text:p>0.04968653427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.864" calcext:value-type="float">
            <text:p>164.864</text:p>
          </table:table-cell>
          <table:table-cell office:value-type="float" office:value="0.00168649008097" calcext:value-type="float">
            <text:p>0.00168649008097</text:p>
          </table:table-cell>
          <table:table-cell office:value-type="float" office:value="95.744" calcext:value-type="float">
            <text:p>95.744</text:p>
          </table:table-cell>
          <table:table-cell office:value-type="float" office:value="2.06690858683e-05" calcext:value-type="float">
            <text:p>2.06690858683e-05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201416352061" calcext:value-type="float">
            <text:p>0.0201416352061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4896055634" calcext:value-type="float">
            <text:p>0.034896055634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343485195549" calcext:value-type="float">
            <text:p>0.0343485195549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123743651816" calcext:value-type="float">
            <text:p>0.00123743651816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743792505553" calcext:value-type="float">
            <text:p>0.0743792505553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49412192991" calcext:value-type="float">
            <text:p>0.04494121929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.912" calcext:value-type="float">
            <text:p>166.912</text:p>
          </table:table-cell>
          <table:table-cell office:value-type="float" office:value="0.00168442919696" calcext:value-type="float">
            <text:p>0.00168442919696</text:p>
          </table:table-cell>
          <table:table-cell office:value-type="float" office:value="96.768" calcext:value-type="float">
            <text:p>96.768</text:p>
          </table:table-cell>
          <table:table-cell office:value-type="float" office:value="1.99801163394e-05" calcext:value-type="float">
            <text:p>1.99801163394e-05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181002341459" calcext:value-type="float">
            <text:p>0.0181002341459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335126343193" calcext:value-type="float">
            <text:p>0.0335126343193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341412304495" calcext:value-type="float">
            <text:p>0.0341412304495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118891081417" calcext:value-type="float">
            <text:p>0.00118891081417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739802982394" calcext:value-type="float">
            <text:p>0.0739802982394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409941791919" calcext:value-type="float">
            <text:p>0.04099417919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8.96" calcext:value-type="float">
            <text:p>168.96</text:p>
          </table:table-cell>
          <table:table-cell office:value-type="float" office:value="0.0016796204676" calcext:value-type="float">
            <text:p>0.0016796204676</text:p>
          </table:table-cell>
          <table:table-cell office:value-type="float" office:value="97.792" calcext:value-type="float">
            <text:p>97.792</text:p>
          </table:table-cell>
          <table:table-cell office:value-type="float" office:value="1.86021772816e-05" calcext:value-type="float">
            <text:p>1.86021772816e-05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156256188054" calcext:value-type="float">
            <text:p>0.0156256188054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322883104937" calcext:value-type="float">
            <text:p>0.0322883104937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339342521224" calcext:value-type="float">
            <text:p>0.0339342521224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114175203142" calcext:value-type="float">
            <text:p>0.00114175203142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736187811275" calcext:value-type="float">
            <text:p>0.0736187811275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76913874429" calcext:value-type="float">
            <text:p>0.03769138744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.008" calcext:value-type="float">
            <text:p>171.008</text:p>
          </table:table-cell>
          <table:table-cell office:value-type="float" office:value="0.00166931604755" calcext:value-type="float">
            <text:p>0.00166931604755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1.79132077526e-05" calcext:value-type="float">
            <text:p>1.79132077526e-05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13833356368" calcext:value-type="float">
            <text:p>0.013833356368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311516114274" calcext:value-type="float">
            <text:p>0.0311516114274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337400157042" calcext:value-type="float">
            <text:p>0.0337400157042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109111381278" calcext:value-type="float">
            <text:p>0.00109111381278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732734183202" calcext:value-type="float">
            <text:p>0.0732734183202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49228198434" calcext:value-type="float">
            <text:p>0.03492281984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3.056" calcext:value-type="float">
            <text:p>173.056</text:p>
          </table:table-cell>
          <table:table-cell office:value-type="float" office:value="0.00166656820221" calcext:value-type="float">
            <text:p>0.00166656820221</text:p>
          </table:table-cell>
          <table:table-cell office:value-type="float" office:value="110.08" calcext:value-type="float">
            <text:p>110.08</text:p>
          </table:table-cell>
          <table:table-cell office:value-type="float" office:value="1.72242382236e-05" calcext:value-type="float">
            <text:p>1.72242382236e-05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127381971335" calcext:value-type="float">
            <text:p>0.0127381971335</text:p>
          </table:table-cell>
          <table:table-cell office:value-type="float" office:value="42.24" calcext:value-type="float">
            <text:p>42.24</text:p>
          </table:table-cell>
          <table:table-cell office:value-type="float" office:value="0.0301148530428" calcext:value-type="float">
            <text:p>0.0301148530428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335501923376" calcext:value-type="float">
            <text:p>0.0335501923376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103842521229" calcext:value-type="float">
            <text:p>0.00103842521229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729381980559" calcext:value-type="float">
            <text:p>0.0729381980559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325915827976" calcext:value-type="float">
            <text:p>0.03259158279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5.104" calcext:value-type="float">
            <text:p>175.104</text:p>
          </table:table-cell>
          <table:table-cell office:value-type="float" office:value="0.00165901162751" calcext:value-type="float">
            <text:p>0.00165901162751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1.65352686947e-05" calcext:value-type="float">
            <text:p>1.65352686947e-05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120089665657" calcext:value-type="float">
            <text:p>0.0120089665657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91021208018" calcext:value-type="float">
            <text:p>0.0291021208018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333588150795" calcext:value-type="float">
            <text:p>0.0333588150795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987849126441" calcext:value-type="float">
            <text:p>0.000987849126441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725873767165" calcext:value-type="float">
            <text:p>0.0725873767165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30597463173" calcext:value-type="float">
            <text:p>0.0305974631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.152" calcext:value-type="float">
            <text:p>177.152</text:p>
          </table:table-cell>
          <table:table-cell office:value-type="float" office:value="0.00165145505281" calcext:value-type="float">
            <text:p>0.00165145505281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1.58462991657e-05" calcext:value-type="float">
            <text:p>1.58462991657e-05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115403919781" calcext:value-type="float">
            <text:p>0.0115403919781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80724289301" calcext:value-type="float">
            <text:p>0.0280724289301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331653866849" calcext:value-type="float">
            <text:p>0.0331653866849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937024509457" calcext:value-type="float">
            <text:p>0.000937024509457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722276299393" calcext:value-type="float">
            <text:p>0.0722276299393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88998150833" calcext:value-type="float">
            <text:p>0.02889981508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0.00164595936212" calcext:value-type="float">
            <text:p>0.00164595936212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1.51573296368e-05" calcext:value-type="float">
            <text:p>1.51573296368e-05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111930527301" calcext:value-type="float">
            <text:p>0.0111930527301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70162881102" calcext:value-type="float">
            <text:p>0.0270162881102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329756876296" calcext:value-type="float">
            <text:p>0.0329756876296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887815344847" calcext:value-type="float">
            <text:p>0.000887815344847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71850696162" calcext:value-type="float">
            <text:p>0.071850696162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74335756042" calcext:value-type="float">
            <text:p>0.02743357560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.248" calcext:value-type="float">
            <text:p>181.248</text:p>
          </table:table-cell>
          <table:table-cell office:value-type="float" office:value="0.0016418375941" calcext:value-type="float">
            <text:p>0.0016418375941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1.44683601079e-05" calcext:value-type="float">
            <text:p>1.44683601079e-05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109576541123" calcext:value-type="float">
            <text:p>0.0109576541123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59443990617" calcext:value-type="float">
            <text:p>0.0259443990617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327917068943" calcext:value-type="float">
            <text:p>0.0327917068943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8379848524" calcext:value-type="float">
            <text:p>0.0008379848524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714870030136" calcext:value-type="float">
            <text:p>0.0714870030136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61638895974" calcext:value-type="float">
            <text:p>0.02616388959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3.296" calcext:value-type="float">
            <text:p>183.296</text:p>
          </table:table-cell>
          <table:table-cell office:value-type="float" office:value="0.00163634190341" calcext:value-type="float">
            <text:p>0.00163634190341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1.37793905789e-05" calcext:value-type="float">
            <text:p>1.37793905789e-05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107966131696" calcext:value-type="float">
            <text:p>0.0107966131696</text:p>
          </table:table-cell>
          <table:table-cell office:value-type="float" office:value="44.8" calcext:value-type="float">
            <text:p>44.8</text:p>
          </table:table-cell>
          <table:table-cell office:value-type="float" office:value="0.0248868449393" calcext:value-type="float">
            <text:p>0.0248868449393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326056128669" calcext:value-type="float">
            <text:p>0.0326056128669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78877568779" calcext:value-type="float">
            <text:p>0.00078877568779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711433736591" calcext:value-type="float">
            <text:p>0.0711433736591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50479350359" calcext:value-type="float">
            <text:p>0.02504793503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.344" calcext:value-type="float">
            <text:p>185.344</text:p>
          </table:table-cell>
          <table:table-cell office:value-type="float" office:value="0.00163084621271" calcext:value-type="float">
            <text:p>0.00163084621271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1.30904210499e-05" calcext:value-type="float">
            <text:p>1.30904210499e-05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106747716532" calcext:value-type="float">
            <text:p>0.0106747716532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238916780303" calcext:value-type="float">
            <text:p>0.0238916780303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324184000376" calcext:value-type="float">
            <text:p>0.0324184000376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738137469157" calcext:value-type="float">
            <text:p>0.000738137469157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705222443301" calcext:value-type="float">
            <text:p>0.0705222443301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40450660339" calcext:value-type="float">
            <text:p>0.02404506603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.392" calcext:value-type="float">
            <text:p>187.392</text:p>
          </table:table-cell>
          <table:table-cell office:value-type="float" office:value="0.00162603748336" calcext:value-type="float">
            <text:p>0.00162603748336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1.2401451521e-05" calcext:value-type="float">
            <text:p>1.2401451521e-05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105735401447" calcext:value-type="float">
            <text:p>0.0105735401447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229053947374" calcext:value-type="float">
            <text:p>0.0229053947374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322352894816" calcext:value-type="float">
            <text:p>0.0322352894816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694893051772" calcext:value-type="float">
            <text:p>0.000694893051772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699628185441" calcext:value-type="float">
            <text:p>0.0699628185441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31199110807" calcext:value-type="float">
            <text:p>0.02311991108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.44" calcext:value-type="float">
            <text:p>189.44</text:p>
          </table:table-cell>
          <table:table-cell office:value-type="float" office:value="0.001621228754" calcext:value-type="float">
            <text:p>0.001621228754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1.10235124631e-05" calcext:value-type="float">
            <text:p>1.10235124631e-05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104838259933" calcext:value-type="float">
            <text:p>0.0104838259933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218187669622" calcext:value-type="float">
            <text:p>0.0218187669622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320549137743" calcext:value-type="float">
            <text:p>0.0320549137743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651586501603" calcext:value-type="float">
            <text:p>0.000651586501603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69453662889" calcext:value-type="float">
            <text:p>0.069453662889</text:p>
          </table:table-cell>
          <table:table-cell office:value-type="float" office:value="44.8" calcext:value-type="float">
            <text:p>44.8</text:p>
          </table:table-cell>
          <table:table-cell office:value-type="float" office:value="0.0222201690271" calcext:value-type="float">
            <text:p>0.02222016902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1.488" calcext:value-type="float">
            <text:p>191.488</text:p>
          </table:table-cell>
          <table:table-cell office:value-type="float" office:value="0.0016136721793" calcext:value-type="float">
            <text:p>0.0016136721793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9.64557340521e-06" calcext:value-type="float">
            <text:p>9.64557340521e-06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103987591967" calcext:value-type="float">
            <text:p>0.0103987591967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205883861256" calcext:value-type="float">
            <text:p>0.0205883861256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318752839348" calcext:value-type="float">
            <text:p>0.0318752839348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610019669375" calcext:value-type="float">
            <text:p>0.000610019669375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689713573112" calcext:value-type="float">
            <text:p>0.0689713573112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212808875999" calcext:value-type="float">
            <text:p>0.02128088759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3.536" calcext:value-type="float">
            <text:p>193.536</text:p>
          </table:table-cell>
          <table:table-cell office:value-type="float" office:value="0.00161023737262" calcext:value-type="float">
            <text:p>0.00161023737262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7.57866481838e-06" calcext:value-type="float">
            <text:p>7.57866481838e-06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10323795345" calcext:value-type="float">
            <text:p>0.010323795345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91869956781" calcext:value-type="float">
            <text:p>0.0191869956781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316933543361" calcext:value-type="float">
            <text:p>0.0316933543361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57143521076" calcext:value-type="float">
            <text:p>0.00057143521076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685072345468" calcext:value-type="float">
            <text:p>0.0685072345468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202505770923" calcext:value-type="float">
            <text:p>0.02025057709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.584" calcext:value-type="float">
            <text:p>195.584</text:p>
          </table:table-cell>
          <table:table-cell office:value-type="float" office:value="0.00160474168193" calcext:value-type="float">
            <text:p>0.00160474168193</text:p>
          </table:table-cell>
          <table:table-cell office:value-type="float" office:value="148.48" calcext:value-type="float">
            <text:p>148.48</text:p>
          </table:table-cell>
          <table:table-cell office:value-type="float" office:value="6.88969528939e-06" calcext:value-type="float">
            <text:p>6.88969528939e-06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102472150222" calcext:value-type="float">
            <text:p>0.0102472150222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74785147724" calcext:value-type="float">
            <text:p>0.0174785147724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315127921619" calcext:value-type="float">
            <text:p>0.0315127921619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535770992974" calcext:value-type="float">
            <text:p>0.000535770992974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680470212716" calcext:value-type="float">
            <text:p>0.0680470212716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91043040932" calcext:value-type="float">
            <text:p>0.01910430409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.632" calcext:value-type="float">
            <text:p>197.632</text:p>
          </table:table-cell>
          <table:table-cell office:value-type="float" office:value="0.00160061991391" calcext:value-type="float">
            <text:p>0.00160061991391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6.20072576052e-06" calcext:value-type="float">
            <text:p>6.20072576052e-06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101777067608" calcext:value-type="float">
            <text:p>0.0101777067608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54861619507" calcext:value-type="float">
            <text:p>0.0154861619507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313254550213" calcext:value-type="float">
            <text:p>0.0313254550213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498864119517" calcext:value-type="float">
            <text:p>0.000498864119517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676072406102" calcext:value-type="float">
            <text:p>0.0676072406102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78470479081" calcext:value-type="float">
            <text:p>0.01784704790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.68" calcext:value-type="float">
            <text:p>199.68</text:p>
          </table:table-cell>
          <table:table-cell office:value-type="float" office:value="0.00159443726188" calcext:value-type="float">
            <text:p>0.00159443726188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5.51175623154e-06" calcext:value-type="float">
            <text:p>5.51175623154e-06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10102944968" calcext:value-type="float">
            <text:p>0.010102944968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133068493892" calcext:value-type="float">
            <text:p>0.0133068493892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311432146444" calcext:value-type="float">
            <text:p>0.0311432146444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465560947508" calcext:value-type="float">
            <text:p>0.000465560947508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671764591505" calcext:value-type="float">
            <text:p>0.0671764591505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65097171146" calcext:value-type="float">
            <text:p>0.01650971711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1.728" calcext:value-type="float">
            <text:p>201.728</text:p>
          </table:table-cell>
          <table:table-cell office:value-type="float" office:value="0.00159168941654" calcext:value-type="float">
            <text:p>0.00159168941654</text:p>
          </table:table-cell>
          <table:table-cell office:value-type="float" office:value="158.72" calcext:value-type="float">
            <text:p>158.72</text:p>
          </table:table-cell>
          <table:table-cell office:value-type="float" office:value="4.82278670266e-06" calcext:value-type="float">
            <text:p>4.82278670266e-06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100097958154" calcext:value-type="float">
            <text:p>0.0100097958154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109070616269" calcext:value-type="float">
            <text:p>0.0109070616269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309678735451" calcext:value-type="float">
            <text:p>0.0309678735451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434680954059" calcext:value-type="float">
            <text:p>0.000434680954059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667585126178" calcext:value-type="float">
            <text:p>0.0667585126178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51351706233" calcext:value-type="float">
            <text:p>0.0151351706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.776" calcext:value-type="float">
            <text:p>203.776</text:p>
          </table:table-cell>
          <table:table-cell office:value-type="float" office:value="0.00158688068718" calcext:value-type="float">
            <text:p>0.00158688068718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4.13381717368e-06" calcext:value-type="float">
            <text:p>4.13381717368e-06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0990048195089" calcext:value-type="float">
            <text:p>0.00990048195089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872048065209" calcext:value-type="float">
            <text:p>0.00872048065209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307937134031" calcext:value-type="float">
            <text:p>0.0307937134031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403366031125" calcext:value-type="float">
            <text:p>0.000403366031125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663478687161" calcext:value-type="float">
            <text:p>0.0663478687161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37869222415" calcext:value-type="float">
            <text:p>0.0137869222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.824" calcext:value-type="float">
            <text:p>205.824</text:p>
          </table:table-cell>
          <table:table-cell office:value-type="float" office:value="0.00158275891916" calcext:value-type="float">
            <text:p>0.00158275891916</text:p>
          </table:table-cell>
          <table:table-cell office:value-type="float" office:value="199.68" calcext:value-type="float">
            <text:p>199.68</text:p>
          </table:table-cell>
          <table:table-cell office:value-type="float" office:value="3.4448476447e-06" calcext:value-type="float">
            <text:p>3.4448476447e-06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0978712690835" calcext:value-type="float">
            <text:p>0.00978712690835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714222548314" calcext:value-type="float">
            <text:p>0.00714222548314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306116594932" calcext:value-type="float">
            <text:p>0.0306116594932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376151871909" calcext:value-type="float">
            <text:p>0.000376151871909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659457076685" calcext:value-type="float">
            <text:p>0.0659457076685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125031835282" calcext:value-type="float">
            <text:p>0.01250318352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.872" calcext:value-type="float">
            <text:p>207.872</text:p>
          </table:table-cell>
          <table:table-cell office:value-type="float" office:value="0.00157863715114" calcext:value-type="float">
            <text:p>0.00157863715114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2.75587811582e-06" calcext:value-type="float">
            <text:p>2.75587811582e-06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0968246039848" calcext:value-type="float">
            <text:p>0.00968246039848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597160715519" calcext:value-type="float">
            <text:p>0.00597160715519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304342672573" calcext:value-type="float">
            <text:p>0.0304342672573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351609422387" calcext:value-type="float">
            <text:p>0.000351609422387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655394896036" calcext:value-type="float">
            <text:p>0.0655394896036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112988186321" calcext:value-type="float">
            <text:p>0.0112988186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9.92" calcext:value-type="float">
            <text:p>209.92</text:p>
          </table:table-cell>
          <table:table-cell office:value-type="float" office:value="0.0015758893058" calcext:value-type="float">
            <text:p>0.0015758893058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2.06690858684e-06" calcext:value-type="float">
            <text:p>2.06690858684e-06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0954021093333" calcext:value-type="float">
            <text:p>0.00954021093333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506002699812" calcext:value-type="float">
            <text:p>0.00506002699812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302512810125" calcext:value-type="float">
            <text:p>0.0302512810125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326818441731" calcext:value-type="float">
            <text:p>0.000326818441731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65153040277" calcext:value-type="float">
            <text:p>0.065153040277</text:p>
          </table:table-cell>
          <table:table-cell office:value-type="float" office:value="49.92" calcext:value-type="float">
            <text:p>49.92</text:p>
          </table:table-cell>
          <table:table-cell office:value-type="float" office:value="0.0101869212825" calcext:value-type="float">
            <text:p>0.01018692128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.968" calcext:value-type="float">
            <text:p>211.968</text:p>
          </table:table-cell>
          <table:table-cell office:value-type="float" office:value="0.00157314146045" calcext:value-type="float">
            <text:p>0.00157314146045</text:p>
          </table:table-cell>
          <table:table-cell office:value-type="float" office:value="261.12" calcext:value-type="float">
            <text:p>261.12</text:p>
          </table:table-cell>
          <table:table-cell office:value-type="float" office:value="1.37793905786e-06" calcext:value-type="float">
            <text:p>1.37793905786e-06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0945069884091" calcext:value-type="float">
            <text:p>0.00945069884091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432187925631" calcext:value-type="float">
            <text:p>0.00432187925631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300787990732" calcext:value-type="float">
            <text:p>0.0300787990732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305134100255" calcext:value-type="float">
            <text:p>0.000305134100255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647667753603" calcext:value-type="float">
            <text:p>0.0647667753603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919887954562" calcext:value-type="float">
            <text:p>0.009198879545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.016" calcext:value-type="float">
            <text:p>214.016</text:p>
          </table:table-cell>
          <table:table-cell office:value-type="float" office:value="0.00156764576976" calcext:value-type="float">
            <text:p>0.00156764576976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6.88969528984e-07" calcext:value-type="float">
            <text:p>6.88969528984e-07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0937512881255" calcext:value-type="float">
            <text:p>0.00937512881255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372385036922" calcext:value-type="float">
            <text:p>0.00372385036922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298948804936" calcext:value-type="float">
            <text:p>0.0298948804936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284008953831" calcext:value-type="float">
            <text:p>0.000284008953831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643802891517" calcext:value-type="float">
            <text:p>0.0643802891517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832097266859" calcext:value-type="float">
            <text:p>0.008320972668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6.064" calcext:value-type="float">
            <text:p>216.064</text:p>
          </table:table-cell>
          <table:table-cell office:value-type="float" office:value="0.00155940223372" calcext:value-type="float">
            <text:p>0.00155940223372</text:p>
          </table:table-cell>
          <table:table-cell office:value-type="float" office:value="1204.224" calcext:value-type="float">
            <text:p>1204.22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0930137731428" calcext:value-type="float">
            <text:p>0.00930137731428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322919447003" calcext:value-type="float">
            <text:p>0.00322919447003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297135102959" calcext:value-type="float">
            <text:p>0.0297135102959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265182720401" calcext:value-type="float">
            <text:p>0.000265182720401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640074123917" calcext:value-type="float">
            <text:p>0.0640074123917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755692590959" calcext:value-type="float">
            <text:p>0.007556925909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8.112" calcext:value-type="float">
            <text:p>218.112</text:p>
          </table:table-cell>
          <table:table-cell office:value-type="float" office:value="0.00155802831105" calcext:value-type="float">
            <text:p>0.001558028311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0922722169822" calcext:value-type="float">
            <text:p>0.00922722169822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283528685398" calcext:value-type="float">
            <text:p>0.00283528685398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295361180599" calcext:value-type="float">
            <text:p>0.0295361180599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246170088619" calcext:value-type="float">
            <text:p>0.000246170088619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636415063247" calcext:value-type="float">
            <text:p>0.0636415063247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688040427534" calcext:value-type="float">
            <text:p>0.00688040427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0.16" calcext:value-type="float">
            <text:p>220.16</text:p>
          </table:table-cell>
          <table:table-cell office:value-type="float" office:value="0.00155390654303" calcext:value-type="float">
            <text:p>0.001553906543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0915852167243" calcext:value-type="float">
            <text:p>0.00915852167243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254475222585" calcext:value-type="float">
            <text:p>0.00254475222585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293526967256" calcext:value-type="float">
            <text:p>0.0293526967256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229332104264" calcext:value-type="float">
            <text:p>0.000229332104264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632736086312" calcext:value-type="float">
            <text:p>0.0632736086312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629229297569" calcext:value-type="float">
            <text:p>0.006292292975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2.208" calcext:value-type="float">
            <text:p>222.208</text:p>
          </table:table-cell>
          <table:table-cell office:value-type="float" office:value="0.00155115869769" calcext:value-type="float">
            <text:p>0.001551158697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0909749988483" calcext:value-type="float">
            <text:p>0.00909749988483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229197296635" calcext:value-type="float">
            <text:p>0.00229197296635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291664783868" calcext:value-type="float">
            <text:p>0.0291664783868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214233837849" calcext:value-type="float">
            <text:p>0.000214233837849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629142675557" calcext:value-type="float">
            <text:p>0.0629142675557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580092773682" calcext:value-type="float">
            <text:p>0.005800927736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4.256" calcext:value-type="float">
            <text:p>224.256</text:p>
          </table:table-cell>
          <table:table-cell office:value-type="float" office:value="0.00154566300699" calcext:value-type="float">
            <text:p>0.001545663006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0902738544675" calcext:value-type="float">
            <text:p>0.00902738544675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210723413053" calcext:value-type="float">
            <text:p>0.00210723413053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289810680716" calcext:value-type="float">
            <text:p>0.0289810680716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199197704219" calcext:value-type="float">
            <text:p>0.000199197704219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625527135618" calcext:value-type="float">
            <text:p>0.0625527135618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537857198314" calcext:value-type="float">
            <text:p>0.005378571983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6.304" calcext:value-type="float">
            <text:p>226.304</text:p>
          </table:table-cell>
          <table:table-cell office:value-type="float" office:value="0.00154291516165" calcext:value-type="float">
            <text:p>0.001542915161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0897000071933" calcext:value-type="float">
            <text:p>0.00897000071933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195580885527" calcext:value-type="float">
            <text:p>0.00195580885527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287990141616" calcext:value-type="float">
            <text:p>0.0287990141616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185155695125" calcext:value-type="float">
            <text:p>0.000185155695125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621933356043" calcext:value-type="float">
            <text:p>0.0621933356043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501508268506" calcext:value-type="float">
            <text:p>0.005015082685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8.352" calcext:value-type="float">
            <text:p>228.352</text:p>
          </table:table-cell>
          <table:table-cell office:value-type="float" office:value="0.00154085427764" calcext:value-type="float">
            <text:p>0.001540854277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0890109863465" calcext:value-type="float">
            <text:p>0.00890109863465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182921732515" calcext:value-type="float">
            <text:p>0.00182921732515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286152198933" calcext:value-type="float">
            <text:p>0.0286152198933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172356341704" calcext:value-type="float">
            <text:p>0.000172356341704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618342527026" calcext:value-type="float">
            <text:p>0.0618342527026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470396830359" calcext:value-type="float">
            <text:p>0.004703968303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0.00153604554828" calcext:value-type="float">
            <text:p>0.001536045548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0884290567163" calcext:value-type="float">
            <text:p>0.00884290567163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172867094238" calcext:value-type="float">
            <text:p>0.00172867094238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284331659834" calcext:value-type="float">
            <text:p>0.0284331659834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160861776738" calcext:value-type="float">
            <text:p>0.000160861776738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614753173288" calcext:value-type="float">
            <text:p>0.0614753173288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444080278944" calcext:value-type="float">
            <text:p>0.004440802789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2.448" calcext:value-type="float">
            <text:p>232.448</text:p>
          </table:table-cell>
          <table:table-cell office:value-type="float" office:value="0.00153398466428" calcext:value-type="float">
            <text:p>0.001533984664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0878592506201" calcext:value-type="float">
            <text:p>0.00878592506201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164165188419" calcext:value-type="float">
            <text:p>0.00164165188419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282557115918" calcext:value-type="float">
            <text:p>0.0282557115918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0.000150050672392" calcext:value-type="float">
            <text:p>0.000150050672392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611167876568" calcext:value-type="float">
            <text:p>0.0611167876568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421171785485" calcext:value-type="float">
            <text:p>0.004211717854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4.496" calcext:value-type="float">
            <text:p>234.496</text:p>
          </table:table-cell>
          <table:table-cell office:value-type="float" office:value="0.00153054985759" calcext:value-type="float">
            <text:p>0.001530549857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0873177327698" calcext:value-type="float">
            <text:p>0.00873177327698</text:p>
          </table:table-cell>
          <table:table-cell office:value-type="float" office:value="57.6" calcext:value-type="float">
            <text:p>57.6</text:p>
          </table:table-cell>
          <table:table-cell office:value-type="float" office:value="0.00157219815794" calcext:value-type="float">
            <text:p>0.00157219815794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28077573488" calcext:value-type="float">
            <text:p>0.028077573488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0.000141289949904" calcext:value-type="float">
            <text:p>0.000141289949904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607634214611" calcext:value-type="float">
            <text:p>0.0607634214611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401586517369" calcext:value-type="float">
            <text:p>0.00401586517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6.544" calcext:value-type="float">
            <text:p>236.544</text:p>
          </table:table-cell>
          <table:table-cell office:value-type="float" office:value="0.00152848897358" calcext:value-type="float">
            <text:p>0.001528488973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0867358031397" calcext:value-type="float">
            <text:p>0.00867358031397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15112242471" calcext:value-type="float">
            <text:p>0.0015112242471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277228511718" calcext:value-type="float">
            <text:p>0.0277228511718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0.000131597235663" calcext:value-type="float">
            <text:p>0.000131597235663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604057400744" calcext:value-type="float">
            <text:p>0.0604057400744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384974079027" calcext:value-type="float">
            <text:p>0.003849740790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8.592" calcext:value-type="float">
            <text:p>238.592</text:p>
          </table:table-cell>
          <table:table-cell office:value-type="float" office:value="0.00152780201225" calcext:value-type="float">
            <text:p>0.001527802012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0862003470564" calcext:value-type="float">
            <text:p>0.00862003470564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146276815902" calcext:value-type="float">
            <text:p>0.00146276815902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274068518279" calcext:value-type="float">
            <text:p>0.0274068518279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0.000122090919772" calcext:value-type="float">
            <text:p>0.000122090919772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600566521878" calcext:value-type="float">
            <text:p>0.0600566521878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370541469961" calcext:value-type="float">
            <text:p>0.00370541469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0.64" calcext:value-type="float">
            <text:p>240.64</text:p>
          </table:table-cell>
          <table:table-cell office:value-type="float" office:value="0.00152230632156" calcext:value-type="float">
            <text:p>0.00152230632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0856345821382" calcext:value-type="float">
            <text:p>0.00856345821382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142057098231" calcext:value-type="float">
            <text:p>0.00142057098231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271871315918" calcext:value-type="float">
            <text:p>0.0271871315918</text:p>
          </table:table-cell>
          <table:table-cell office:value-type="float" office:value="130.56" calcext:value-type="float">
            <text:p>130.56</text:p>
          </table:table-cell>
          <table:table-cell office:value-type="float" office:value="0.000114386454606" calcext:value-type="float">
            <text:p>0.000114386454606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597000772604" calcext:value-type="float">
            <text:p>0.0597000772604</text:p>
          </table:table-cell>
          <table:table-cell office:value-type="float" office:value="57.6" calcext:value-type="float">
            <text:p>57.6</text:p>
          </table:table-cell>
          <table:table-cell office:value-type="float" office:value="0.00358048945835" calcext:value-type="float">
            <text:p>0.003580489458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2.688" calcext:value-type="float">
            <text:p>242.688</text:p>
          </table:table-cell>
          <table:table-cell office:value-type="float" office:value="0.00151887151487" calcext:value-type="float">
            <text:p>0.00151887151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0851011466438" calcext:value-type="float">
            <text:p>0.00851011466438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138019090891" calcext:value-type="float">
            <text:p>0.00138019090891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270268943163" calcext:value-type="float">
            <text:p>0.0270268943163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0.000100282312729" calcext:value-type="float">
            <text:p>0.000100282312729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59356263496" calcext:value-type="float">
            <text:p>0.059356263496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347341594923" calcext:value-type="float">
            <text:p>0.003473415949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4.736" calcext:value-type="float">
            <text:p>244.736</text:p>
          </table:table-cell>
          <table:table-cell office:value-type="float" office:value="0.00151612366953" calcext:value-type="float">
            <text:p>0.001516123669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0845616493825" calcext:value-type="float">
            <text:p>0.00845616493825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134586784652" calcext:value-type="float">
            <text:p>0.00134586784652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26894813552" calcext:value-type="float">
            <text:p>0.026894813552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8.9409075599e-05" calcext:value-type="float">
            <text:p>8.9409075599e-05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590109744527" calcext:value-type="float">
            <text:p>0.0590109744527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337962058799" calcext:value-type="float">
            <text:p>0.003379620587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6.784" calcext:value-type="float">
            <text:p>246.784</text:p>
          </table:table-cell>
          <table:table-cell office:value-type="float" office:value="0.00151337582418" calcext:value-type="float">
            <text:p>0.001513375824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0840605433121" calcext:value-type="float">
            <text:p>0.00840605433121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131255428596" calcext:value-type="float">
            <text:p>0.00131255428596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267783960124" calcext:value-type="float">
            <text:p>0.0267783960124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8.00891580591e-05" calcext:value-type="float">
            <text:p>8.00891580591e-05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586681565017" calcext:value-type="float">
            <text:p>0.0586681565017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329825504851" calcext:value-type="float">
            <text:p>0.003298255048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8.832" calcext:value-type="float">
            <text:p>248.832</text:p>
          </table:table-cell>
          <table:table-cell office:value-type="float" office:value="0.00151131494017" calcext:value-type="float">
            <text:p>0.001511314940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0835553960637" calcext:value-type="float">
            <text:p>0.00835553960637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128004832687" calcext:value-type="float">
            <text:p>0.00128004832687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266696236183" calcext:value-type="float">
            <text:p>0.0266696236183</text:p>
          </table:table-cell>
          <table:table-cell office:value-type="float" office:value="138.24" calcext:value-type="float">
            <text:p>138.24</text:p>
          </table:table-cell>
          <table:table-cell office:value-type="float" office:value="7.21361617585e-05" calcext:value-type="float">
            <text:p>7.21361617585e-05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583310921387" calcext:value-type="float">
            <text:p>0.0583310921387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322504081647" calcext:value-type="float">
            <text:p>0.003225040816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0.88" calcext:value-type="float">
            <text:p>250.88</text:p>
          </table:table-cell>
          <table:table-cell office:value-type="float" office:value="0.0015099410175" calcext:value-type="float">
            <text:p>0.00150994101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0829593223106" calcext:value-type="float">
            <text:p>0.00829593223106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125400317953" calcext:value-type="float">
            <text:p>0.00125400317953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265592351772" calcext:value-type="float">
            <text:p>0.0265592351772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6.41831654578e-05" calcext:value-type="float">
            <text:p>6.41831654578e-05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579919992671" calcext:value-type="float">
            <text:p>0.0579919992671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316005165937" calcext:value-type="float">
            <text:p>0.003160051659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2.928" calcext:value-type="float">
            <text:p>252.928</text:p>
          </table:table-cell>
          <table:table-cell office:value-type="float" office:value="0.00150856709483" calcext:value-type="float">
            <text:p>0.001508567094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0824703397742" calcext:value-type="float">
            <text:p>0.00824703397742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122291052301" calcext:value-type="float">
            <text:p>0.00122291052301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264533840988" calcext:value-type="float">
            <text:p>0.0264533840988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5.90261444191e-05" calcext:value-type="float">
            <text:p>5.90261444191e-05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576526482216" calcext:value-type="float">
            <text:p>0.0576526482216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310184911118" calcext:value-type="float">
            <text:p>0.003101849111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4.976" calcext:value-type="float">
            <text:p>254.976</text:p>
          </table:table-cell>
          <table:table-cell office:value-type="float" office:value="0.00150513228814" calcext:value-type="float">
            <text:p>0.001505132288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0819874190047" calcext:value-type="float">
            <text:p>0.00819874190047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119706727603" calcext:value-type="float">
            <text:p>0.00119706727603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26347408709" calcext:value-type="float">
            <text:p>0.026347408709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5.36827250296e-05" calcext:value-type="float">
            <text:p>5.36827250296e-05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573230708994" calcext:value-type="float">
            <text:p>0.0573230708994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30474087049" calcext:value-type="float">
            <text:p>0.0030474087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7.024" calcext:value-type="float">
            <text:p>257.024</text:p>
          </table:table-cell>
          <table:table-cell office:value-type="float" office:value="0.00150101052013" calcext:value-type="float">
            <text:p>0.001501010520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0815146011802" calcext:value-type="float">
            <text:p>0.00815146011802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116557081877" calcext:value-type="float">
            <text:p>0.00116557081877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262470273282" calcext:value-type="float">
            <text:p>0.0262470273282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4.91470318268e-05" calcext:value-type="float">
            <text:p>4.91470318268e-05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570007962081" calcext:value-type="float">
            <text:p>0.0570007962081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299709927795" calcext:value-type="float">
            <text:p>0.002997099277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9.072" calcext:value-type="float">
            <text:p>259.072</text:p>
          </table:table-cell>
          <table:table-cell office:value-type="float" office:value="0.00149688875211" calcext:value-type="float">
            <text:p>0.001496888752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0810539068896" calcext:value-type="float">
            <text:p>0.00810539068896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113992947216" calcext:value-type="float">
            <text:p>0.00113992947216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261449677446" calcext:value-type="float">
            <text:p>0.0261449677446</text:p>
          </table:table-cell>
          <table:table-cell office:value-type="float" office:value="148.48" calcext:value-type="float">
            <text:p>148.48</text:p>
          </table:table-cell>
          <table:table-cell office:value-type="float" office:value="4.49841353257e-05" calcext:value-type="float">
            <text:p>4.49841353257e-05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566794804481" calcext:value-type="float">
            <text:p>0.0566794804481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294981431801" calcext:value-type="float">
            <text:p>0.002949814318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4.192" calcext:value-type="float">
            <text:p>264.192</text:p>
          </table:table-cell>
          <table:table-cell office:value-type="float" office:value="0.00149414090676" calcext:value-type="float">
            <text:p>0.001494140906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0805649243532" calcext:value-type="float">
            <text:p>0.00805649243532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111125962005" calcext:value-type="float">
            <text:p>0.00111125962005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260458294768" calcext:value-type="float">
            <text:p>0.0260458294768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4.13183010933e-05" calcext:value-type="float">
            <text:p>4.13183010933e-05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563556935958" calcext:value-type="float">
            <text:p>0.0563556935958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290713982609" calcext:value-type="float">
            <text:p>0.002907139826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8.288" calcext:value-type="float">
            <text:p>268.288</text:p>
          </table:table-cell>
          <table:table-cell office:value-type="float" office:value="0.00149001913874" calcext:value-type="float">
            <text:p>0.00149001913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0801203947746" calcext:value-type="float">
            <text:p>0.00801203947746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108258976793" calcext:value-type="float">
            <text:p>0.00108258976793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25942029535" calcext:value-type="float">
            <text:p>0.025942029535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3.89572553166e-05" calcext:value-type="float">
            <text:p>3.89572553166e-05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560363325804" calcext:value-type="float">
            <text:p>0.0560363325804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286837501104" calcext:value-type="float">
            <text:p>0.002868375011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2.384" calcext:value-type="float">
            <text:p>272.384</text:p>
          </table:table-cell>
          <table:table-cell office:value-type="float" office:value="0.00148521040939" calcext:value-type="float">
            <text:p>0.001485210409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0796495975391" calcext:value-type="float">
            <text:p>0.00796495975391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105169901178" calcext:value-type="float">
            <text:p>0.00105169901178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25840591508" calcext:value-type="float">
            <text:p>0.025840591508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3.54156866514e-05" calcext:value-type="float">
            <text:p>3.54156866514e-05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557131727217" calcext:value-type="float">
            <text:p>0.0557131727217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283149126694" calcext:value-type="float">
            <text:p>0.002831491266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6.48" calcext:value-type="float">
            <text:p>276.48</text:p>
          </table:table-cell>
          <table:table-cell office:value-type="float" office:value="0.00148246256404" calcext:value-type="float">
            <text:p>0.001482462564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0791606150026" calcext:value-type="float">
            <text:p>0.00791606150026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978611078919" calcext:value-type="float">
            <text:p>0.000978611078919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257389670141" calcext:value-type="float">
            <text:p>0.0257389670141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3.31167736582e-05" calcext:value-type="float">
            <text:p>3.31167736582e-05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553893121054" calcext:value-type="float">
            <text:p>0.0553893121054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279722626868" calcext:value-type="float">
            <text:p>0.002797226268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0.576" calcext:value-type="float">
            <text:p>280.576</text:p>
          </table:table-cell>
          <table:table-cell office:value-type="float" office:value="0.00148108864137" calcext:value-type="float">
            <text:p>0.001481088641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0786756736442" calcext:value-type="float">
            <text:p>0.00786756736442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915214363677" calcext:value-type="float">
            <text:p>0.000915214363677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25637901921" calcext:value-type="float">
            <text:p>0.025637901921</text:p>
          </table:table-cell>
          <table:table-cell office:value-type="float" office:value="158.72" calcext:value-type="float">
            <text:p>158.72</text:p>
          </table:table-cell>
          <table:table-cell office:value-type="float" office:value="3.10663917995e-05" calcext:value-type="float">
            <text:p>3.10663917995e-05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550678488175" calcext:value-type="float">
            <text:p>0.0550678488175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276285061918" calcext:value-type="float">
            <text:p>0.002762850619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4.672" calcext:value-type="float">
            <text:p>284.672</text:p>
          </table:table-cell>
          <table:table-cell office:value-type="float" office:value="0.00147490598934" calcext:value-type="float">
            <text:p>0.001474905989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0781664852178" calcext:value-type="float">
            <text:p>0.00781664852178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863325969354" calcext:value-type="float">
            <text:p>0.000863325969354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255368368279" calcext:value-type="float">
            <text:p>0.0255368368279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2.91402755079e-05" calcext:value-type="float">
            <text:p>2.91402755079e-05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547484140382" calcext:value-type="float">
            <text:p>0.0547484140382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273430260124" calcext:value-type="float">
            <text:p>0.002734302601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8.768" calcext:value-type="float">
            <text:p>288.768</text:p>
          </table:table-cell>
          <table:table-cell office:value-type="float" office:value="0.00147284510533" calcext:value-type="float">
            <text:p>0.001472845105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0776855850373" calcext:value-type="float">
            <text:p>0.00776855850373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820119290813" calcext:value-type="float">
            <text:p>0.000820119290813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25439874008" calcext:value-type="float">
            <text:p>0.025439874008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2.72141592164e-05" calcext:value-type="float">
            <text:p>2.72141592164e-05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544348803748" calcext:value-type="float">
            <text:p>0.0544348803748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267632135552" calcext:value-type="float">
            <text:p>0.00267632135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2.864" calcext:value-type="float">
            <text:p>292.864</text:p>
          </table:table-cell>
          <table:table-cell office:value-type="float" office:value="0.00147078422132" calcext:value-type="float">
            <text:p>0.001470784221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0772188289798" calcext:value-type="float">
            <text:p>0.00772188289798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781152519979" calcext:value-type="float">
            <text:p>0.000781152519979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25344900169" calcext:value-type="float">
            <text:p>0.025344900169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2.55987068428e-05" calcext:value-type="float">
            <text:p>2.55987068428e-05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541166258187" calcext:value-type="float">
            <text:p>0.0541166258187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261981545956" calcext:value-type="float">
            <text:p>0.002619815459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6.96" calcext:value-type="float">
            <text:p>296.96</text:p>
          </table:table-cell>
          <table:table-cell office:value-type="float" office:value="0.00146803637598" calcext:value-type="float">
            <text:p>0.001468036375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0767985464691" calcext:value-type="float">
            <text:p>0.00767985464691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746223756486" calcext:value-type="float">
            <text:p>0.000746223756486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252493669291" calcext:value-type="float">
            <text:p>0.0252493669291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2.36725905512e-05" calcext:value-type="float">
            <text:p>2.36725905512e-05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538006948269" calcext:value-type="float">
            <text:p>0.0538006948269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256998552129" calcext:value-type="float">
            <text:p>0.00256998552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1.056" calcext:value-type="float">
            <text:p>301.056</text:p>
          </table:table-cell>
          <table:table-cell office:value-type="float" office:value="0.00146734941464" calcext:value-type="float">
            <text:p>0.001467349414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0763156256996" calcext:value-type="float">
            <text:p>0.00763156256996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71412159813" calcext:value-type="float">
            <text:p>0.00071412159813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251495449491" calcext:value-type="float">
            <text:p>0.0251495449491</text:p>
          </table:table-cell>
          <table:table-cell office:value-type="float" office:value="168.96" calcext:value-type="float">
            <text:p>168.96</text:p>
          </table:table-cell>
          <table:table-cell office:value-type="float" office:value="2.24299348792e-05" calcext:value-type="float">
            <text:p>2.24299348792e-05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534897060197" calcext:value-type="float">
            <text:p>0.0534897060197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251915972192" calcext:value-type="float">
            <text:p>0.002519159721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5.152" calcext:value-type="float">
            <text:p>305.152</text:p>
          </table:table-cell>
          <table:table-cell office:value-type="float" office:value="0.00146528853063" calcext:value-type="float">
            <text:p>0.001465288530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075891302011" calcext:value-type="float">
            <text:p>0.0075891302011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684038443445" calcext:value-type="float">
            <text:p>0.000684038443445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250502202144" calcext:value-type="float">
            <text:p>0.0250502202144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2.08766152893e-05" calcext:value-type="float">
            <text:p>2.08766152893e-05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531800449636" calcext:value-type="float">
            <text:p>0.0531800449636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247187476198" calcext:value-type="float">
            <text:p>0.00247187476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9.248" calcext:value-type="float">
            <text:p>309.248</text:p>
          </table:table-cell>
          <table:table-cell office:value-type="float" office:value="0.00146460156929" calcext:value-type="float">
            <text:p>0.001464601569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0754588959663" calcext:value-type="float">
            <text:p>0.00754588959663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656781893898" calcext:value-type="float">
            <text:p>0.000656781893898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249499009892" calcext:value-type="float">
            <text:p>0.0249499009892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1.91990301321e-05" calcext:value-type="float">
            <text:p>1.91990301321e-05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528623067551" calcext:value-type="float">
            <text:p>0.0528623067551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242658152423" calcext:value-type="float">
            <text:p>0.002426581524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3.344" calcext:value-type="float">
            <text:p>313.344</text:p>
          </table:table-cell>
          <table:table-cell office:value-type="float" office:value="0.00146391460796" calcext:value-type="float">
            <text:p>0.001463914607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0750406340447" calcext:value-type="float">
            <text:p>0.00750406340447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631342447654" calcext:value-type="float">
            <text:p>0.000631342447654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248490845187" calcext:value-type="float">
            <text:p>0.0248490845187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1.75835777585e-05" calcext:value-type="float">
            <text:p>1.75835777585e-05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525485149178" calcext:value-type="float">
            <text:p>0.0525485149178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238486600966" calcext:value-type="float">
            <text:p>0.002384866009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7.44" calcext:value-type="float">
            <text:p>317.44</text:p>
          </table:table-cell>
          <table:table-cell office:value-type="float" office:value="0.00146322764662" calcext:value-type="float">
            <text:p>0.001463227646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0745819603431" calcext:value-type="float">
            <text:p>0.00745819603431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608123905448" calcext:value-type="float">
            <text:p>0.000608123905448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247471492465" calcext:value-type="float">
            <text:p>0.0247471492465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1.56574614669e-05" calcext:value-type="float">
            <text:p>1.56574614669e-05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52234132969" calcext:value-type="float">
            <text:p>0.052234132969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234447830987" calcext:value-type="float">
            <text:p>0.002344478309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.536" calcext:value-type="float">
            <text:p>321.536</text:p>
          </table:table-cell>
          <table:table-cell office:value-type="float" office:value="0.00146116676261" calcext:value-type="float">
            <text:p>0.001461166762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0741455131205" calcext:value-type="float">
            <text:p>0.00741455131205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583693961039" calcext:value-type="float">
            <text:p>0.000583693961039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246470786439" calcext:value-type="float">
            <text:p>0.0246470786439</text:p>
          </table:table-cell>
          <table:table-cell office:value-type="float" office:value="179.2" calcext:value-type="float">
            <text:p>179.2</text:p>
          </table:table-cell>
          <table:table-cell office:value-type="float" office:value="1.43526730114e-05" calcext:value-type="float">
            <text:p>1.43526730114e-05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519240293291" calcext:value-type="float">
            <text:p>0.0519240293291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23033529352" calcext:value-type="float">
            <text:p>0.00230335293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5.632" calcext:value-type="float">
            <text:p>325.632</text:p>
          </table:table-cell>
          <table:table-cell office:value-type="float" office:value="0.00145704499459" calcext:value-type="float">
            <text:p>0.001457044994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0737514982667" calcext:value-type="float">
            <text:p>0.00737514982667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566330529476" calcext:value-type="float">
            <text:p>0.000566330529476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245489348665" calcext:value-type="float">
            <text:p>0.0245489348665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1.32342829066e-05" calcext:value-type="float">
            <text:p>1.32342829066e-05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516124504103" calcext:value-type="float">
            <text:p>0.0516124504103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226628477238" calcext:value-type="float">
            <text:p>0.002266284772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9.728" calcext:value-type="float">
            <text:p>329.728</text:p>
          </table:table-cell>
          <table:table-cell office:value-type="float" office:value="0.00145361018791" calcext:value-type="float">
            <text:p>0.001453610187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073367586358" calcext:value-type="float">
            <text:p>0.0073367586358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54573669204" calcext:value-type="float">
            <text:p>0.00054573669204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24446875283" calcext:value-type="float">
            <text:p>0.024446875283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1.23644239363e-05" calcext:value-type="float">
            <text:p>1.23644239363e-05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512890323778" calcext:value-type="float">
            <text:p>0.0512890323778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222954856326" calcext:value-type="float">
            <text:p>0.002229548563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3.824" calcext:value-type="float">
            <text:p>333.824</text:p>
          </table:table-cell>
          <table:table-cell office:value-type="float" office:value="0.00144948841989" calcext:value-type="float">
            <text:p>0.001449488419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0729614479702" calcext:value-type="float">
            <text:p>0.00729614479702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524739053871" calcext:value-type="float">
            <text:p>0.000524739053871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243467425247" calcext:value-type="float">
            <text:p>0.0243467425247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1.13702993986e-05" calcext:value-type="float">
            <text:p>1.13702993986e-05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509759044161" calcext:value-type="float">
            <text:p>0.0509759044161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219572616992" calcext:value-type="float">
            <text:p>0.002195726169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7.92" calcext:value-type="float">
            <text:p>337.92</text:p>
          </table:table-cell>
          <table:table-cell office:value-type="float" office:value="0.00144811449722" calcext:value-type="float">
            <text:p>0.001448114497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0725472272265" calcext:value-type="float">
            <text:p>0.00725472272265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505356618637" calcext:value-type="float">
            <text:p>0.000505356618637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242477285682" calcext:value-type="float">
            <text:p>0.0242477285682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1.04383076447e-05" calcext:value-type="float">
            <text:p>1.04383076447e-05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50657576096" calcext:value-type="float">
            <text:p>0.050657576096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215987517066" calcext:value-type="float">
            <text:p>0.002159875170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2.016" calcext:value-type="float">
            <text:p>342.016</text:p>
          </table:table-cell>
          <table:table-cell office:value-type="float" office:value="0.00144536665187" calcext:value-type="float">
            <text:p>0.001445366651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0721572535508" calcext:value-type="float">
            <text:p>0.00721572535508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486377984138" calcext:value-type="float">
            <text:p>0.000486377984138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241430584473" calcext:value-type="float">
            <text:p>0.0241430584473</text:p>
          </table:table-cell>
          <table:table-cell office:value-type="float" office:value="189.44" calcext:value-type="float">
            <text:p>189.44</text:p>
          </table:table-cell>
          <table:table-cell office:value-type="float" office:value="9.75484702503e-06" calcext:value-type="float">
            <text:p>9.75484702503e-06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503410181107" calcext:value-type="float">
            <text:p>0.0503410181107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212612654481" calcext:value-type="float">
            <text:p>0.002126126544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6.112" calcext:value-type="float">
            <text:p>346.112</text:p>
          </table:table-cell>
          <table:table-cell office:value-type="float" office:value="0.00144261880653" calcext:value-type="float">
            <text:p>0.001442618806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0717127239722" calcext:value-type="float">
            <text:p>0.00717127239722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463967043399" calcext:value-type="float">
            <text:p>0.000463967043399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240379532367" calcext:value-type="float">
            <text:p>0.0240379532367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9.13351918908e-06" calcext:value-type="float">
            <text:p>9.13351918908e-06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500269680996" calcext:value-type="float">
            <text:p>0.0500269680996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209068126673" calcext:value-type="float">
            <text:p>0.00209068126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0.208" calcext:value-type="float">
            <text:p>350.208</text:p>
          </table:table-cell>
          <table:table-cell office:value-type="float" office:value="0.00144124488386" calcext:value-type="float">
            <text:p>0.001441244883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0712964826395" calcext:value-type="float">
            <text:p>0.00712964826395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439133298257" calcext:value-type="float">
            <text:p>0.000439133298257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239403067046" calcext:value-type="float">
            <text:p>0.0239403067046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8.76072248746e-06" calcext:value-type="float">
            <text:p>8.76072248746e-06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497124386229" calcext:value-type="float">
            <text:p>0.0497124386229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205483026746" calcext:value-type="float">
            <text:p>0.002054830267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4.304" calcext:value-type="float">
            <text:p>354.304</text:p>
          </table:table-cell>
          <table:table-cell office:value-type="float" office:value="0.00143781007717" calcext:value-type="float">
            <text:p>0.001437810077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0708842824848" calcext:value-type="float">
            <text:p>0.00708842824848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42197176706" calcext:value-type="float">
            <text:p>0.00042197176706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238396145454" calcext:value-type="float">
            <text:p>0.0238396145454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8.38792578584e-06" calcext:value-type="float">
            <text:p>8.38792578584e-06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493974665624" calcext:value-type="float">
            <text:p>0.0493974665624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201901615194" calcext:value-type="float">
            <text:p>0.002019016151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0.00143506223183" calcext:value-type="float">
            <text:p>0.001435062231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0704741029191" calcext:value-type="float">
            <text:p>0.00704741029191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403598833662" calcext:value-type="float">
            <text:p>0.000403598833662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237350065801" calcext:value-type="float">
            <text:p>0.0237350065801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7.89086351705e-06" calcext:value-type="float">
            <text:p>7.89086351705e-06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490907929462" calcext:value-type="float">
            <text:p>0.0490907929462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97966119699" calcext:value-type="float">
            <text:p>0.001979661196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2.496" calcext:value-type="float">
            <text:p>362.496</text:p>
          </table:table-cell>
          <table:table-cell office:value-type="float" office:value="0.00143300134782" calcext:value-type="float">
            <text:p>0.001433001347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0700437174635" calcext:value-type="float">
            <text:p>0.00700437174635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390273409439" calcext:value-type="float">
            <text:p>0.000390273409439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236345008879" calcext:value-type="float">
            <text:p>0.0236345008879</text:p>
          </table:table-cell>
          <table:table-cell office:value-type="float" office:value="199.68" calcext:value-type="float">
            <text:p>199.68</text:p>
          </table:table-cell>
          <table:table-cell office:value-type="float" office:value="7.2074028975e-06" calcext:value-type="float">
            <text:p>7.2074028975e-06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487730547377" calcext:value-type="float">
            <text:p>0.0487730547377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9408594982" calcext:value-type="float">
            <text:p>0.00194085949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6.592" calcext:value-type="float">
            <text:p>366.592</text:p>
          </table:table-cell>
          <table:table-cell office:value-type="float" office:value="0.00143094046381" calcext:value-type="float">
            <text:p>0.001430940463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0696699084996" calcext:value-type="float">
            <text:p>0.00696699084996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376947985216" calcext:value-type="float">
            <text:p>0.000376947985216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235315711252" calcext:value-type="float">
            <text:p>0.0235315711252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6.58607506154e-06" calcext:value-type="float">
            <text:p>6.58607506154e-06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484622872224" calcext:value-type="float">
            <text:p>0.0484622872224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9002136122" calcext:value-type="float">
            <text:p>0.00190021361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0.688" calcext:value-type="float">
            <text:p>370.688</text:p>
          </table:table-cell>
          <table:table-cell office:value-type="float" office:value="0.00142681869579" calcext:value-type="float">
            <text:p>0.001426818695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0693062024808" calcext:value-type="float">
            <text:p>0.00693062024808</text:p>
          </table:table-cell>
          <table:table-cell office:value-type="float" office:value="89.6" calcext:value-type="float">
            <text:p>89.6</text:p>
          </table:table-cell>
          <table:table-cell office:value-type="float" office:value="0.000367054867232" calcext:value-type="float">
            <text:p>0.000367054867232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234277711834" calcext:value-type="float">
            <text:p>0.0234277711834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6.33754392709e-06" calcext:value-type="float">
            <text:p>6.33754392709e-06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481462087027" calcext:value-type="float">
            <text:p>0.0481462087027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85643260796" calcext:value-type="float">
            <text:p>0.001856432607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4.784" calcext:value-type="float">
            <text:p>374.784</text:p>
          </table:table-cell>
          <table:table-cell office:value-type="float" office:value="0.00142338388911" calcext:value-type="float">
            <text:p>0.001423383889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068924311161" calcext:value-type="float">
            <text:p>0.0068924311161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355344645945" calcext:value-type="float">
            <text:p>0.000355344645945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233326730331" calcext:value-type="float">
            <text:p>0.0233326730331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6.08901279275e-06" calcext:value-type="float">
            <text:p>6.08901279275e-06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475201003072" calcext:value-type="float">
            <text:p>0.0475201003072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81202458006" calcext:value-type="float">
            <text:p>0.001812024580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8.88" calcext:value-type="float">
            <text:p>378.88</text:p>
          </table:table-cell>
          <table:table-cell office:value-type="float" office:value="0.00141651427574" calcext:value-type="float">
            <text:p>0.00141651427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0685262551293" calcext:value-type="float">
            <text:p>0.00685262551293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347470531632" calcext:value-type="float">
            <text:p>0.000347470531632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23239874642" calcext:value-type="float">
            <text:p>0.023239874642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5.77834887472e-06" calcext:value-type="float">
            <text:p>5.77834887472e-06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469561380383" calcext:value-type="float">
            <text:p>0.0469561380383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77086232165" calcext:value-type="float">
            <text:p>0.001770862321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2.976" calcext:value-type="float">
            <text:p>382.976</text:p>
          </table:table-cell>
          <table:table-cell office:value-type="float" office:value="0.00141033162372" calcext:value-type="float">
            <text:p>0.001410331623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0681766932334" calcext:value-type="float">
            <text:p>0.00681766932334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336971712547" calcext:value-type="float">
            <text:p>0.000336971712547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231465790056" calcext:value-type="float">
            <text:p>0.0231465790056</text:p>
          </table:table-cell>
          <table:table-cell office:value-type="float" office:value="209.92" calcext:value-type="float">
            <text:p>209.92</text:p>
          </table:table-cell>
          <table:table-cell office:value-type="float" office:value="5.34341938951e-06" calcext:value-type="float">
            <text:p>5.34341938951e-06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465256147524" calcext:value-type="float">
            <text:p>0.0465256147524</text:p>
          </table:table-cell>
          <table:table-cell office:value-type="float" office:value="89.6" calcext:value-type="float">
            <text:p>89.6</text:p>
          </table:table-cell>
          <table:table-cell office:value-type="float" office:value="0.00172756080608" calcext:value-type="float">
            <text:p>0.001727560806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7.072" calcext:value-type="float">
            <text:p>387.072</text:p>
          </table:table-cell>
          <table:table-cell office:value-type="float" office:value="0.00140552289436" calcext:value-type="float">
            <text:p>0.001405522894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0678453166384" calcext:value-type="float">
            <text:p>0.00678453166384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322838686856" calcext:value-type="float">
            <text:p>0.000322838686856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23048497384" calcext:value-type="float">
            <text:p>0.023048497384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4.97062268789e-06" calcext:value-type="float">
            <text:p>4.97062268789e-06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462016434903" calcext:value-type="float">
            <text:p>0.0462016434903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68403798804" calcext:value-type="float">
            <text:p>0.001684037988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1.168" calcext:value-type="float">
            <text:p>391.168</text:p>
          </table:table-cell>
          <table:table-cell office:value-type="float" office:value="0.00140277504901" calcext:value-type="float">
            <text:p>0.001402775049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0674654459076" calcext:value-type="float">
            <text:p>0.00674654459076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310926565202" calcext:value-type="float">
            <text:p>0.000310926565202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229527776771" calcext:value-type="float">
            <text:p>0.0229527776771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4.84635712072e-06" calcext:value-type="float">
            <text:p>4.84635712072e-06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459377529642" calcext:value-type="float">
            <text:p>0.0459377529642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16361628882" calcext:value-type="float">
            <text:p>0.00163616288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5.264" calcext:value-type="float">
            <text:p>395.264</text:p>
          </table:table-cell>
          <table:table-cell office:value-type="float" office:value="0.00140002720367" calcext:value-type="float">
            <text:p>0.001400027203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067035060452" calcext:value-type="float">
            <text:p>0.0067035060452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300629646485" calcext:value-type="float">
            <text:p>0.000300629646485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228617196443" calcext:value-type="float">
            <text:p>0.0228617196443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4.72209155356e-06" calcext:value-type="float">
            <text:p>4.72209155356e-06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457035893095" calcext:value-type="float">
            <text:p>0.0457035893095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158920988197" calcext:value-type="float">
            <text:p>0.001589209881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9.36" calcext:value-type="float">
            <text:p>399.36</text:p>
          </table:table-cell>
          <table:table-cell office:value-type="float" office:value="0.00139247062897" calcext:value-type="float">
            <text:p>0.001392470628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0666471073652" calcext:value-type="float">
            <text:p>0.00666471073652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289727026666" calcext:value-type="float">
            <text:p>0.000289727026666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227678646071" calcext:value-type="float">
            <text:p>0.0227678646071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4.59782598627e-06" calcext:value-type="float">
            <text:p>4.59782598627e-06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454871290024" calcext:value-type="float">
            <text:p>0.0454871290024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154277324815" calcext:value-type="float">
            <text:p>0.001542773248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3.456" calcext:value-type="float">
            <text:p>403.456</text:p>
          </table:table-cell>
          <table:table-cell office:value-type="float" office:value="0.00138422709293" calcext:value-type="float">
            <text:p>0.001384227092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0662874425243" calcext:value-type="float">
            <text:p>0.00662874425243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277814905012" calcext:value-type="float">
            <text:p>0.000277814905012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226771795082" calcext:value-type="float">
            <text:p>0.0226771795082</text:p>
          </table:table-cell>
          <table:table-cell office:value-type="float" office:value="220.16" calcext:value-type="float">
            <text:p>220.16</text:p>
          </table:table-cell>
          <table:table-cell office:value-type="float" office:value="4.4735604191e-06" calcext:value-type="float">
            <text:p>4.4735604191e-06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45281143176" calcext:value-type="float">
            <text:p>0.045281143176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149574647442" calcext:value-type="float">
            <text:p>0.001495746474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7.552" calcext:value-type="float">
            <text:p>407.552</text:p>
          </table:table-cell>
          <table:table-cell office:value-type="float" office:value="0.00137460963422" calcext:value-type="float">
            <text:p>0.001374609634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0658833247256" calcext:value-type="float">
            <text:p>0.00658833247256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26711418556" calcext:value-type="float">
            <text:p>0.00026711418556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225868673432" calcext:value-type="float">
            <text:p>0.0225868673432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4.41142763552e-06" calcext:value-type="float">
            <text:p>4.41142763552e-06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450811691114" calcext:value-type="float">
            <text:p>0.0450811691114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144816644453" calcext:value-type="float">
            <text:p>0.00144816644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1.648" calcext:value-type="float">
            <text:p>411.648</text:p>
          </table:table-cell>
          <table:table-cell office:value-type="float" office:value="0.00136842698219" calcext:value-type="float">
            <text:p>0.001368426982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0654246510241" calcext:value-type="float">
            <text:p>0.00654246510241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257422967944" calcext:value-type="float">
            <text:p>0.000257422967944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224975496687" calcext:value-type="float">
            <text:p>0.0224975496687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4.22502928477e-06" calcext:value-type="float">
            <text:p>4.22502928477e-06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448830022635" calcext:value-type="float">
            <text:p>0.0448830022635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139715622645" calcext:value-type="float">
            <text:p>0.001397156226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5.744" calcext:value-type="float">
            <text:p>415.744</text:p>
          </table:table-cell>
          <table:table-cell office:value-type="float" office:value="0.00136018344616" calcext:value-type="float">
            <text:p>0.001360183446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0650488214713" calcext:value-type="float">
            <text:p>0.00650488214713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245107045556" calcext:value-type="float">
            <text:p>0.000245107045556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224082941499" calcext:value-type="float">
            <text:p>0.0224082941499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4.16289650118e-06" calcext:value-type="float">
            <text:p>4.16289650118e-06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446812209822" calcext:value-type="float">
            <text:p>0.0446812209822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135068270888" calcext:value-type="float">
            <text:p>0.001350682708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9.84" calcext:value-type="float">
            <text:p>419.84</text:p>
          </table:table-cell>
          <table:table-cell office:value-type="float" office:value="0.00135125294878" calcext:value-type="float">
            <text:p>0.001351252948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0646568272065" calcext:value-type="float">
            <text:p>0.00646568272065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235819628673" calcext:value-type="float">
            <text:p>0.000235819628673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223228922816" calcext:value-type="float">
            <text:p>0.0223228922816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3.97649815032e-06" calcext:value-type="float">
            <text:p>3.97649815032e-06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444830172524" calcext:value-type="float">
            <text:p>0.0444830172524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130266007407" calcext:value-type="float">
            <text:p>0.001302660074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3.936" calcext:value-type="float">
            <text:p>423.936</text:p>
          </table:table-cell>
          <table:table-cell office:value-type="float" office:value="0.0013402615674" calcext:value-type="float">
            <text:p>0.00134026156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0638263651301" calcext:value-type="float">
            <text:p>0.00638263651301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224109407386" calcext:value-type="float">
            <text:p>0.000224109407386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222322693383" calcext:value-type="float">
            <text:p>0.0222322693383</text:p>
          </table:table-cell>
          <table:table-cell office:value-type="float" office:value="230.4" calcext:value-type="float">
            <text:p>230.4</text:p>
          </table:table-cell>
          <table:table-cell office:value-type="float" office:value="3.91436536673e-06" calcext:value-type="float">
            <text:p>3.91436536673e-06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442866945032" calcext:value-type="float">
            <text:p>0.0442866945032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125319897323" calcext:value-type="float">
            <text:p>0.00125319897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8.032" calcext:value-type="float">
            <text:p>428.032</text:p>
          </table:table-cell>
          <table:table-cell office:value-type="float" office:value="0.00133476587671" calcext:value-type="float">
            <text:p>0.001334765876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0631535089953" calcext:value-type="float">
            <text:p>0.00631535089953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214014389035" calcext:value-type="float">
            <text:p>0.000214014389035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221432002865" calcext:value-type="float">
            <text:p>0.0221432002865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3.6037014487e-06" calcext:value-type="float">
            <text:p>3.6037014487e-06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441000717133" calcext:value-type="float">
            <text:p>0.0441000717133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120222563889" calcext:value-type="float">
            <text:p>0.001202225638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2.128" calcext:value-type="float">
            <text:p>432.128</text:p>
          </table:table-cell>
          <table:table-cell office:value-type="float" office:value="0.00132927018602" calcext:value-type="float">
            <text:p>0.001329270186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0628039470994" calcext:value-type="float">
            <text:p>0.00628039470994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20290986885" calcext:value-type="float">
            <text:p>0.00020290986885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220561202155" calcext:value-type="float">
            <text:p>0.0220561202155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3.41730309794e-06" calcext:value-type="float">
            <text:p>3.41730309794e-06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439195713311" calcext:value-type="float">
            <text:p>0.0439195713311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115317025924" calcext:value-type="float">
            <text:p>0.001153170259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6.224" calcext:value-type="float">
            <text:p>436.224</text:p>
          </table:table-cell>
          <table:table-cell office:value-type="float" office:value="0.00132446145666" calcext:value-type="float">
            <text:p>0.001324461456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0625675381871" calcext:value-type="float">
            <text:p>0.00625675381871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194430053435" calcext:value-type="float">
            <text:p>0.000194430053435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219680456541" calcext:value-type="float">
            <text:p>0.0219680456541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3.23090474719e-06" calcext:value-type="float">
            <text:p>3.23090474719e-06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437371530863" calcext:value-type="float">
            <text:p>0.0437371530863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110507385693" calcext:value-type="float">
            <text:p>0.001105073856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0.32" calcext:value-type="float">
            <text:p>440.32</text:p>
          </table:table-cell>
          <table:table-cell office:value-type="float" office:value="0.00131896576597" calcext:value-type="float">
            <text:p>0.001318965765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0623533557538" calcext:value-type="float">
            <text:p>0.00623533557538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186354038754" calcext:value-type="float">
            <text:p>0.000186354038754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218790387578" calcext:value-type="float">
            <text:p>0.0218790387578</text:p>
          </table:table-cell>
          <table:table-cell office:value-type="float" office:value="240.64" calcext:value-type="float">
            <text:p>240.64</text:p>
          </table:table-cell>
          <table:table-cell office:value-type="float" office:value="3.04450639632e-06" calcext:value-type="float">
            <text:p>3.04450639632e-06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435537759101" calcext:value-type="float">
            <text:p>0.0435537759101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105542833737" calcext:value-type="float">
            <text:p>0.001055428337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4.416" calcext:value-type="float">
            <text:p>444.416</text:p>
          </table:table-cell>
          <table:table-cell office:value-type="float" office:value="0.00131003526859" calcext:value-type="float">
            <text:p>0.001310035268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0621593792104" calcext:value-type="float">
            <text:p>0.00621593792104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174643817468" calcext:value-type="float">
            <text:p>0.000174643817468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217907777295" calcext:value-type="float">
            <text:p>0.0217907777295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2.92024082915e-06" calcext:value-type="float">
            <text:p>2.92024082915e-06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433764842597" calcext:value-type="float">
            <text:p>0.0433764842597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100736881881" calcext:value-type="float">
            <text:p>0.001007368818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8.512" calcext:value-type="float">
            <text:p>448.512</text:p>
          </table:table-cell>
          <table:table-cell office:value-type="float" office:value="0.00130179173256" calcext:value-type="float">
            <text:p>0.001301791732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0619290320651" calcext:value-type="float">
            <text:p>0.00619290320651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166971603521" calcext:value-type="float">
            <text:p>0.000166971603521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217048164603" calcext:value-type="float">
            <text:p>0.0217048164603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2.7338424784e-06" calcext:value-type="float">
            <text:p>2.7338424784e-06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432033602724" calcext:value-type="float">
            <text:p>0.0432033602724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957981485467" calcext:value-type="float">
            <text:p>0.0009579814854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2.608" calcext:value-type="float">
            <text:p>452.608</text:p>
          </table:table-cell>
          <table:table-cell office:value-type="float" office:value="0.00129423515786" calcext:value-type="float">
            <text:p>0.001294235157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0617431378777" calcext:value-type="float">
            <text:p>0.00617431378777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15687658517" calcext:value-type="float">
            <text:p>0.00015687658517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216172391441" calcext:value-type="float">
            <text:p>0.0216172391441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2.60957691112e-06" calcext:value-type="float">
            <text:p>2.60957691112e-06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430279496027" calcext:value-type="float">
            <text:p>0.0430279496027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909553129466" calcext:value-type="float">
            <text:p>0.0009095531294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6.704" calcext:value-type="float">
            <text:p>456.704</text:p>
          </table:table-cell>
          <table:table-cell office:value-type="float" office:value="0.00128873946717" calcext:value-type="float">
            <text:p>0.001288739467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0615451201563" calcext:value-type="float">
            <text:p>0.00615451201563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149204371224" calcext:value-type="float">
            <text:p>0.000149204371224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215345099689" calcext:value-type="float">
            <text:p>0.0215345099689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2.54744412753e-06" calcext:value-type="float">
            <text:p>2.54744412753e-06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428560796025" calcext:value-type="float">
            <text:p>0.0428560796025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864444310434" calcext:value-type="float">
            <text:p>0.0008644443104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0.8" calcext:value-type="float">
            <text:p>460.8</text:p>
          </table:table-cell>
          <table:table-cell office:value-type="float" office:value="0.00128255681514" calcext:value-type="float">
            <text:p>0.001282556815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0613551847909" calcext:value-type="float">
            <text:p>0.00613551847909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142541659112" calcext:value-type="float">
            <text:p>0.000142541659112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214496675014" calcext:value-type="float">
            <text:p>0.0214496675014</text:p>
          </table:table-cell>
          <table:table-cell office:value-type="float" office:value="250.88" calcext:value-type="float">
            <text:p>250.88</text:p>
          </table:table-cell>
          <table:table-cell office:value-type="float" office:value="2.42317856036e-06" calcext:value-type="float">
            <text:p>2.42317856036e-06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426842833663" calcext:value-type="float">
            <text:p>0.0426842833663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818302746566" calcext:value-type="float">
            <text:p>0.0008183027465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4.896" calcext:value-type="float">
            <text:p>464.896</text:p>
          </table:table-cell>
          <table:table-cell office:value-type="float" office:value="0.0012743132791" calcext:value-type="float">
            <text:p>0.00127431327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0611834347265" calcext:value-type="float">
            <text:p>0.00611834347265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137090349203" calcext:value-type="float">
            <text:p>0.000137090349203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213653844349" calcext:value-type="float">
            <text:p>0.0213653844349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2.29891299319e-06" calcext:value-type="float">
            <text:p>2.29891299319e-06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425124133661" calcext:value-type="float">
            <text:p>0.0425124133661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77540695218" calcext:value-type="float">
            <text:p>0.000775406952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8.992" calcext:value-type="float">
            <text:p>468.992</text:p>
          </table:table-cell>
          <table:table-cell office:value-type="float" office:value="0.00126469582039" calcext:value-type="float">
            <text:p>0.001264695820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0609833964161" calcext:value-type="float">
            <text:p>0.00609833964161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131639039293" calcext:value-type="float">
            <text:p>0.000131639039293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212792988544" calcext:value-type="float">
            <text:p>0.0212792988544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2.17464742591e-06" calcext:value-type="float">
            <text:p>2.17464742591e-06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423426456384" calcext:value-type="float">
            <text:p>0.0423426456384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73265869277" calcext:value-type="float">
            <text:p>0.000732658692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3.088" calcext:value-type="float">
            <text:p>473.088</text:p>
          </table:table-cell>
          <table:table-cell office:value-type="float" office:value="0.0012592001297" calcext:value-type="float">
            <text:p>0.00125920012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0607833581058" calcext:value-type="float">
            <text:p>0.00607833581058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126187729384" calcext:value-type="float">
            <text:p>0.000126187729384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211955130331" calcext:value-type="float">
            <text:p>0.0211955130331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1.98824907516e-06" calcext:value-type="float">
            <text:p>1.98824907516e-06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421713657498" calcext:value-type="float">
            <text:p>0.0421713657498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686590896391" calcext:value-type="float">
            <text:p>0.0006865908963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7.184" calcext:value-type="float">
            <text:p>477.184</text:p>
          </table:table-cell>
          <table:table-cell office:value-type="float" office:value="0.00125301747767" calcext:value-type="float">
            <text:p>0.001253017477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0605752374394" calcext:value-type="float">
            <text:p>0.00605752374394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121140220209" calcext:value-type="float">
            <text:p>0.000121140220209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21017250618" calcext:value-type="float">
            <text:p>0.021017250618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1.86398350799e-06" calcext:value-type="float">
            <text:p>1.86398350799e-06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420006759728" calcext:value-type="float">
            <text:p>0.0420006759728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645797475418" calcext:value-type="float">
            <text:p>0.0006457974754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1.28" calcext:value-type="float">
            <text:p>481.28</text:p>
          </table:table-cell>
          <table:table-cell office:value-type="float" office:value="0.00124477394163" calcext:value-type="float">
            <text:p>0.001244773941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060379240307" calcext:value-type="float">
            <text:p>0.0060379240307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116092711033" calcext:value-type="float">
            <text:p>0.000116092711033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208406042499" calcext:value-type="float">
            <text:p>0.0208406042499</text:p>
          </table:table-cell>
          <table:table-cell office:value-type="float" office:value="261.12" calcext:value-type="float">
            <text:p>261.12</text:p>
          </table:table-cell>
          <table:table-cell office:value-type="float" office:value="1.8018507244e-06" calcext:value-type="float">
            <text:p>1.8018507244e-06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418287322087" calcext:value-type="float">
            <text:p>0.0418287322087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603676239658" calcext:value-type="float">
            <text:p>0.0006036762396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5.376" calcext:value-type="float">
            <text:p>485.376</text:p>
          </table:table-cell>
          <table:table-cell office:value-type="float" office:value="0.0012365304056" calcext:value-type="float">
            <text:p>0.00123653040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0601650578737" calcext:value-type="float">
            <text:p>0.00601650578737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11023760039" calcext:value-type="float">
            <text:p>0.00011023760039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206695518907" calcext:value-type="float">
            <text:p>0.0206695518907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1.61545237354e-06" calcext:value-type="float">
            <text:p>1.61545237354e-06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416543542342" calcext:value-type="float">
            <text:p>0.0416543542342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564911424611" calcext:value-type="float">
            <text:p>0.0005649114246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9.472" calcext:value-type="float">
            <text:p>489.472</text:p>
          </table:table-cell>
          <table:table-cell office:value-type="float" office:value="0.00122897383089" calcext:value-type="float">
            <text:p>0.001228973830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0599205666055" calcext:value-type="float">
            <text:p>0.00599205666055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104988190848" calcext:value-type="float">
            <text:p>0.000104988190848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204935892348" calcext:value-type="float">
            <text:p>0.0204935892348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1.42905402278e-06" calcext:value-type="float">
            <text:p>1.42905402278e-06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414804188435" calcext:value-type="float">
            <text:p>0.0414804188435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525704004634" calcext:value-type="float">
            <text:p>0.0005257040046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3.568" calcext:value-type="float">
            <text:p>493.568</text:p>
          </table:table-cell>
          <table:table-cell office:value-type="float" office:value="0.00122279117887" calcext:value-type="float">
            <text:p>0.001222791178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0597084047612" calcext:value-type="float">
            <text:p>0.00597084047612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100546382773" calcext:value-type="float">
            <text:p>0.000100546382773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203222882529" calcext:value-type="float">
            <text:p>0.0203222882529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1.30478845561e-06" calcext:value-type="float">
            <text:p>1.30478845561e-06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413077005579" calcext:value-type="float">
            <text:p>0.0413077005579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488008818166" calcext:value-type="float">
            <text:p>0.0004880088181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7.664" calcext:value-type="float">
            <text:p>497.664</text:p>
          </table:table-cell>
          <table:table-cell office:value-type="float" office:value="0.00122004333352" calcext:value-type="float">
            <text:p>0.001220043333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0595265517517" calcext:value-type="float">
            <text:p>0.00595265517517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9.48931724968e-05" calcext:value-type="float">
            <text:p>9.48931724968e-05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201524790068" calcext:value-type="float">
            <text:p>0.0201524790068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1.18052288833e-06" calcext:value-type="float">
            <text:p>1.18052288833e-06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411392974633" calcext:value-type="float">
            <text:p>0.0411392974633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45223158639" calcext:value-type="float">
            <text:p>0.000452231586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1.76" calcext:value-type="float">
            <text:p>501.76</text:p>
          </table:table-cell>
          <table:table-cell office:value-type="float" office:value="0.00121523460417" calcext:value-type="float">
            <text:p>0.001215234604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0593305546193" calcext:value-type="float">
            <text:p>0.00593305546193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9.06532647895e-05" calcext:value-type="float">
            <text:p>9.06532647895e-05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199729734786" calcext:value-type="float">
            <text:p>0.0199729734786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1.11839010475e-06" calcext:value-type="float">
            <text:p>1.11839010475e-06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409665422957" calcext:value-type="float">
            <text:p>0.0409665422957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418962449213" calcext:value-type="float">
            <text:p>0.0004189624492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5.856" calcext:value-type="float">
            <text:p>505.856</text:p>
          </table:table-cell>
          <table:table-cell office:value-type="float" office:value="0.00120973891347" calcext:value-type="float">
            <text:p>0.001209738913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059114351597" calcext:value-type="float">
            <text:p>0.0059114351597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8.54038552471e-05" calcext:value-type="float">
            <text:p>8.54038552471e-05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197967000445" calcext:value-type="float">
            <text:p>0.0197967000445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9.94124537579e-07" calcext:value-type="float">
            <text:p>9.94124537579e-07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407990981325" calcext:value-type="float">
            <text:p>0.0407990981325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387389964265" calcext:value-type="float">
            <text:p>0.0003873899642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9.952" calcext:value-type="float">
            <text:p>509.952</text:p>
          </table:table-cell>
          <table:table-cell office:value-type="float" office:value="0.00120493018412" calcext:value-type="float">
            <text:p>0.001204930184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0588536956169" calcext:value-type="float">
            <text:p>0.00588536956169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7.93468442367e-05" calcext:value-type="float">
            <text:p>7.93468442367e-05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196158892476" calcext:value-type="float">
            <text:p>0.0196158892476</text:p>
          </table:table-cell>
          <table:table-cell office:value-type="float" office:value="317.44" calcext:value-type="float">
            <text:p>317.44</text:p>
          </table:table-cell>
          <table:table-cell office:value-type="float" office:value="9.31991753994e-07" calcext:value-type="float">
            <text:p>9.31991753994e-07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406318383791" calcext:value-type="float">
            <text:p>0.0406318383791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356887107896" calcext:value-type="float">
            <text:p>0.0003568871078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4.048" calcext:value-type="float">
            <text:p>514.048</text:p>
          </table:table-cell>
          <table:table-cell office:value-type="float" office:value="0.00120218233877" calcext:value-type="float">
            <text:p>0.001202182338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0586354720055" calcext:value-type="float">
            <text:p>0.00586354720055</text:p>
          </table:table-cell>
          <table:table-cell office:value-type="float" office:value="125.44" calcext:value-type="float">
            <text:p>125.44</text:p>
          </table:table-cell>
          <table:table-cell office:value-type="float" office:value="7.59145379975e-05" calcext:value-type="float">
            <text:p>7.59145379975e-05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194310383332" calcext:value-type="float">
            <text:p>0.0194310383332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8.69858970409e-07" calcext:value-type="float">
            <text:p>8.69858970409e-07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404573497587" calcext:value-type="float">
            <text:p>0.0404573497587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328744811149" calcext:value-type="float">
            <text:p>0.0003287448111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8.144" calcext:value-type="float">
            <text:p>518.144</text:p>
          </table:table-cell>
          <table:table-cell office:value-type="float" office:value="0.00119943449343" calcext:value-type="float">
            <text:p>0.001199434493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0583990630933" calcext:value-type="float">
            <text:p>0.00583990630933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7.22803313912e-05" calcext:value-type="float">
            <text:p>7.22803313912e-05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192440741266" calcext:value-type="float">
            <text:p>0.0192440741266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7.4559340324e-07" calcext:value-type="float">
            <text:p>7.4559340324e-07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402901268873" calcext:value-type="float">
            <text:p>0.0402901268873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302631120327" calcext:value-type="float">
            <text:p>0.0003026311203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2.24" calcext:value-type="float">
            <text:p>522.24</text:p>
          </table:table-cell>
          <table:table-cell office:value-type="float" office:value="0.00119531272541" calcext:value-type="float">
            <text:p>0.001195312725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058174777715" calcext:value-type="float">
            <text:p>0.0058174777715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6.82423240509e-05" calcext:value-type="float">
            <text:p>6.82423240509e-05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190525104016" calcext:value-type="float">
            <text:p>0.0190525104016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6.83460619544e-07" calcext:value-type="float">
            <text:p>6.83460619544e-07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401206910974" calcext:value-type="float">
            <text:p>0.0401206910974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278398500455" calcext:value-type="float">
            <text:p>0.0002783985004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8.384" calcext:value-type="float">
            <text:p>528.384</text:p>
          </table:table-cell>
          <table:table-cell office:value-type="float" office:value="0.00118638222804" calcext:value-type="float">
            <text:p>0.001186382228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0579706982267" calcext:value-type="float">
            <text:p>0.00579706982267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6.54157189127e-05" calcext:value-type="float">
            <text:p>6.54157189127e-05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188538609321" calcext:value-type="float">
            <text:p>0.0188538609321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5.59195052374e-07" calcext:value-type="float">
            <text:p>5.59195052374e-07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399543902753" calcext:value-type="float">
            <text:p>0.0399543902753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256194486507" calcext:value-type="float">
            <text:p>0.0002561944865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6.576" calcext:value-type="float">
            <text:p>536.576</text:p>
          </table:table-cell>
          <table:table-cell office:value-type="float" office:value="0.00117676476933" calcext:value-type="float">
            <text:p>0.001176764769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0577504540263" calcext:value-type="float">
            <text:p>0.00577504540263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6.09739108384e-05" calcext:value-type="float">
            <text:p>6.09739108384e-05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18651357812" calcext:value-type="float">
            <text:p>0.018651357812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4.97062268789e-07" calcext:value-type="float">
            <text:p>4.97062268789e-07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397881263352" calcext:value-type="float">
            <text:p>0.0397881263352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0.000233695402607" calcext:value-type="float">
            <text:p>0.0002336954026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4.768" calcext:value-type="float">
            <text:p>544.768</text:p>
          </table:table-cell>
          <table:table-cell office:value-type="float" office:value="0.00116714731062" calcext:value-type="float">
            <text:p>0.001167147310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0575059627581" calcext:value-type="float">
            <text:p>0.00575059627581</text:p>
          </table:table-cell>
          <table:table-cell office:value-type="float" office:value="130.56" calcext:value-type="float">
            <text:p>130.56</text:p>
          </table:table-cell>
          <table:table-cell office:value-type="float" office:value="5.83492060672e-05" calcext:value-type="float">
            <text:p>5.83492060672e-05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184543243895" calcext:value-type="float">
            <text:p>0.0184543243895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3.7279670162e-07" calcext:value-type="float">
            <text:p>3.7279670162e-07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396262513501" calcext:value-type="float">
            <text:p>0.0396262513501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0.000212265947286" calcext:value-type="float">
            <text:p>0.0002122659472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2.96" calcext:value-type="float">
            <text:p>552.96</text:p>
          </table:table-cell>
          <table:table-cell office:value-type="float" office:value="0.00116096465859" calcext:value-type="float">
            <text:p>0.001160964658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0572836979688" calcext:value-type="float">
            <text:p>0.00572836979688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5.18883943227e-05" calcext:value-type="float">
            <text:p>5.18883943227e-05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182485891754" calcext:value-type="float">
            <text:p>0.0182485891754</text:p>
          </table:table-cell>
          <table:table-cell office:value-type="float" office:value="354.304" calcext:value-type="float">
            <text:p>354.304</text:p>
          </table:table-cell>
          <table:table-cell office:value-type="float" office:value="1.86398350754e-07" calcext:value-type="float">
            <text:p>1.86398350754e-07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394644501289" calcext:value-type="float">
            <text:p>0.0394644501289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0.000192975749123" calcext:value-type="float">
            <text:p>0.0001929757491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1.152" calcext:value-type="float">
            <text:p>561.152</text:p>
          </table:table-cell>
          <table:table-cell office:value-type="float" office:value="0.0011554689679" calcext:value-type="float">
            <text:p>0.00115546896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0570493096456" calcext:value-type="float">
            <text:p>0.00570493096456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4.70427855144e-05" calcext:value-type="float">
            <text:p>4.70427855144e-05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180438484518" calcext:value-type="float">
            <text:p>0.0180438484518</text:p>
          </table:table-cell>
          <table:table-cell office:value-type="float" office:value="387.072" calcext:value-type="float">
            <text:p>387.072</text:p>
          </table:table-cell>
          <table:table-cell office:value-type="float" office:value="1.2426556717e-07" calcext:value-type="float">
            <text:p>1.2426556717e-07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393041979506" calcext:value-type="float">
            <text:p>0.0393041979506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0.000176414948022" calcext:value-type="float">
            <text:p>0.000176414948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9.344" calcext:value-type="float">
            <text:p>569.344</text:p>
          </table:table-cell>
          <table:table-cell office:value-type="float" office:value="0.00115066023854" calcext:value-type="float">
            <text:p>0.001150660238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0567785507204" calcext:value-type="float">
            <text:p>0.00567785507204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4.1793375972e-05" calcext:value-type="float">
            <text:p>4.1793375972e-05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178401022187" calcext:value-type="float">
            <text:p>0.0178401022187</text:p>
          </table:table-cell>
          <table:table-cell office:value-type="float" office:value="428.032" calcext:value-type="float">
            <text:p>428.032</text:p>
          </table:table-cell>
          <table:table-cell office:value-type="float" office:value="6.21327835848e-08" calcext:value-type="float">
            <text:p>6.21327835848e-08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391432450148" calcext:value-type="float">
            <text:p>0.0391432450148</text:p>
          </table:table-cell>
          <table:table-cell office:value-type="float" office:value="130.56" calcext:value-type="float">
            <text:p>130.56</text:p>
          </table:table-cell>
          <table:table-cell office:value-type="float" office:value="0.000161956520336" calcext:value-type="float">
            <text:p>0.0001619565203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7.536" calcext:value-type="float">
            <text:p>577.536</text:p>
          </table:table-cell>
          <table:table-cell office:value-type="float" office:value="0.00114653847052" calcext:value-type="float">
            <text:p>0.00114653847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0565461829862" calcext:value-type="float">
            <text:p>0.00565461829862</text:p>
          </table:table-cell>
          <table:table-cell office:value-type="float" office:value="138.24" calcext:value-type="float">
            <text:p>138.24</text:p>
          </table:table-cell>
          <table:table-cell office:value-type="float" office:value="3.91686712008e-05" calcext:value-type="float">
            <text:p>3.91686712008e-05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17634118382" calcext:value-type="float">
            <text:p>0.017634118382</text:p>
          </table:table-cell>
          <table:table-cell office:value-type="float" office:value="610.304" calcext:value-type="float">
            <text:p>610.30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389912175168" calcext:value-type="float">
            <text:p>0.0389912175168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0.000135363340841" calcext:value-type="float">
            <text:p>0.0001353633408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5.728" calcext:value-type="float">
            <text:p>585.728</text:p>
          </table:table-cell>
          <table:table-cell office:value-type="float" office:value="0.0011424167025" calcext:value-type="float">
            <text:p>0.00114241670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0563016917179" calcext:value-type="float">
            <text:p>0.00563016917179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3.43230623925e-05" calcext:value-type="float">
            <text:p>3.43230623925e-05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174307450828" calcext:value-type="float">
            <text:p>0.01743074508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388383048514" calcext:value-type="float">
            <text:p>0.0388383048514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0.000112089698315" calcext:value-type="float">
            <text:p>0.0001120896983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3.92" calcext:value-type="float">
            <text:p>593.92</text:p>
          </table:table-cell>
          <table:table-cell office:value-type="float" office:value="0.00113554708914" calcext:value-type="float">
            <text:p>0.001135547089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0560713445727" calcext:value-type="float">
            <text:p>0.00560713445727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3.10926565202e-05" calcext:value-type="float">
            <text:p>3.10926565202e-05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172260043592" calcext:value-type="float">
            <text:p>0.01722600435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386897442589" calcext:value-type="float">
            <text:p>0.0386897442589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9.27995001515e-05" calcext:value-type="float">
            <text:p>9.2799500151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2.112" calcext:value-type="float">
            <text:p>602.112</text:p>
          </table:table-cell>
          <table:table-cell office:value-type="float" office:value="0.00113005139845" calcext:value-type="float">
            <text:p>0.001130051398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0558106885925" calcext:value-type="float">
            <text:p>0.00558106885925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2.7862250648e-05" calcext:value-type="float">
            <text:p>2.7862250648e-05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170140535798" calcext:value-type="float">
            <text:p>0.01701405357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385440973424" calcext:value-type="float">
            <text:p>0.0385440973424</text:p>
          </table:table-cell>
          <table:table-cell office:value-type="float" office:value="138.24" calcext:value-type="float">
            <text:p>138.24</text:p>
          </table:table-cell>
          <table:table-cell office:value-type="float" office:value="7.70870251656e-05" calcext:value-type="float">
            <text:p>7.7087025165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0.304" calcext:value-type="float">
            <text:p>610.304</text:p>
          </table:table-cell>
          <table:table-cell office:value-type="float" office:value="0.00112249482375" calcext:value-type="float">
            <text:p>0.001122494823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0555702385022" calcext:value-type="float">
            <text:p>0.00555702385022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2.54394462438e-05" calcext:value-type="float">
            <text:p>2.54394462438e-05</text:p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168044647152" calcext:value-type="float">
            <text:p>0.01680446471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383953523401" calcext:value-type="float">
            <text:p>0.0383953523401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6.38457610342e-05" calcext:value-type="float">
            <text:p>6.3845761034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8.496" calcext:value-type="float">
            <text:p>618.496</text:p>
          </table:table-cell>
          <table:table-cell office:value-type="float" office:value="0.00111631217172" calcext:value-type="float">
            <text:p>0.001116312171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0552873560431" calcext:value-type="float">
            <text:p>0.00552873560431</text:p>
          </table:table-cell>
          <table:table-cell office:value-type="float" office:value="148.48" calcext:value-type="float">
            <text:p>148.48</text:p>
          </table:table-cell>
          <table:table-cell office:value-type="float" office:value="2.46318447757e-05" calcext:value-type="float">
            <text:p>2.46318447757e-05</text:p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166045721326" calcext:value-type="float">
            <text:p>0.01660457213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382491521941" calcext:value-type="float">
            <text:p>0.0382491521941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5.38502663836e-05" calcext:value-type="float">
            <text:p>5.3850266383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6.688" calcext:value-type="float">
            <text:p>626.688</text:p>
          </table:table-cell>
          <table:table-cell office:value-type="float" office:value="0.00110806863568" calcext:value-type="float">
            <text:p>0.001108068635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0550388235969" calcext:value-type="float">
            <text:p>0.00550388235969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2.28147414726e-05" calcext:value-type="float">
            <text:p>2.28147414726e-05</text:p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164063577527" calcext:value-type="float">
            <text:p>0.01640635775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381080417604" calcext:value-type="float">
            <text:p>0.0381080417604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4.54776564733e-05" calcext:value-type="float">
            <text:p>4.5477656473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4.88" calcext:value-type="float">
            <text:p>634.88</text:p>
          </table:table-cell>
          <table:table-cell office:value-type="float" office:value="0.00110051206098" calcext:value-type="float">
            <text:p>0.001100512060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0548044352737" calcext:value-type="float">
            <text:p>0.00548044352737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2.18052396376e-05" calcext:value-type="float">
            <text:p>2.18052396376e-05</text:p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162091378632" calcext:value-type="float">
            <text:p>0.0162091378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379629480736" calcext:value-type="float">
            <text:p>0.0379629480736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3.82853263741e-05" calcext:value-type="float">
            <text:p>3.8285326374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3.072" calcext:value-type="float">
            <text:p>643.072</text:p>
          </table:table-cell>
          <table:table-cell office:value-type="float" office:value="0.00109364244762" calcext:value-type="float">
            <text:p>0.001093642447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0545498410605" calcext:value-type="float">
            <text:p>0.00545498410605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2.01900367014e-05" calcext:value-type="float">
            <text:p>2.01900367014e-05</text:p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160243491044" calcext:value-type="float">
            <text:p>0.0160243491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378191452558" calcext:value-type="float">
            <text:p>0.0378191452558</text:p>
          </table:table-cell>
          <table:table-cell office:value-type="float" office:value="148.48" calcext:value-type="float">
            <text:p>148.48</text:p>
          </table:table-cell>
          <table:table-cell office:value-type="float" office:value="3.42649982674e-05" calcext:value-type="float">
            <text:p>3.4264998267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1.264" calcext:value-type="float">
            <text:p>651.264</text:p>
          </table:table-cell>
          <table:table-cell office:value-type="float" office:value="0.00107852929821" calcext:value-type="float">
            <text:p>0.00107852929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0542790821353" calcext:value-type="float">
            <text:p>0.00542790821353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1.97862359674e-05" calcext:value-type="float">
            <text:p>1.97862359674e-05</text:p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158369498083" calcext:value-type="float">
            <text:p>0.01583694980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376818705475" calcext:value-type="float">
            <text:p>0.0376818705475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2.98020652315e-05" calcext:value-type="float">
            <text:p>2.9802065231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9.456" calcext:value-type="float">
            <text:p>659.456</text:p>
          </table:table-cell>
          <table:table-cell office:value-type="float" office:value="0.00106204222614" calcext:value-type="float">
            <text:p>0.001062042226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054056817346" calcext:value-type="float">
            <text:p>0.0054056817346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79691326643e-05" calcext:value-type="float">
            <text:p>1.79691326643e-05</text:p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156525961391" calcext:value-type="float">
            <text:p>0.01565259613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375356704014" calcext:value-type="float">
            <text:p>0.0375356704014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2.60030395893e-05" calcext:value-type="float">
            <text:p>2.6003039589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7.648" calcext:value-type="float">
            <text:p>667.648</text:p>
          </table:table-cell>
          <table:table-cell office:value-type="float" office:value="0.00105173780609" calcext:value-type="float">
            <text:p>0.001051737806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0538143466668" calcext:value-type="float">
            <text:p>0.00538143466668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1.67577304622e-05" calcext:value-type="float">
            <text:p>1.67577304622e-05</text:p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154701071396" calcext:value-type="float">
            <text:p>0.01547010713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37391461882" calcext:value-type="float">
            <text:p>0.037391461882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2.32736425261e-05" calcext:value-type="float">
            <text:p>2.3273642526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5.84" calcext:value-type="float">
            <text:p>675.84</text:p>
          </table:table-cell>
          <table:table-cell office:value-type="float" office:value="0.00103731161803" calcext:value-type="float">
            <text:p>0.001037311618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0536486583693" calcext:value-type="float">
            <text:p>0.00536486583693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1.53444278931e-05" calcext:value-type="float">
            <text:p>1.53444278931e-05</text:p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152886126305" calcext:value-type="float">
            <text:p>0.01528861263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372495400449" calcext:value-type="float">
            <text:p>0.0372495400449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2.11712691125e-05" calcext:value-type="float">
            <text:p>2.1171269112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4.032" calcext:value-type="float">
            <text:p>684.032</text:p>
          </table:table-cell>
          <table:table-cell office:value-type="float" office:value="0.00101670277793" calcext:value-type="float">
            <text:p>0.001016702777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053420331813" calcext:value-type="float">
            <text:p>0.0053420331813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49406271591e-05" calcext:value-type="float">
            <text:p>1.49406271591e-05</text:p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151133958424" calcext:value-type="float">
            <text:p>0.01511339584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371065117486" calcext:value-type="float">
            <text:p>0.0371065117486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92901981635e-05" calcext:value-type="float">
            <text:p>1.9290198163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2.224" calcext:value-type="float">
            <text:p>692.224</text:p>
          </table:table-cell>
          <table:table-cell office:value-type="float" office:value="0.000996780899177" calcext:value-type="float">
            <text:p>0.0009967808991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0532041287907" calcext:value-type="float">
            <text:p>0.00532041287907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1.4133025691e-05" calcext:value-type="float">
            <text:p>1.4133025691e-05</text:p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149249399001" calcext:value-type="float">
            <text:p>0.0149249399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36963926036" calcext:value-type="float">
            <text:p>0.036963926036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1.7224708494e-05" calcext:value-type="float">
            <text:p>1.722470849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0.416" calcext:value-type="float">
            <text:p>700.416</text:p>
          </table:table-cell>
          <table:table-cell office:value-type="float" office:value="0.00096930244572" calcext:value-type="float">
            <text:p>0.000969302445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0529960081244" calcext:value-type="float">
            <text:p>0.00529960081244</text:p>
          </table:table-cell>
          <table:table-cell office:value-type="float" office:value="168.96" calcext:value-type="float">
            <text:p>168.96</text:p>
          </table:table-cell>
          <table:table-cell office:value-type="float" office:value="1.35273245899e-05" calcext:value-type="float">
            <text:p>1.35273245899e-05</text:p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147475476642" calcext:value-type="float">
            <text:p>0.01474754766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368259505702" calcext:value-type="float">
            <text:p>0.0368259505702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1.55280562654e-05" calcext:value-type="float">
            <text:p>1.5528056265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8.608" calcext:value-type="float">
            <text:p>708.608</text:p>
          </table:table-cell>
          <table:table-cell office:value-type="float" office:value="0.000951441450972" calcext:value-type="float">
            <text:p>0.0009514414509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0527616198011" calcext:value-type="float">
            <text:p>0.00527616198011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1.33254242229e-05" calcext:value-type="float">
            <text:p>1.33254242229e-05</text:p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145669854899" calcext:value-type="float">
            <text:p>0.01456698548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366867211172" calcext:value-type="float">
            <text:p>0.0366867211172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4274008966e-05" calcext:value-type="float">
            <text:p>1.427400896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6.8" calcext:value-type="float">
            <text:p>716.8</text:p>
          </table:table-cell>
          <table:table-cell office:value-type="float" office:value="0.000927397804197" calcext:value-type="float">
            <text:p>0.0009273978041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0525514785458" calcext:value-type="float">
            <text:p>0.00525514785458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1.3123523856e-05" calcext:value-type="float">
            <text:p>1.3123523856e-05</text:p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143956845081" calcext:value-type="float">
            <text:p>0.01439568450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365448730441" calcext:value-type="float">
            <text:p>0.0365448730441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1.30199616667e-05" calcext:value-type="float">
            <text:p>1.3019961666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4.992" calcext:value-type="float">
            <text:p>724.992</text:p>
          </table:table-cell>
          <table:table-cell office:value-type="float" office:value="0.00090747592544" calcext:value-type="float">
            <text:p>0.000907475925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0523332549345" calcext:value-type="float">
            <text:p>0.00523332549345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1.2921623489e-05" calcext:value-type="float">
            <text:p>1.2921623489e-05</text:p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142216486775" calcext:value-type="float">
            <text:p>0.01422164867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364033569088" calcext:value-type="float">
            <text:p>0.0364033569088</text:p>
          </table:table-cell>
          <table:table-cell office:value-type="float" office:value="168.96" calcext:value-type="float">
            <text:p>168.96</text:p>
          </table:table-cell>
          <table:table-cell office:value-type="float" office:value="1.22454030407e-05" calcext:value-type="float">
            <text:p>1.2245403040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3.184" calcext:value-type="float">
            <text:p>733.184</text:p>
          </table:table-cell>
          <table:table-cell office:value-type="float" office:value="0.000887554046683" calcext:value-type="float">
            <text:p>0.0008875540466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052155443103" calcext:value-type="float">
            <text:p>0.0052155443103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1.25178227549e-05" calcext:value-type="float">
            <text:p>1.25178227549e-05</text:p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140501612287" calcext:value-type="float">
            <text:p>0.01405016122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362636848722" calcext:value-type="float">
            <text:p>0.0362636848722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1.12864256941e-05" calcext:value-type="float">
            <text:p>1.1286425694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1.376" calcext:value-type="float">
            <text:p>741.376</text:p>
          </table:table-cell>
          <table:table-cell office:value-type="float" office:value="0.000873814819954" calcext:value-type="float">
            <text:p>0.0008738148199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0519655077376" calcext:value-type="float">
            <text:p>0.00519655077376</text:p>
          </table:table-cell>
          <table:table-cell office:value-type="float" office:value="179.2" calcext:value-type="float">
            <text:p>179.2</text:p>
          </table:table-cell>
          <table:table-cell office:value-type="float" office:value="1.19121216539e-05" calcext:value-type="float">
            <text:p>1.19121216539e-05</text:p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138753795302" calcext:value-type="float">
            <text:p>0.01387537953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361250455308" calcext:value-type="float">
            <text:p>0.0361250455308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1.04012158357e-05" calcext:value-type="float">
            <text:p>1.0401215835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9.568" calcext:value-type="float">
            <text:p>749.568</text:p>
          </table:table-cell>
          <table:table-cell office:value-type="float" office:value="0.000862823438571" calcext:value-type="float">
            <text:p>0.0008628234385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0517836547282" calcext:value-type="float">
            <text:p>0.00517836547282</text:p>
          </table:table-cell>
          <table:table-cell office:value-type="float" office:value="189.44" calcext:value-type="float">
            <text:p>189.44</text:p>
          </table:table-cell>
          <table:table-cell office:value-type="float" office:value="1.17102212869e-05" calcext:value-type="float">
            <text:p>1.17102212869e-05</text:p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137034569918" calcext:value-type="float">
            <text:p>0.01370345699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358448162901" calcext:value-type="float">
            <text:p>0.0358448162901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9.70042469783e-06" calcext:value-type="float">
            <text:p>9.7004246978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7.76" calcext:value-type="float">
            <text:p>757.76</text:p>
          </table:table-cell>
          <table:table-cell office:value-type="float" office:value="0.000850458134515" calcext:value-type="float">
            <text:p>0.0008504581345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0515937193628" calcext:value-type="float">
            <text:p>0.00515937193628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1.15083209198e-05" calcext:value-type="float">
            <text:p>1.15083209198e-05</text:p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135288617603" calcext:value-type="float">
            <text:p>0.0135288617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355620053113" calcext:value-type="float">
            <text:p>0.0355620053113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9.18405228045e-06" calcext:value-type="float">
            <text:p>9.1840522804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5.952" calcext:value-type="float">
            <text:p>765.952</text:p>
          </table:table-cell>
          <table:table-cell office:value-type="float" office:value="0.00083603194645" calcext:value-type="float">
            <text:p>0.000836031946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0514280310653" calcext:value-type="float">
            <text:p>0.00514280310653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1.13064205528e-05" calcext:value-type="float">
            <text:p>1.13064205528e-05</text:p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133638384995" calcext:value-type="float">
            <text:p>0.01336383849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352762068925" calcext:value-type="float">
            <text:p>0.0352762068925</text:p>
          </table:table-cell>
          <table:table-cell office:value-type="float" office:value="179.2" calcext:value-type="float">
            <text:p>179.2</text:p>
          </table:table-cell>
          <table:table-cell office:value-type="float" office:value="8.37260991038e-06" calcext:value-type="float">
            <text:p>8.3726099103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4.144" calcext:value-type="float">
            <text:p>774.144</text:p>
          </table:table-cell>
          <table:table-cell office:value-type="float" office:value="0.000829162333086" calcext:value-type="float">
            <text:p>0.0008291623330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0512603221789" calcext:value-type="float">
            <text:p>0.00512603221789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1.09026198187e-05" calcext:value-type="float">
            <text:p>1.09026198187e-05</text:p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132026688892" calcext:value-type="float">
            <text:p>0.01320266888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349852081154" calcext:value-type="float">
            <text:p>0.0349852081154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7.78247000477e-06" calcext:value-type="float">
            <text:p>7.7824700047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2.336" calcext:value-type="float">
            <text:p>782.336</text:p>
          </table:table-cell>
          <table:table-cell office:value-type="float" office:value="0.000825040565067" calcext:value-type="float">
            <text:p>0.0008250405650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0510360368006" calcext:value-type="float">
            <text:p>0.00510360368006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1.04988190848e-05" calcext:value-type="float">
            <text:p>1.04988190848e-05</text:p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130586542393" calcext:value-type="float">
            <text:p>0.01305865423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346976393619" calcext:value-type="float">
            <text:p>0.0346976393619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7.56116754019e-06" calcext:value-type="float">
            <text:p>7.5611675401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0.528" calcext:value-type="float">
            <text:p>790.528</text:p>
          </table:table-cell>
          <table:table-cell office:value-type="float" office:value="0.000820918797048" calcext:value-type="float">
            <text:p>0.000820918797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0508764102701" calcext:value-type="float">
            <text:p>0.00508764102701</text:p>
          </table:table-cell>
          <table:table-cell office:value-type="float" office:value="199.68" calcext:value-type="float">
            <text:p>199.68</text:p>
          </table:table-cell>
          <table:table-cell office:value-type="float" office:value="9.69121761674e-06" calcext:value-type="float">
            <text:p>9.69121761674e-06</text:p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129170015044" calcext:value-type="float">
            <text:p>0.0129170015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344013664624" calcext:value-type="float">
            <text:p>0.0344013664624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7.26609758739e-06" calcext:value-type="float">
            <text:p>7.2660975873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8.72" calcext:value-type="float">
            <text:p>798.72</text:p>
          </table:table-cell>
          <table:table-cell office:value-type="float" office:value="0.000815423106357" calcext:value-type="float">
            <text:p>0.0008154231063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0507066807946" calcext:value-type="float">
            <text:p>0.00507066807946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9.48931724964e-06" calcext:value-type="float">
            <text:p>9.48931724964e-06</text:p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127862881644" calcext:value-type="float">
            <text:p>0.01278628816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341033601101" calcext:value-type="float">
            <text:p>0.0341033601101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6.82349265824e-06" calcext:value-type="float">
            <text:p>6.8234926582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6.912" calcext:value-type="float">
            <text:p>806.912</text:p>
          </table:table-cell>
          <table:table-cell office:value-type="float" office:value="0.000813362222347" calcext:value-type="float">
            <text:p>0.0008133622223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0505450336751" calcext:value-type="float">
            <text:p>0.00505450336751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9.08551651568e-06" calcext:value-type="float">
            <text:p>9.08551651568e-06</text:p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126574394941" calcext:value-type="float">
            <text:p>0.01265743949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338084887257" calcext:value-type="float">
            <text:p>0.0338084887257</text:p>
          </table:table-cell>
          <table:table-cell office:value-type="float" office:value="189.44" calcext:value-type="float">
            <text:p>189.44</text:p>
          </table:table-cell>
          <table:table-cell office:value-type="float" office:value="6.52842270543e-06" calcext:value-type="float">
            <text:p>6.5284227054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5.104" calcext:value-type="float">
            <text:p>815.104</text:p>
          </table:table-cell>
          <table:table-cell office:value-type="float" office:value="0.000807866531656" calcext:value-type="float">
            <text:p>0.0008078665316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0504015718566" calcext:value-type="float">
            <text:p>0.00504015718566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8.47981541463e-06" calcext:value-type="float">
            <text:p>8.47981541463e-06</text:p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125363602805" calcext:value-type="float">
            <text:p>0.0125363602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335051713691" calcext:value-type="float">
            <text:p>0.0335051713691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6.1595852644e-06" calcext:value-type="float">
            <text:p>6.159585264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3.296" calcext:value-type="float">
            <text:p>823.296</text:p>
          </table:table-cell>
          <table:table-cell office:value-type="float" office:value="0.000800996918291" calcext:value-type="float">
            <text:p>0.0008009969182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0502439659151" calcext:value-type="float">
            <text:p>0.00502439659151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8.27791504754e-06" calcext:value-type="float">
            <text:p>8.27791504754e-06</text:p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124305092021" calcext:value-type="float">
            <text:p>0.01243050920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332044726328" calcext:value-type="float">
            <text:p>0.0332044726328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5.86451531159e-06" calcext:value-type="float">
            <text:p>5.8645153115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1.488" calcext:value-type="float">
            <text:p>831.488</text:p>
          </table:table-cell>
          <table:table-cell office:value-type="float" office:value="0.0007955012276" calcext:value-type="float">
            <text:p>0.00079550122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0500459481937" calcext:value-type="float">
            <text:p>0.00500459481937</text:p>
          </table:table-cell>
          <table:table-cell office:value-type="float" office:value="209.92" calcext:value-type="float">
            <text:p>209.92</text:p>
          </table:table-cell>
          <table:table-cell office:value-type="float" office:value="7.87411431358e-06" calcext:value-type="float">
            <text:p>7.87411431358e-06</text:p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123332356039" calcext:value-type="float">
            <text:p>0.01233323560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329007864565" calcext:value-type="float">
            <text:p>0.0329007864565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5.5694453589e-06" calcext:value-type="float">
            <text:p>5.569445358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9.68" calcext:value-type="float">
            <text:p>839.68</text:p>
          </table:table-cell>
          <table:table-cell office:value-type="float" office:value="0.000792066420918" calcext:value-type="float">
            <text:p>0.0007920664209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0498661157733" calcext:value-type="float">
            <text:p>0.00498661157733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7.6722139466e-06" calcext:value-type="float">
            <text:p>7.6722139466e-06</text:p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12242550505" calcext:value-type="float">
            <text:p>0.0122425505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325934858467" calcext:value-type="float">
            <text:p>0.0325934858467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5.38502663838e-06" calcext:value-type="float">
            <text:p>5.3850266383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7.872" calcext:value-type="float">
            <text:p>847.872</text:p>
          </table:table-cell>
          <table:table-cell office:value-type="float" office:value="0.000786570730226" calcext:value-type="float">
            <text:p>0.0007865707302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0495044303434" calcext:value-type="float">
            <text:p>0.00495044303434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7.47031357951e-06" calcext:value-type="float">
            <text:p>7.47031357951e-06</text:p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121542894767" calcext:value-type="float">
            <text:p>0.01215428947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322779974386" calcext:value-type="float">
            <text:p>0.0322779974386</text:p>
          </table:table-cell>
          <table:table-cell office:value-type="float" office:value="199.68" calcext:value-type="float">
            <text:p>199.68</text:p>
          </table:table-cell>
          <table:table-cell office:value-type="float" office:value="5.16372417381e-06" calcext:value-type="float">
            <text:p>5.1637241738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6.064" calcext:value-type="float">
            <text:p>856.064</text:p>
          </table:table-cell>
          <table:table-cell office:value-type="float" office:value="0.000781762000871" calcext:value-type="float">
            <text:p>0.0007817620008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0491205184346" calcext:value-type="float">
            <text:p>0.00491205184346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7.26841321252e-06" calcext:value-type="float">
            <text:p>7.26841321252e-06</text:p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120649718022" calcext:value-type="float">
            <text:p>0.0120649718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319587839511" calcext:value-type="float">
            <text:p>0.0319587839511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5.05307294152e-06" calcext:value-type="float">
            <text:p>5.0530729415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4.256" calcext:value-type="float">
            <text:p>864.256</text:p>
          </table:table-cell>
          <table:table-cell office:value-type="float" office:value="0.000778327194189" calcext:value-type="float">
            <text:p>0.0007783271941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048706297691" calcext:value-type="float">
            <text:p>0.0048706297691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7.06651284554e-06" calcext:value-type="float">
            <text:p>7.06651284554e-06</text:p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11978637599" calcext:value-type="float">
            <text:p>0.011978637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316325260066" calcext:value-type="float">
            <text:p>0.0316325260066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4.94242170923e-06" calcext:value-type="float">
            <text:p>4.9424217092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2.448" calcext:value-type="float">
            <text:p>872.448</text:p>
          </table:table-cell>
          <table:table-cell office:value-type="float" office:value="0.00077420542617" calcext:value-type="float">
            <text:p>0.000774205426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0483163240152" calcext:value-type="float">
            <text:p>0.00483163240152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6.86461247845e-06" calcext:value-type="float">
            <text:p>6.86461247845e-06</text:p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118874552549" calcext:value-type="float">
            <text:p>0.01188745525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313094399118" calcext:value-type="float">
            <text:p>0.0313094399118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4.79488673277e-06" calcext:value-type="float">
            <text:p>4.7948867327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.64" calcext:value-type="float">
            <text:p>880.64</text:p>
          </table:table-cell>
          <table:table-cell office:value-type="float" office:value="0.000772144542161" calcext:value-type="float">
            <text:p>0.0007721445421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0479324121064" calcext:value-type="float">
            <text:p>0.00479324121064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6.46081174449e-06" calcext:value-type="float">
            <text:p>6.46081174449e-06</text:p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117990699152" calcext:value-type="float">
            <text:p>0.01179906991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309823705638" calcext:value-type="float">
            <text:p>0.0309823705638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4.64735175643e-06" calcext:value-type="float">
            <text:p>4.6473517564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8.832" calcext:value-type="float">
            <text:p>888.832</text:p>
          </table:table-cell>
          <table:table-cell office:value-type="float" office:value="0.000769396696815" calcext:value-type="float">
            <text:p>0.0007693966968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0475969943335" calcext:value-type="float">
            <text:p>0.00475969943335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6.2589113774e-06" calcext:value-type="float">
            <text:p>6.2589113774e-06</text:p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117064579911" calcext:value-type="float">
            <text:p>0.01170645799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306547848682" calcext:value-type="float">
            <text:p>0.0306547848682</text:p>
          </table:table-cell>
          <table:table-cell office:value-type="float" office:value="209.92" calcext:value-type="float">
            <text:p>209.92</text:p>
          </table:table-cell>
          <table:table-cell office:value-type="float" office:value="4.61046801226e-06" calcext:value-type="float">
            <text:p>4.6104680122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7.024" calcext:value-type="float">
            <text:p>897.024</text:p>
          </table:table-cell>
          <table:table-cell office:value-type="float" office:value="0.000765961890133" calcext:value-type="float">
            <text:p>0.0007659618901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0472454118486" calcext:value-type="float">
            <text:p>0.00472454118486</text:p>
          </table:table-cell>
          <table:table-cell office:value-type="float" office:value="240.64" calcext:value-type="float">
            <text:p>240.64</text:p>
          </table:table-cell>
          <table:table-cell office:value-type="float" office:value="6.05701101042e-06" calcext:value-type="float">
            <text:p>6.05701101042e-06</text:p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11619750854" calcext:value-type="float">
            <text:p>0.0116197508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303256501296" calcext:value-type="float">
            <text:p>0.0303256501296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4.38916554768e-06" calcext:value-type="float">
            <text:p>4.389165547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5.216" calcext:value-type="float">
            <text:p>905.216</text:p>
          </table:table-cell>
          <table:table-cell office:value-type="float" office:value="0.000763214044787" calcext:value-type="float">
            <text:p>0.000763214044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0468150263929" calcext:value-type="float">
            <text:p>0.00468150263929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5.85511064344e-06" calcext:value-type="float">
            <text:p>5.85511064344e-06</text:p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115299359343" calcext:value-type="float">
            <text:p>0.01152993593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299964785091" calcext:value-type="float">
            <text:p>0.0299964785091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4.27851431539e-06" calcext:value-type="float">
            <text:p>4.2785143153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3.408" calcext:value-type="float">
            <text:p>913.408</text:p>
          </table:table-cell>
          <table:table-cell office:value-type="float" office:value="0.000757718354096" calcext:value-type="float">
            <text:p>0.000757718354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0464331350731" calcext:value-type="float">
            <text:p>0.00464331350731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5.45130990937e-06" calcext:value-type="float">
            <text:p>5.45130990937e-06</text:p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14421099955" calcext:value-type="float">
            <text:p>0.01144210999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296685239937" calcext:value-type="float">
            <text:p>0.0296685239937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4.24163057133e-06" calcext:value-type="float">
            <text:p>4.2416305713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1.6" calcext:value-type="float">
            <text:p>921.6</text:p>
          </table:table-cell>
          <table:table-cell office:value-type="float" office:value="0.000754283547413" calcext:value-type="float">
            <text:p>0.0007542835474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0459340495917" calcext:value-type="float">
            <text:p>0.00459340495917</text:p>
          </table:table-cell>
          <table:table-cell office:value-type="float" office:value="276.48" calcext:value-type="float">
            <text:p>276.48</text:p>
          </table:table-cell>
          <table:table-cell office:value-type="float" office:value="5.24940954238e-06" calcext:value-type="float">
            <text:p>5.24940954238e-06</text:p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1352792321" calcext:value-type="float">
            <text:p>0.011352792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293365862251" calcext:value-type="float">
            <text:p>0.0293365862251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4.13097933905e-06" calcext:value-type="float">
            <text:p>4.1309793390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9.792" calcext:value-type="float">
            <text:p>929.792</text:p>
          </table:table-cell>
          <table:table-cell office:value-type="float" office:value="0.000753596586077" calcext:value-type="float">
            <text:p>0.0007535965860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0454632523562" calcext:value-type="float">
            <text:p>0.00454632523562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4.84560880831e-06" calcext:value-type="float">
            <text:p>4.84560880831e-06</text:p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12662716509" calcext:value-type="float">
            <text:p>0.01126627165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290091111754" calcext:value-type="float">
            <text:p>0.0290091111754</text:p>
          </table:table-cell>
          <table:table-cell office:value-type="float" office:value="220.16" calcext:value-type="float">
            <text:p>220.16</text:p>
          </table:table-cell>
          <table:table-cell office:value-type="float" office:value="3.90967687447e-06" calcext:value-type="float">
            <text:p>3.9096768744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7.984" calcext:value-type="float">
            <text:p>937.984</text:p>
          </table:table-cell>
          <table:table-cell office:value-type="float" office:value="0.000749474818058" calcext:value-type="float">
            <text:p>0.0007494748180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0449682080528" calcext:value-type="float">
            <text:p>0.00449682080528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4.64370844133e-06" calcext:value-type="float">
            <text:p>4.64370844133e-06</text:p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11754000851" calcext:value-type="float">
            <text:p>0.01117540008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286745916686" calcext:value-type="float">
            <text:p>0.0286745916686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3.72525815395e-06" calcext:value-type="float">
            <text:p>3.7252581539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6.176" calcext:value-type="float">
            <text:p>946.176</text:p>
          </table:table-cell>
          <table:table-cell office:value-type="float" office:value="0.000746726972712" calcext:value-type="float">
            <text:p>0.0007467269727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0445196372962" calcext:value-type="float">
            <text:p>0.00445196372962</text:p>
          </table:table-cell>
          <table:table-cell office:value-type="float" office:value="296.96" calcext:value-type="float">
            <text:p>296.96</text:p>
          </table:table-cell>
          <table:table-cell office:value-type="float" office:value="4.03800734028e-06" calcext:value-type="float">
            <text:p>4.03800734028e-06</text:p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10844663636" calcext:value-type="float">
            <text:p>0.01108446636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28346969091" calcext:value-type="float">
            <text:p>0.028346969091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3.65149066572e-06" calcext:value-type="float">
            <text:p>3.6514906657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4.368" calcext:value-type="float">
            <text:p>954.368</text:p>
          </table:table-cell>
          <table:table-cell office:value-type="float" office:value="0.000742605204694" calcext:value-type="float">
            <text:p>0.0007426052046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0439882223909" calcext:value-type="float">
            <text:p>0.00439882223909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3.8361069733e-06" calcext:value-type="float">
            <text:p>3.8361069733e-06</text:p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09065147268" calcext:value-type="float">
            <text:p>0.01090651472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280273867838" calcext:value-type="float">
            <text:p>0.0280273867838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3.61460692166e-06" calcext:value-type="float">
            <text:p>3.6146069216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2.56" calcext:value-type="float">
            <text:p>962.56</text:p>
          </table:table-cell>
          <table:table-cell office:value-type="float" office:value="0.000739857359348" calcext:value-type="float">
            <text:p>0.0007398573593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0434264986507" calcext:value-type="float">
            <text:p>0.00434264986507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3.63420660621e-06" calcext:value-type="float">
            <text:p>3.63420660621e-06</text:p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07271956656" calcext:value-type="float">
            <text:p>0.01072719566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277119352577" calcext:value-type="float">
            <text:p>0.0277119352577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3.50395568938e-06" calcext:value-type="float">
            <text:p>3.5039556893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0.752" calcext:value-type="float">
            <text:p>970.752</text:p>
          </table:table-cell>
          <table:table-cell office:value-type="float" office:value="0.000735735591329" calcext:value-type="float">
            <text:p>0.000735735591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0428607337324" calcext:value-type="float">
            <text:p>0.00428607337324</text:p>
          </table:table-cell>
          <table:table-cell office:value-type="float" office:value="337.92" calcext:value-type="float">
            <text:p>337.92</text:p>
          </table:table-cell>
          <table:table-cell office:value-type="float" office:value="3.23040587225e-06" calcext:value-type="float">
            <text:p>3.23040587225e-06</text:p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05425933738" calcext:value-type="float">
            <text:p>0.01054259337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27395930502" calcext:value-type="float">
            <text:p>0.027395930502</text:p>
          </table:table-cell>
          <table:table-cell office:value-type="float" office:value="230.4" calcext:value-type="float">
            <text:p>230.4</text:p>
          </table:table-cell>
          <table:table-cell office:value-type="float" office:value="3.43018820115e-06" calcext:value-type="float">
            <text:p>3.4301882011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8.944" calcext:value-type="float">
            <text:p>978.944</text:p>
          </table:table-cell>
          <table:table-cell office:value-type="float" office:value="0.000730239900638" calcext:value-type="float">
            <text:p>0.0007302399006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0423070923482" calcext:value-type="float">
            <text:p>0.00423070923482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3.02850550526e-06" calcext:value-type="float">
            <text:p>3.02850550526e-06</text:p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03694277223" calcext:value-type="float">
            <text:p>0.0103694277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270911747484" calcext:value-type="float">
            <text:p>0.0270911747484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3.35642071292e-06" calcext:value-type="float">
            <text:p>3.3564207129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7.136" calcext:value-type="float">
            <text:p>987.136</text:p>
          </table:table-cell>
          <table:table-cell office:value-type="float" office:value="0.000726118132619" calcext:value-type="float">
            <text:p>0.0007261181326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0416908127051" calcext:value-type="float">
            <text:p>0.00416908127051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2.82660513817e-06" calcext:value-type="float">
            <text:p>2.82660513817e-06</text:p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01950811134" calcext:value-type="float">
            <text:p>0.01019508111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267836159648" calcext:value-type="float">
            <text:p>0.0267836159648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3.24576948063e-06" calcext:value-type="float">
            <text:p>3.2457694806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5.328" calcext:value-type="float">
            <text:p>995.328</text:p>
          </table:table-cell>
          <table:table-cell office:value-type="float" office:value="0.000723370287274" calcext:value-type="float">
            <text:p>0.000723370287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0411331301429" calcext:value-type="float">
            <text:p>0.00411331301429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2.62470477119e-06" calcext:value-type="float">
            <text:p>2.62470477119e-06</text:p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003123881" calcext:value-type="float">
            <text:p>0.010031238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26473549207" calcext:value-type="float">
            <text:p>0.026473549207</text:p>
          </table:table-cell>
          <table:table-cell office:value-type="float" office:value="240.64" calcext:value-type="float">
            <text:p>240.64</text:p>
          </table:table-cell>
          <table:table-cell office:value-type="float" office:value="3.20888573657e-06" calcext:value-type="float">
            <text:p>3.2088857365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3.52" calcext:value-type="float">
            <text:p>1003.52</text:p>
          </table:table-cell>
          <table:table-cell office:value-type="float" office:value="0.000720622441928" calcext:value-type="float">
            <text:p>0.0007206224419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0405552416907" calcext:value-type="float">
            <text:p>0.00405552416907</text:p>
          </table:table-cell>
          <table:table-cell office:value-type="float" office:value="374.784" calcext:value-type="float">
            <text:p>374.784</text:p>
          </table:table-cell>
          <table:table-cell office:value-type="float" office:value="2.22090403712e-06" calcext:value-type="float">
            <text:p>2.22090403712e-06</text:p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986944764322" calcext:value-type="float">
            <text:p>0.009869447643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261755059727" calcext:value-type="float">
            <text:p>0.0261755059727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3.09823450428e-06" calcext:value-type="float">
            <text:p>3.0982345042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1.712" calcext:value-type="float">
            <text:p>1011.712</text:p>
          </table:table-cell>
          <table:table-cell office:value-type="float" office:value="0.000716500673909" calcext:value-type="float">
            <text:p>0.0007165006739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0399773532386" calcext:value-type="float">
            <text:p>0.00399773532386</text:p>
          </table:table-cell>
          <table:table-cell office:value-type="float" office:value="378.88" calcext:value-type="float">
            <text:p>378.88</text:p>
          </table:table-cell>
          <table:table-cell office:value-type="float" office:value="2.01900367014e-06" calcext:value-type="float">
            <text:p>2.01900367014e-06</text:p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97037406702" calcext:value-type="float">
            <text:p>0.00970374067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258747334724" calcext:value-type="float">
            <text:p>0.0258747334724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2.987583272e-06" calcext:value-type="float">
            <text:p>2.98758327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9.904" calcext:value-type="float">
            <text:p>1019.904</text:p>
          </table:table-cell>
          <table:table-cell office:value-type="float" office:value="0.0007144397899" calcext:value-type="float">
            <text:p>0.00071443978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0394398765663" calcext:value-type="float">
            <text:p>0.00394398765663</text:p>
          </table:table-cell>
          <table:table-cell office:value-type="float" office:value="382.976" calcext:value-type="float">
            <text:p>382.976</text:p>
          </table:table-cell>
          <table:table-cell office:value-type="float" office:value="1.81710330316e-06" calcext:value-type="float">
            <text:p>1.81710330316e-06</text:p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954076854596" calcext:value-type="float">
            <text:p>0.009540768545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255783130451" calcext:value-type="float">
            <text:p>0.0255783130451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2.80316455148e-06" calcext:value-type="float">
            <text:p>2.8031645514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8.096" calcext:value-type="float">
            <text:p>1028.096</text:p>
          </table:table-cell>
          <table:table-cell office:value-type="float" office:value="0.000711691944554" calcext:value-type="float">
            <text:p>0.0007116919445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0389226057839" calcext:value-type="float">
            <text:p>0.00389226057839</text:p>
          </table:table-cell>
          <table:table-cell office:value-type="float" office:value="387.072" calcext:value-type="float">
            <text:p>387.072</text:p>
          </table:table-cell>
          <table:table-cell office:value-type="float" office:value="1.21140220211e-06" calcext:value-type="float">
            <text:p>1.21140220211e-06</text:p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93841362984" calcext:value-type="float">
            <text:p>0.00938413629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252816344439" calcext:value-type="float">
            <text:p>0.0252816344439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2.54497834273e-06" calcext:value-type="float">
            <text:p>2.5449783427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6.288" calcext:value-type="float">
            <text:p>1036.288</text:p>
          </table:table-cell>
          <table:table-cell office:value-type="float" office:value="0.000710318021881" calcext:value-type="float">
            <text:p>0.0007103180218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0384113967685" calcext:value-type="float">
            <text:p>0.00384113967685</text:p>
          </table:table-cell>
          <table:table-cell office:value-type="float" office:value="407.552" calcext:value-type="float">
            <text:p>407.552</text:p>
          </table:table-cell>
          <table:table-cell office:value-type="float" office:value="8.07601468034e-07" calcext:value-type="float">
            <text:p>8.07601468034e-07</text:p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922383686727" calcext:value-type="float">
            <text:p>0.009223836867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249880539285" calcext:value-type="float">
            <text:p>0.0249880539285</text:p>
          </table:table-cell>
          <table:table-cell office:value-type="float" office:value="250.88" calcext:value-type="float">
            <text:p>250.88</text:p>
          </table:table-cell>
          <table:table-cell office:value-type="float" office:value="2.47121085462e-06" calcext:value-type="float">
            <text:p>2.4712108546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4.48" calcext:value-type="float">
            <text:p>1044.48</text:p>
          </table:table-cell>
          <table:table-cell office:value-type="float" office:value="0.000708257137872" calcext:value-type="float">
            <text:p>0.0007082571378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0379224142321" calcext:value-type="float">
            <text:p>0.00379224142321</text:p>
          </table:table-cell>
          <table:table-cell office:value-type="float" office:value="452.608" calcext:value-type="float">
            <text:p>452.608</text:p>
          </table:table-cell>
          <table:table-cell office:value-type="float" office:value="6.05701101053e-07" calcext:value-type="float">
            <text:p>6.05701101053e-07</text:p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906583719532" calcext:value-type="float">
            <text:p>0.009065837195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24686174969" calcext:value-type="float">
            <text:p>0.024686174969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2.43432711045e-06" calcext:value-type="float">
            <text:p>2.4343271104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6.768" calcext:value-type="float">
            <text:p>1056.768</text:p>
          </table:table-cell>
          <table:table-cell office:value-type="float" office:value="0.000700013601834" calcext:value-type="float">
            <text:p>0.0007000136018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0374677817085" calcext:value-type="float">
            <text:p>0.00374677817085</text:p>
          </table:table-cell>
          <table:table-cell office:value-type="float" office:value="528.384" calcext:value-type="float">
            <text:p>528.384</text:p>
          </table:table-cell>
          <table:table-cell office:value-type="float" office:value="4.03800734072e-07" calcext:value-type="float">
            <text:p>4.03800734072e-07</text:p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890392171719" calcext:value-type="float">
            <text:p>0.008903921717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243918568141" calcext:value-type="float">
            <text:p>0.0243918568141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2.36055962233e-06" calcext:value-type="float">
            <text:p>2.3605596223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3.152" calcext:value-type="float">
            <text:p>1073.152</text:p>
          </table:table-cell>
          <table:table-cell office:value-type="float" office:value="0.000688335259115" calcext:value-type="float">
            <text:p>0.000688335259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0370313344859" calcext:value-type="float">
            <text:p>0.00370313344859</text:p>
          </table:table-cell>
          <table:table-cell office:value-type="float" office:value="536.576" calcext:value-type="float">
            <text:p>536.576</text:p>
          </table:table-cell>
          <table:table-cell office:value-type="float" office:value="2.01900366981e-07" calcext:value-type="float">
            <text:p>2.01900366981e-07</text:p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874387090867" calcext:value-type="float">
            <text:p>0.00874387090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241031447194" calcext:value-type="float">
            <text:p>0.0241031447194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2.21302464587e-06" calcext:value-type="float">
            <text:p>2.2130246458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9.536" calcext:value-type="float">
            <text:p>1089.536</text:p>
          </table:table-cell>
          <table:table-cell office:value-type="float" office:value="0.000677343877732" calcext:value-type="float">
            <text:p>0.0006773438777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0365888254963" calcext:value-type="float">
            <text:p>0.00365888254963</text:p>
          </table:table-cell>
          <table:table-cell office:value-type="float" office:value="561.152" calcext:value-type="float">
            <text:p>561.15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857549124255" calcext:value-type="float">
            <text:p>0.008575491242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238144326247" calcext:value-type="float">
            <text:p>0.0238144326247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2.06548966952e-06" calcext:value-type="float">
            <text:p>2.0654896695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5.92" calcext:value-type="float">
            <text:p>1105.92</text:p>
          </table:table-cell>
          <table:table-cell office:value-type="float" office:value="0.000670474264368" calcext:value-type="float">
            <text:p>0.0006704742643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0361523782737" calcext:value-type="float">
            <text:p>0.003615237827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840860331211" calcext:value-type="float">
            <text:p>0.008408603312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23529888193" calcext:value-type="float">
            <text:p>0.023529888193</text:p>
          </table:table-cell>
          <table:table-cell office:value-type="float" office:value="261.12" calcext:value-type="float">
            <text:p>261.12</text:p>
          </table:table-cell>
          <table:table-cell office:value-type="float" office:value="1.95483843723e-06" calcext:value-type="float">
            <text:p>1.9548384372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2.304" calcext:value-type="float">
            <text:p>1122.304</text:p>
          </table:table-cell>
          <table:table-cell office:value-type="float" office:value="0.000660169844321" calcext:value-type="float">
            <text:p>0.000660169844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0357543222419" calcext:value-type="float">
            <text:p>0.003575432224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823736448591" calcext:value-type="float">
            <text:p>0.008237364485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232472247421" calcext:value-type="float">
            <text:p>0.0232472247421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1.77041971672e-06" calcext:value-type="float">
            <text:p>1.7704197167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8.688" calcext:value-type="float">
            <text:p>1138.688</text:p>
          </table:table-cell>
          <table:table-cell office:value-type="float" office:value="0.000651239346947" calcext:value-type="float">
            <text:p>0.0006512393469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0353461632652" calcext:value-type="float">
            <text:p>0.003534616326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805773464645" calcext:value-type="float">
            <text:p>0.008057734646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229783920315" calcext:value-type="float">
            <text:p>0.0229783920315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1.51223350808e-06" calcext:value-type="float">
            <text:p>1.5122335080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5.072" calcext:value-type="float">
            <text:p>1155.072</text:p>
          </table:table-cell>
          <table:table-cell office:value-type="float" office:value="0.00064299581091" calcext:value-type="float">
            <text:p>0.000642995810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0350188278482" calcext:value-type="float">
            <text:p>0.003501882784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78881740229" calcext:value-type="float">
            <text:p>0.00788817402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227239064089" calcext:value-type="float">
            <text:p>0.0227239064089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1.40158227568e-06" calcext:value-type="float">
            <text:p>1.401582275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1.456" calcext:value-type="float">
            <text:p>1171.456</text:p>
          </table:table-cell>
          <table:table-cell office:value-type="float" office:value="0.000636126197545" calcext:value-type="float">
            <text:p>0.0006361261975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0346591630074" calcext:value-type="float">
            <text:p>0.003465916300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772277782816" calcext:value-type="float">
            <text:p>0.007722777828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224883781211" calcext:value-type="float">
            <text:p>0.0224883781211</text:p>
          </table:table-cell>
          <table:table-cell office:value-type="float" office:value="276.48" calcext:value-type="float">
            <text:p>276.48</text:p>
          </table:table-cell>
          <table:table-cell office:value-type="float" office:value="1.2909310434e-06" calcext:value-type="float">
            <text:p>1.290931043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7.84" calcext:value-type="float">
            <text:p>1187.84</text:p>
          </table:table-cell>
          <table:table-cell office:value-type="float" office:value="0.000629943545517" calcext:value-type="float">
            <text:p>0.0006299435455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0343096011115" calcext:value-type="float">
            <text:p>0.00343096011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755172546892" calcext:value-type="float">
            <text:p>0.007551725468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222552471616" calcext:value-type="float">
            <text:p>0.0222552471616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1.18027981111e-06" calcext:value-type="float">
            <text:p>1.1802798111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4.224" calcext:value-type="float">
            <text:p>1204.224</text:p>
          </table:table-cell>
          <table:table-cell office:value-type="float" office:value="0.000615517357452" calcext:value-type="float">
            <text:p>0.0006155173574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0339943892285" calcext:value-type="float">
            <text:p>0.003399438922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738278640191" calcext:value-type="float">
            <text:p>0.007382786401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220317055154" calcext:value-type="float">
            <text:p>0.0220317055154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1.10651232299e-06" calcext:value-type="float">
            <text:p>1.1065123229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0.608" calcext:value-type="float">
            <text:p>1220.608</text:p>
          </table:table-cell>
          <table:table-cell office:value-type="float" office:value="0.000608647744088" calcext:value-type="float">
            <text:p>0.0006086477440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0336023949637" calcext:value-type="float">
            <text:p>0.003360239496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722174110293" calcext:value-type="float">
            <text:p>0.007221741102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218227691311" calcext:value-type="float">
            <text:p>0.0218227691311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1.03274483476e-06" calcext:value-type="float">
            <text:p>1.0327448347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6.992" calcext:value-type="float">
            <text:p>1236.992</text:p>
          </table:table-cell>
          <table:table-cell office:value-type="float" office:value="0.000599717246714" calcext:value-type="float">
            <text:p>0.0005997172467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0332427301229" calcext:value-type="float">
            <text:p>0.003324273012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706740861456" calcext:value-type="float">
            <text:p>0.00706740861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216343391244" calcext:value-type="float">
            <text:p>0.0216343391244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9.58977346532e-07" calcext:value-type="float">
            <text:p>9.5897734653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3.376" calcext:value-type="float">
            <text:p>1253.376</text:p>
          </table:table-cell>
          <table:table-cell office:value-type="float" office:value="0.000591473710677" calcext:value-type="float">
            <text:p>0.0005914737106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032881044693" calcext:value-type="float">
            <text:p>0.00328810446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691276534792" calcext:value-type="float">
            <text:p>0.006912765347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214625060062" calcext:value-type="float">
            <text:p>0.0214625060062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9.22093602473e-07" calcext:value-type="float">
            <text:p>9.2209360247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9.76" calcext:value-type="float">
            <text:p>1269.76</text:p>
          </table:table-cell>
          <table:table-cell office:value-type="float" office:value="0.000586664981322" calcext:value-type="float">
            <text:p>0.0005866649813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0324951121952" calcext:value-type="float">
            <text:p>0.003249511219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675607094471" calcext:value-type="float">
            <text:p>0.006756070944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213030652314" calcext:value-type="float">
            <text:p>0.0213030652314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8.11442370185e-07" calcext:value-type="float">
            <text:p>8.1144237018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6.144" calcext:value-type="float">
            <text:p>1286.144</text:p>
          </table:table-cell>
          <table:table-cell office:value-type="float" office:value="0.000579108406621" calcext:value-type="float">
            <text:p>0.000579108406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0321314061764" calcext:value-type="float">
            <text:p>0.003213140617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660136552242" calcext:value-type="float">
            <text:p>0.006601365522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211402313149" calcext:value-type="float">
            <text:p>0.0211402313149</text:p>
          </table:table-cell>
          <table:table-cell office:value-type="float" office:value="317.44" calcext:value-type="float">
            <text:p>317.44</text:p>
          </table:table-cell>
          <table:table-cell office:value-type="float" office:value="7.37674881957e-07" calcext:value-type="float">
            <text:p>7.3767488195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2.528" calcext:value-type="float">
            <text:p>1302.528</text:p>
          </table:table-cell>
          <table:table-cell office:value-type="float" office:value="0.000570864870583" calcext:value-type="float">
            <text:p>0.000570864870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0318141737044" calcext:value-type="float">
            <text:p>0.00318141737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645001650543" calcext:value-type="float">
            <text:p>0.006450016505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209843680915" calcext:value-type="float">
            <text:p>0.0209843680915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7.00791137898e-07" calcext:value-type="float">
            <text:p>7.0079113789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18.912" calcext:value-type="float">
            <text:p>1318.912</text:p>
          </table:table-cell>
          <table:table-cell office:value-type="float" office:value="0.000564682218555" calcext:value-type="float">
            <text:p>0.0005646822185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0314423853296" calcext:value-type="float">
            <text:p>0.003144238532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629611910664" calcext:value-type="float">
            <text:p>0.006296119106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208296850914" calcext:value-type="float">
            <text:p>0.0208296850914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6.27023649669e-07" calcext:value-type="float">
            <text:p>6.2702364966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35.296" calcext:value-type="float">
            <text:p>1335.296</text:p>
          </table:table-cell>
          <table:table-cell office:value-type="float" office:value="0.000555064759845" calcext:value-type="float">
            <text:p>0.0005550647598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0311211116796" calcext:value-type="float">
            <text:p>0.003112111167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613793296774" calcext:value-type="float">
            <text:p>0.006137932967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206766617801" calcext:value-type="float">
            <text:p>0.0206766617801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5.9013990561e-07" calcext:value-type="float">
            <text:p>5.901399056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51.68" calcext:value-type="float">
            <text:p>1351.68</text:p>
          </table:table-cell>
          <table:table-cell office:value-type="float" office:value="0.000549569069154" calcext:value-type="float">
            <text:p>0.0005495690691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0308705586444" calcext:value-type="float">
            <text:p>0.003087055864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597502299915" calcext:value-type="float">
            <text:p>0.00597502299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205254825674" calcext:value-type="float">
            <text:p>0.0205254825674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5.5325616144e-07" calcext:value-type="float">
            <text:p>5.532561614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8.064" calcext:value-type="float">
            <text:p>1368.064</text:p>
          </table:table-cell>
          <table:table-cell office:value-type="float" office:value="0.000538577687771" calcext:value-type="float">
            <text:p>0.0005385776877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0306119232532" calcext:value-type="float">
            <text:p>0.003061192325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580502728602" calcext:value-type="float">
            <text:p>0.005805027286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203705045115" calcext:value-type="float">
            <text:p>0.0203705045115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4.79488673322e-07" calcext:value-type="float">
            <text:p>4.7948867332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4.448" calcext:value-type="float">
            <text:p>1384.448</text:p>
          </table:table-cell>
          <table:table-cell office:value-type="float" office:value="0.000527586306387" calcext:value-type="float">
            <text:p>0.0005275863063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0303249996161" calcext:value-type="float">
            <text:p>0.003032499961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563155085628" calcext:value-type="float">
            <text:p>0.005631550856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202209481057" calcext:value-type="float">
            <text:p>0.0202209481057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4.42604929152e-07" calcext:value-type="float">
            <text:p>4.4260492915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0.832" calcext:value-type="float">
            <text:p>1400.832</text:p>
          </table:table-cell>
          <table:table-cell office:value-type="float" office:value="0.000514534040995" calcext:value-type="float">
            <text:p>0.0005145340409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0300784877589" calcext:value-type="float">
            <text:p>0.003007848775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545415862036" calcext:value-type="float">
            <text:p>0.005454158620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200676666206" calcext:value-type="float">
            <text:p>0.0200676666206</text:p>
          </table:table-cell>
          <table:table-cell office:value-type="float" office:value="354.304" calcext:value-type="float">
            <text:p>354.304</text:p>
          </table:table-cell>
          <table:table-cell office:value-type="float" office:value="4.05721185093e-07" calcext:value-type="float">
            <text:p>4.0572118509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17.216" calcext:value-type="float">
            <text:p>1417.216</text:p>
          </table:table-cell>
          <table:table-cell office:value-type="float" office:value="0.000500794814266" calcext:value-type="float">
            <text:p>0.0005007948142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0298117700117" calcext:value-type="float">
            <text:p>0.002981177001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527825812012" calcext:value-type="float">
            <text:p>0.005278258120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99140531977" calcext:value-type="float">
            <text:p>0.0199140531977</text:p>
          </table:table-cell>
          <table:table-cell office:value-type="float" office:value="358.4" calcext:value-type="float">
            <text:p>358.4</text:p>
          </table:table-cell>
          <table:table-cell office:value-type="float" office:value="3.68837441034e-07" calcext:value-type="float">
            <text:p>3.6883744103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33.6" calcext:value-type="float">
            <text:p>1433.6</text:p>
          </table:table-cell>
          <table:table-cell office:value-type="float" office:value="0.000489803432883" calcext:value-type="float">
            <text:p>0.0004898034328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0296076905234" calcext:value-type="float">
            <text:p>0.002960769052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51074543835" calcext:value-type="float">
            <text:p>0.00510745438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97587432039" calcext:value-type="float">
            <text:p>0.0197587432039</text:p>
          </table:table-cell>
          <table:table-cell office:value-type="float" office:value="362.496" calcext:value-type="float">
            <text:p>362.496</text:p>
          </table:table-cell>
          <table:table-cell office:value-type="float" office:value="2.95069952805e-07" calcext:value-type="float">
            <text:p>2.9506995280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9.984" calcext:value-type="float">
            <text:p>1449.984</text:p>
          </table:table-cell>
          <table:table-cell office:value-type="float" office:value="0.000482246858182" calcext:value-type="float">
            <text:p>0.0004822468581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0294359404589" calcext:value-type="float">
            <text:p>0.002943594045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494069076437" calcext:value-type="float">
            <text:p>0.004940690764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96026955707" calcext:value-type="float">
            <text:p>0.0196026955707</text:p>
          </table:table-cell>
          <table:table-cell office:value-type="float" office:value="370.688" calcext:value-type="float">
            <text:p>370.688</text:p>
          </table:table-cell>
          <table:table-cell office:value-type="float" office:value="2.58186208635e-07" calcext:value-type="float">
            <text:p>2.5818620863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6.368" calcext:value-type="float">
            <text:p>1466.368</text:p>
          </table:table-cell>
          <table:table-cell office:value-type="float" office:value="0.000472629399472" calcext:value-type="float">
            <text:p>0.0004726293994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0292662109834" calcext:value-type="float">
            <text:p>0.002926621098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477659983836" calcext:value-type="float">
            <text:p>0.004776599838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94483445083" calcext:value-type="float">
            <text:p>0.0194483445083</text:p>
          </table:table-cell>
          <table:table-cell office:value-type="float" office:value="395.264" calcext:value-type="float">
            <text:p>395.264</text:p>
          </table:table-cell>
          <table:table-cell office:value-type="float" office:value="1.84418720517e-07" calcext:value-type="float">
            <text:p>1.8441872051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2.752" calcext:value-type="float">
            <text:p>1482.752</text:p>
          </table:table-cell>
          <table:table-cell office:value-type="float" office:value="0.000463011940762" calcext:value-type="float">
            <text:p>0.0004630119407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029084357974" calcext:value-type="float">
            <text:p>0.00290843579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46151194498" calcext:value-type="float">
            <text:p>0.00461511944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92918542914" calcext:value-type="float">
            <text:p>0.0192918542914</text:p>
          </table:table-cell>
          <table:table-cell office:value-type="float" office:value="626.688" calcext:value-type="float">
            <text:p>626.688</text:p>
          </table:table-cell>
          <table:table-cell office:value-type="float" office:value="1.47534976347e-07" calcext:value-type="float">
            <text:p>1.4753497634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99.136" calcext:value-type="float">
            <text:p>1499.136</text:p>
          </table:table-cell>
          <table:table-cell office:value-type="float" office:value="0.000454768404725" calcext:value-type="float">
            <text:p>0.0004547684047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0289186696765" calcext:value-type="float">
            <text:p>0.002891866967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445165008033" calcext:value-type="float">
            <text:p>0.004451650080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89820088254" calcext:value-type="float">
            <text:p>0.0189820088254</text:p>
          </table:table-cell>
          <table:table-cell office:value-type="float" office:value="1253.376" calcext:value-type="float">
            <text:p>1253.376</text:p>
          </table:table-cell>
          <table:table-cell office:value-type="float" office:value="1.10651232288e-07" calcext:value-type="float">
            <text:p>1.1065123228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15.52" calcext:value-type="float">
            <text:p>1515.52</text:p>
          </table:table-cell>
          <table:table-cell office:value-type="float" office:value="0.000446524868687" calcext:value-type="float">
            <text:p>0.0004465248686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028763084324" calcext:value-type="float">
            <text:p>0.00287630843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429184789442" calcext:value-type="float">
            <text:p>0.004291847894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86789127607" calcext:value-type="float">
            <text:p>0.0186789127607</text:p>
          </table:table-cell>
          <table:table-cell office:value-type="float" office:value="1302.528" calcext:value-type="float">
            <text:p>1302.528</text:p>
          </table:table-cell>
          <table:table-cell office:value-type="float" office:value="3.6883744059e-08" calcext:value-type="float">
            <text:p>3.6883744059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31.904" calcext:value-type="float">
            <text:p>1531.904</text:p>
          </table:table-cell>
          <table:table-cell office:value-type="float" office:value="0.000436907409977" calcext:value-type="float">
            <text:p>0.0004369074099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0286014372045" calcext:value-type="float">
            <text:p>0.00286014372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413875851913" calcext:value-type="float">
            <text:p>0.004138758519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83781402604" calcext:value-type="float">
            <text:p>0.0183781402604</text:p>
          </table:table-cell>
          <table:table-cell office:value-type="float" office:value="1531.904" calcext:value-type="float">
            <text:p>1531.90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8.288" calcext:value-type="float">
            <text:p>1548.288</text:p>
          </table:table-cell>
          <table:table-cell office:value-type="float" office:value="0.00042866387394" calcext:value-type="float">
            <text:p>0.000428663873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028445851852" calcext:value-type="float">
            <text:p>0.00284458518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39915117753" calcext:value-type="float">
            <text:p>0.00399151177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80805396098" calcext:value-type="float">
            <text:p>0.01808053960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4.672" calcext:value-type="float">
            <text:p>1564.672</text:p>
          </table:table-cell>
          <table:table-cell office:value-type="float" office:value="0.000420420337903" calcext:value-type="float">
            <text:p>0.0004204203379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0282801635546" calcext:value-type="float">
            <text:p>0.002828016355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384115724877" calcext:value-type="float">
            <text:p>0.003841157248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778481994" calcext:value-type="float">
            <text:p>0.017784819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1.056" calcext:value-type="float">
            <text:p>1581.056</text:p>
          </table:table-cell>
          <table:table-cell office:value-type="float" office:value="0.000414237685875" calcext:value-type="float">
            <text:p>0.0004142376858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028140742914" calcext:value-type="float">
            <text:p>0.00281407429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368987038744" calcext:value-type="float">
            <text:p>0.00368987038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74965504289" calcext:value-type="float">
            <text:p>0.01749655042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97.44" calcext:value-type="float">
            <text:p>1597.44</text:p>
          </table:table-cell>
          <table:table-cell office:value-type="float" office:value="0.000408741995183" calcext:value-type="float">
            <text:p>0.0004087419951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0279770752055" calcext:value-type="float">
            <text:p>0.002797707520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353951586091" calcext:value-type="float">
            <text:p>0.003539515860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172142189158" calcext:value-type="float">
            <text:p>0.01721421891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13.824" calcext:value-type="float">
            <text:p>1613.824</text:p>
          </table:table-cell>
          <table:table-cell office:value-type="float" office:value="0.0003977506138" calcext:value-type="float">
            <text:p>0.00039775061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0277871398401" calcext:value-type="float">
            <text:p>0.002778713984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339195833881" calcext:value-type="float">
            <text:p>0.003391958338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169338790292" calcext:value-type="float">
            <text:p>0.01693387902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30.208" calcext:value-type="float">
            <text:p>1630.208</text:p>
          </table:table-cell>
          <table:table-cell office:value-type="float" office:value="0.000381950503062" calcext:value-type="float">
            <text:p>0.0003819505030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0276416574326" calcext:value-type="float">
            <text:p>0.002764165743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323265339813" calcext:value-type="float">
            <text:p>0.003232653398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166547193658" calcext:value-type="float">
            <text:p>0.01665471936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6.592" calcext:value-type="float">
            <text:p>1646.592</text:p>
          </table:table-cell>
          <table:table-cell office:value-type="float" office:value="0.000369585199006" calcext:value-type="float">
            <text:p>0.0003695851990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0274759691351" calcext:value-type="float">
            <text:p>0.002747596913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306607624597" calcext:value-type="float">
            <text:p>0.003066076245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16370396226" calcext:value-type="float">
            <text:p>0.0163703962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2.976" calcext:value-type="float">
            <text:p>1662.976</text:p>
          </table:table-cell>
          <table:table-cell office:value-type="float" office:value="0.000355159010941" calcext:value-type="float">
            <text:p>0.0003551590109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0273021984816" calcext:value-type="float">
            <text:p>0.002730219848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289179179273" calcext:value-type="float">
            <text:p>0.002891791792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160857411484" calcext:value-type="float">
            <text:p>0.0160857411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79.36" calcext:value-type="float">
            <text:p>1679.36</text:p>
          </table:table-cell>
          <table:table-cell office:value-type="float" office:value="0.000339358900202" calcext:value-type="float">
            <text:p>0.0003393589002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0271405513622" calcext:value-type="float">
            <text:p>0.002714055136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27126591985" calcext:value-type="float">
            <text:p>0.00271265919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158039259829" calcext:value-type="float">
            <text:p>0.0158039259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95.744" calcext:value-type="float">
            <text:p>1695.744</text:p>
          </table:table-cell>
          <table:table-cell office:value-type="float" office:value="0.000328367518819" calcext:value-type="float">
            <text:p>0.0003283675188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0267970512332" calcext:value-type="float">
            <text:p>0.002679705123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252948648677" calcext:value-type="float">
            <text:p>0.002529486486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155186807937" calcext:value-type="float">
            <text:p>0.01551868079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2.128" calcext:value-type="float">
            <text:p>1712.128</text:p>
          </table:table-cell>
          <table:table-cell office:value-type="float" office:value="0.000307758678726" calcext:value-type="float">
            <text:p>0.0003077586787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0264838599392" calcext:value-type="float">
            <text:p>0.002648385993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23555128118" calcext:value-type="float">
            <text:p>0.00235551281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152260960917" calcext:value-type="float">
            <text:p>0.01522609609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28.512" calcext:value-type="float">
            <text:p>1728.512</text:p>
          </table:table-cell>
          <table:table-cell office:value-type="float" office:value="0.000291271606651" calcext:value-type="float">
            <text:p>0.0002912716066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0261019686194" calcext:value-type="float">
            <text:p>0.002610196861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217184285484" calcext:value-type="float">
            <text:p>0.00217184285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149265406965" calcext:value-type="float">
            <text:p>0.01492654069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44.896" calcext:value-type="float">
            <text:p>1744.896</text:p>
          </table:table-cell>
          <table:table-cell office:value-type="float" office:value="0.000279593263932" calcext:value-type="float">
            <text:p>0.0002795932639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0257645302575" calcext:value-type="float">
            <text:p>0.002576453025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199445061892" calcext:value-type="float">
            <text:p>0.001994450618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146310054366" calcext:value-type="float">
            <text:p>0.01463100543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61.28" calcext:value-type="float">
            <text:p>1761.28</text:p>
          </table:table-cell>
          <table:table-cell office:value-type="float" office:value="0.000271349727895" calcext:value-type="float">
            <text:p>0.0002713497278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0254169889506" calcext:value-type="float">
            <text:p>0.002541698895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181656113776" calcext:value-type="float">
            <text:p>0.001816561137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143268397946" calcext:value-type="float">
            <text:p>0.01432683979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7.664" calcext:value-type="float">
            <text:p>1777.664</text:p>
          </table:table-cell>
          <table:table-cell office:value-type="float" office:value="0.000265167075867" calcext:value-type="float">
            <text:p>0.000265167075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250512623428" calcext:value-type="float">
            <text:p>0.002505126234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16369312983" calcext:value-type="float">
            <text:p>0.00163693129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140188384273" calcext:value-type="float">
            <text:p>0.01401883842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4.048" calcext:value-type="float">
            <text:p>1794.048</text:p>
          </table:table-cell>
          <table:table-cell office:value-type="float" office:value="0.000252114810474" calcext:value-type="float">
            <text:p>0.0002521148104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247279681038" calcext:value-type="float">
            <text:p>0.002472796810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145792301537" calcext:value-type="float">
            <text:p>0.001457923015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137175126974" calcext:value-type="float">
            <text:p>0.01371751269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0.432" calcext:value-type="float">
            <text:p>1810.432</text:p>
          </table:table-cell>
          <table:table-cell office:value-type="float" office:value="0.000241123429091" calcext:value-type="float">
            <text:p>0.0002411234290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244289209327" calcext:value-type="float">
            <text:p>0.002442892093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128749221267" calcext:value-type="float">
            <text:p>0.001287492212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134201333387" calcext:value-type="float">
            <text:p>0.01342013333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26.816" calcext:value-type="float">
            <text:p>1826.816</text:p>
          </table:table-cell>
          <table:table-cell office:value-type="float" office:value="0.000230132047708" calcext:value-type="float">
            <text:p>0.0002301320477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241480590626" calcext:value-type="float">
            <text:p>0.002414805906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12626044673" calcext:value-type="float">
            <text:p>0.00112626044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131245611967" calcext:value-type="float">
            <text:p>0.01312456119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43.2" calcext:value-type="float">
            <text:p>1843.2</text:p>
          </table:table-cell>
          <table:table-cell office:value-type="float" office:value="0.000219140666325" calcext:value-type="float">
            <text:p>0.0002191406663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238227442347" calcext:value-type="float">
            <text:p>0.002382274423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968695864368" calcext:value-type="float">
            <text:p>0.0009686958643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128424140934" calcext:value-type="float">
            <text:p>0.01284241409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9.584" calcext:value-type="float">
            <text:p>1859.584</text:p>
          </table:table-cell>
          <table:table-cell office:value-type="float" office:value="0.000201966632914" calcext:value-type="float">
            <text:p>0.0002019666329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235499647205" calcext:value-type="float">
            <text:p>0.00235499647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816290201267" calcext:value-type="float">
            <text:p>0.0008162902012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125601563442" calcext:value-type="float">
            <text:p>0.01256015634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5.968" calcext:value-type="float">
            <text:p>1875.968</text:p>
          </table:table-cell>
          <table:table-cell office:value-type="float" office:value="0.000178609947475" calcext:value-type="float">
            <text:p>0.0001786099474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232468763715" calcext:value-type="float">
            <text:p>0.002324687637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675010400195" calcext:value-type="float">
            <text:p>0.0006750104001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122845004683" calcext:value-type="float">
            <text:p>0.01228450046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2.352" calcext:value-type="float">
            <text:p>1892.352</text:p>
          </table:table-cell>
          <table:table-cell office:value-type="float" office:value="0.000154566300699" calcext:value-type="float">
            <text:p>0.0001545663006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229599527344" calcext:value-type="float">
            <text:p>0.002295995273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544421371575" calcext:value-type="float">
            <text:p>0.0005444213715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120069636118" calcext:value-type="float">
            <text:p>0.01200696361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08.736" calcext:value-type="float">
            <text:p>1908.736</text:p>
          </table:table-cell>
          <table:table-cell office:value-type="float" office:value="0.000133957460606" calcext:value-type="float">
            <text:p>0.0001339574606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226002878935" calcext:value-type="float">
            <text:p>0.002260028789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342912741977" calcext:value-type="float">
            <text:p>0.0003429127419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117351803433" calcext:value-type="float">
            <text:p>0.01173518034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25.12" calcext:value-type="float">
            <text:p>1925.12</text:p>
          </table:table-cell>
          <table:table-cell office:value-type="float" office:value="0.000116783427195" calcext:value-type="float">
            <text:p>0.0001167834271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222850760105" calcext:value-type="float">
            <text:p>0.002228507601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198711625177" calcext:value-type="float">
            <text:p>0.0001987116251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114570902571" calcext:value-type="float">
            <text:p>0.01145709025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41.504" calcext:value-type="float">
            <text:p>1941.504</text:p>
          </table:table-cell>
          <table:table-cell office:value-type="float" office:value="9.61745871019e-05" calcext:value-type="float">
            <text:p>9.6174587101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219415758816" calcext:value-type="float">
            <text:p>0.002194157588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9.80816216858e-05" calcext:value-type="float">
            <text:p>9.8081621685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111745005701" calcext:value-type="float">
            <text:p>0.0111745005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7.888" calcext:value-type="float">
            <text:p>1957.888</text:p>
          </table:table-cell>
          <table:table-cell office:value-type="float" office:value="7.28179016629e-05" calcext:value-type="float">
            <text:p>7.2817901662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216223228206" calcext:value-type="float">
            <text:p>0.00216223228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4.10848871574e-05" calcext:value-type="float">
            <text:p>4.1084887157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108925378767" calcext:value-type="float">
            <text:p>0.01089253787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4.272" calcext:value-type="float">
            <text:p>1974.272</text:p>
          </table:table-cell>
          <table:table-cell office:value-type="float" office:value="6.11395589434e-05" calcext:value-type="float">
            <text:p>6.1139558943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212444726788" calcext:value-type="float">
            <text:p>0.002124447267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1.88331630994e-05" calcext:value-type="float">
            <text:p>1.8833163099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10612308636" calcext:value-type="float">
            <text:p>0.0106123086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0.656" calcext:value-type="float">
            <text:p>1990.656</text:p>
          </table:table-cell>
          <table:table-cell office:value-type="float" office:value="4.74003322145e-05" calcext:value-type="float">
            <text:p>4.7400332214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208868284269" calcext:value-type="float">
            <text:p>0.002088682842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8.70179153101e-06" calcext:value-type="float">
            <text:p>8.7017915310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103188756486" calcext:value-type="float">
            <text:p>0.0103188756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07.04" calcext:value-type="float">
            <text:p>2007.04</text:p>
          </table:table-cell>
          <table:table-cell office:value-type="float" office:value="3.43480668221e-05" calcext:value-type="float">
            <text:p>3.4348066822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204766488612" calcext:value-type="float">
            <text:p>0.002047664886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4.35089576556e-06" calcext:value-type="float">
            <text:p>4.3508957655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100192833714" calcext:value-type="float">
            <text:p>0.01001928337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23.424" calcext:value-type="float">
            <text:p>2023.424</text:p>
          </table:table-cell>
          <table:table-cell office:value-type="float" office:value="2.40436467754e-05" calcext:value-type="float">
            <text:p>2.4043646775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201068810754" calcext:value-type="float">
            <text:p>0.002010688107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2.48622615173e-06" calcext:value-type="float">
            <text:p>2.4862261517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970814703633" calcext:value-type="float">
            <text:p>0.009708147036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9.808" calcext:value-type="float">
            <text:p>2039.808</text:p>
          </table:table-cell>
          <table:table-cell office:value-type="float" office:value="1.37392267289e-05" calcext:value-type="float">
            <text:p>1.3739226728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197391338786" calcext:value-type="float">
            <text:p>0.001973913387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2.05113657514e-06" calcext:value-type="float">
            <text:p>2.0511365751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939498219265" calcext:value-type="float">
            <text:p>0.009394982192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6.192" calcext:value-type="float">
            <text:p>2056.192</text:p>
          </table:table-cell>
          <table:table-cell office:value-type="float" office:value="9.6174587102e-06" calcext:value-type="float">
            <text:p>9.617458710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193996749276" calcext:value-type="float">
            <text:p>0.001939967492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1.80251395998e-06" calcext:value-type="float">
            <text:p>1.8025139599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908738652707" calcext:value-type="float">
            <text:p>0.009087386527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2.576" calcext:value-type="float">
            <text:p>2072.576</text:p>
          </table:table-cell>
          <table:table-cell office:value-type="float" office:value="7.55657470086e-06" calcext:value-type="float">
            <text:p>7.5565747008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190278865528" calcext:value-type="float">
            <text:p>0.001902788655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6.752" calcext:value-type="float">
            <text:p>2506.752</text:p>
          </table:table-cell>
          <table:table-cell office:value-type="float" office:value="1.6782026524e-06" calcext:value-type="float">
            <text:p>1.678202652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878281518339" calcext:value-type="float">
            <text:p>0.008782815183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88.96" calcext:value-type="float">
            <text:p>2088.96</text:p>
          </table:table-cell>
          <table:table-cell office:value-type="float" office:value="6.18265202801e-06" calcext:value-type="float">
            <text:p>6.1826520280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18660139356" calcext:value-type="float">
            <text:p>0.00186601393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2.288" calcext:value-type="float">
            <text:p>2572.288</text:p>
          </table:table-cell>
          <table:table-cell office:value-type="float" office:value="1.55389134482e-06" calcext:value-type="float">
            <text:p>1.5538913448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848635787406" calcext:value-type="float">
            <text:p>0.008486357874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3.536" calcext:value-type="float">
            <text:p>2113.536</text:p>
          </table:table-cell>
          <table:table-cell office:value-type="float" office:value="2.74784534582e-06" calcext:value-type="float">
            <text:p>2.7478453458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182883509812" calcext:value-type="float">
            <text:p>0.001828835098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05.056" calcext:value-type="float">
            <text:p>2605.056</text:p>
          </table:table-cell>
          <table:table-cell office:value-type="float" office:value="1.49173569108e-06" calcext:value-type="float">
            <text:p>1.4917356910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820096515701" calcext:value-type="float">
            <text:p>0.00820096515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6.304" calcext:value-type="float">
            <text:p>2146.304</text:p>
          </table:table-cell>
          <table:table-cell office:value-type="float" office:value="6.86961336482e-07" calcext:value-type="float">
            <text:p>6.8696133648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179206037843" calcext:value-type="float">
            <text:p>0.001792060378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37.824" calcext:value-type="float">
            <text:p>2637.824</text:p>
          </table:table-cell>
          <table:table-cell office:value-type="float" office:value="1.42958003724e-06" calcext:value-type="float">
            <text:p>1.4295800372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791922375541" calcext:value-type="float">
            <text:p>0.007919223755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79.072" calcext:value-type="float">
            <text:p>2179.07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175447742315" calcext:value-type="float">
            <text:p>0.001754477423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1.664" calcext:value-type="float">
            <text:p>2801.664</text:p>
          </table:table-cell>
          <table:table-cell office:value-type="float" office:value="1.30526872966e-06" calcext:value-type="float">
            <text:p>1.3052687296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763810934738" calcext:value-type="float">
            <text:p>0.007638109347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171810682127" calcext:value-type="float">
            <text:p>0.001718106821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67.2" calcext:value-type="float">
            <text:p>2867.2</text:p>
          </table:table-cell>
          <table:table-cell office:value-type="float" office:value="1.24311307581e-06" calcext:value-type="float">
            <text:p>1.2431130758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736544091146" calcext:value-type="float">
            <text:p>0.007365440911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168173621938" calcext:value-type="float">
            <text:p>0.001681736219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99.968" calcext:value-type="float">
            <text:p>2899.968</text:p>
          </table:table-cell>
          <table:table-cell office:value-type="float" office:value="1.11880176823e-06" calcext:value-type="float">
            <text:p>1.1188017682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710103403778" calcext:value-type="float">
            <text:p>0.007101034037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164213267511" calcext:value-type="float">
            <text:p>0.00164213267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31.04" calcext:value-type="float">
            <text:p>3031.04</text:p>
          </table:table-cell>
          <table:table-cell office:value-type="float" office:value="9.94490460648e-07" calcext:value-type="float">
            <text:p>9.9449046064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683847126282" calcext:value-type="float">
            <text:p>0.006838471262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160556001432" calcext:value-type="float">
            <text:p>0.001605560014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63.808" calcext:value-type="float">
            <text:p>3063.808</text:p>
          </table:table-cell>
          <table:table-cell office:value-type="float" office:value="8.70179153067e-07" calcext:value-type="float">
            <text:p>8.7017915306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658136702005" calcext:value-type="float">
            <text:p>0.006581367020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155949058527" calcext:value-type="float">
            <text:p>0.001559490585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6.576" calcext:value-type="float">
            <text:p>3096.576</text:p>
          </table:table-cell>
          <table:table-cell office:value-type="float" office:value="8.08023499332e-07" calcext:value-type="float">
            <text:p>8.0802349933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631777154981" calcext:value-type="float">
            <text:p>0.006317771549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150655115364" calcext:value-type="float">
            <text:p>0.001506551153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94.88" calcext:value-type="float">
            <text:p>3194.88</text:p>
          </table:table-cell>
          <table:table-cell office:value-type="float" office:value="6.83712191751e-07" calcext:value-type="float">
            <text:p>6.8371219175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606232699588" calcext:value-type="float">
            <text:p>0.006062326995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146108790128" calcext:value-type="float">
            <text:p>0.001461087901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6.21556537905e-07" calcext:value-type="float">
            <text:p>6.2155653790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580614480247" calcext:value-type="float">
            <text:p>0.005806144802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141885759131" calcext:value-type="float">
            <text:p>0.001418857591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5.5940088417e-07" calcext:value-type="float">
            <text:p>5.594008841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553624251462" calcext:value-type="float">
            <text:p>0.005536242514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137137374996" calcext:value-type="float">
            <text:p>0.001371373749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25.952" calcext:value-type="float">
            <text:p>3325.952</text:p>
          </table:table-cell>
          <table:table-cell office:value-type="float" office:value="4.35089576589e-07" calcext:value-type="float">
            <text:p>4.3508957658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52558288641" calcext:value-type="float">
            <text:p>0.0052558288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132409196751" calcext:value-type="float">
            <text:p>0.00132409196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58.72" calcext:value-type="float">
            <text:p>3358.72</text:p>
          </table:table-cell>
          <table:table-cell office:value-type="float" office:value="3.10778269008e-07" calcext:value-type="float">
            <text:p>3.1077826900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496759623503" calcext:value-type="float">
            <text:p>0.004967596235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128105342195" calcext:value-type="float">
            <text:p>0.001281053421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4.256" calcext:value-type="float">
            <text:p>3424.256</text:p>
          </table:table-cell>
          <table:table-cell office:value-type="float" office:value="1.86466961427e-07" calcext:value-type="float">
            <text:p>1.8646696142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467161839136" calcext:value-type="float">
            <text:p>0.004671618391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1232761345" calcext:value-type="float">
            <text:p>0.0012327613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57.024" calcext:value-type="float">
            <text:p>3457.024</text:p>
          </table:table-cell>
          <table:table-cell office:value-type="float" office:value="1.24311307581e-07" calcext:value-type="float">
            <text:p>1.2431130758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436970254983" calcext:value-type="float">
            <text:p>0.004369702549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119396603632" calcext:value-type="float">
            <text:p>0.00119396603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0.864" calcext:value-type="float">
            <text:p>3620.864</text:p>
          </table:table-cell>
          <table:table-cell office:value-type="float" office:value="6.2155653846e-08" calcext:value-type="float">
            <text:p>6.2155653846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407309771259" calcext:value-type="float">
            <text:p>0.004073097712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114951307846" calcext:value-type="float">
            <text:p>0.001149513078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53.632" calcext:value-type="float">
            <text:p>3653.63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377649287536" calcext:value-type="float">
            <text:p>0.003776492875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111112188759" calcext:value-type="float">
            <text:p>0.001111121887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347649489649" calcext:value-type="float">
            <text:p>0.003476494896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107758011029" calcext:value-type="float">
            <text:p>0.001077580110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317295624809" calcext:value-type="float">
            <text:p>0.00317295624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10428259796" calcext:value-type="float">
            <text:p>0.00104282597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287915444091" calcext:value-type="float">
            <text:p>0.002879154440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100221214083" calcext:value-type="float">
            <text:p>0.001002212140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258207013801" calcext:value-type="float">
            <text:p>0.002582070138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0961396243159" calcext:value-type="float">
            <text:p>0.0009613962431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22891534982" calcext:value-type="float">
            <text:p>0.00228915349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0912700048413" calcext:value-type="float">
            <text:p>0.0009127000484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200866608373" calcext:value-type="float">
            <text:p>0.002008666083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086016473458" calcext:value-type="float">
            <text:p>0.000860164734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172662962635" calcext:value-type="float">
            <text:p>0.001726629626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080621500845" calcext:value-type="float">
            <text:p>0.000806215008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146410373336" calcext:value-type="float">
            <text:p>0.001464103733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0749032339931" calcext:value-type="float">
            <text:p>0.0007490323399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12143021215" calcext:value-type="float">
            <text:p>0.00121430212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0689627023519" calcext:value-type="float">
            <text:p>0.0006896270235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988510674897" calcext:value-type="float">
            <text:p>0.0009885106748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0625776411321" calcext:value-type="float">
            <text:p>0.000625776411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629833474936" calcext:value-type="float">
            <text:p>0.000629833474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0572836979688" calcext:value-type="float">
            <text:p>0.0005728369796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372176002552" calcext:value-type="float">
            <text:p>0.000372176002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0522322254848" calcext:value-type="float">
            <text:p>0.0005223222548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0.000186327734109" calcext:value-type="float">
            <text:p>0.0001863277341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047099929441" calcext:value-type="float">
            <text:p>0.000470999294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7.68989163928e-05" calcext:value-type="float">
            <text:p>7.6898916392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0418261921677" calcext:value-type="float">
            <text:p>0.0004182619216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3.45215279346e-05" calcext:value-type="float">
            <text:p>3.4521527934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0362897783252" calcext:value-type="float">
            <text:p>0.0003628977832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56748390728e-05" calcext:value-type="float">
            <text:p>1.5674839072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0313595411808" calcext:value-type="float">
            <text:p>0.0003135954118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5.90111588628e-06" calcext:value-type="float">
            <text:p>5.9011158862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0266919806056" calcext:value-type="float">
            <text:p>0.0002669198060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2.76614807171e-06" calcext:value-type="float">
            <text:p>2.7661480717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228528615177" calcext:value-type="float">
            <text:p>0.0002285286151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1.84409871451e-06" calcext:value-type="float">
            <text:p>1.8440987145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192158013292" calcext:value-type="float">
            <text:p>0.0001921580132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1.47527897154e-06" calcext:value-type="float">
            <text:p>1.4752789715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155787411407" calcext:value-type="float">
            <text:p>0.0001557874114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1.2539871258e-06" calcext:value-type="float">
            <text:p>1.253987125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121841516315" calcext:value-type="float">
            <text:p>0.0001218415163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1.10645922868e-06" calcext:value-type="float">
            <text:p>1.106459228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7.51659105622e-05" calcext:value-type="float">
            <text:p>7.5165910562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39.52" calcext:value-type="float">
            <text:p>2539.52</text:p>
          </table:table-cell>
          <table:table-cell office:value-type="float" office:value="1.03269528007e-06" calcext:value-type="float">
            <text:p>1.0326952800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4.28364866645e-05" calcext:value-type="float">
            <text:p>4.2836486664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8.896" calcext:value-type="float">
            <text:p>2768.896</text:p>
          </table:table-cell>
          <table:table-cell office:value-type="float" office:value="9.95813305815e-07" calcext:value-type="float">
            <text:p>9.9581330581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2.16203022316e-05" calcext:value-type="float">
            <text:p>2.1620302231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1.664" calcext:value-type="float">
            <text:p>2801.664</text:p>
          </table:table-cell>
          <table:table-cell office:value-type="float" office:value="9.58931331563e-07" calcext:value-type="float">
            <text:p>9.5893133156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7.8802970751e-06" calcext:value-type="float">
            <text:p>7.880297075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34.432" calcext:value-type="float">
            <text:p>2834.432</text:p>
          </table:table-cell>
          <table:table-cell office:value-type="float" office:value="9.22049357199e-07" calcext:value-type="float">
            <text:p>9.2204935719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3.43500128919e-06" calcext:value-type="float">
            <text:p>3.4350012891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67.2" calcext:value-type="float">
            <text:p>2867.2</text:p>
          </table:table-cell>
          <table:table-cell office:value-type="float" office:value="8.11403434331e-07" calcext:value-type="float">
            <text:p>8.1140343433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8.08235597449e-07" calcext:value-type="float">
            <text:p>8.0823559744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99.968" calcext:value-type="float">
            <text:p>2899.968</text:p>
          </table:table-cell>
          <table:table-cell office:value-type="float" office:value="7.74521460079e-07" calcext:value-type="float">
            <text:p>7.7452146007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32.736" calcext:value-type="float">
            <text:p>2932.736</text:p>
          </table:table-cell>
          <table:table-cell office:value-type="float" office:value="7.37639485826e-07" calcext:value-type="float">
            <text:p>7.3763948582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5.504" calcext:value-type="float">
            <text:p>2965.504</text:p>
          </table:table-cell>
          <table:table-cell office:value-type="float" office:value="6.6387553721e-07" calcext:value-type="float">
            <text:p>6.638755372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98.272" calcext:value-type="float">
            <text:p>2998.272</text:p>
          </table:table-cell>
          <table:table-cell office:value-type="float" office:value="6.26993562958e-07" calcext:value-type="float">
            <text:p>6.2699356295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6.576" calcext:value-type="float">
            <text:p>3096.576</text:p>
          </table:table-cell>
          <table:table-cell office:value-type="float" office:value="5.53229614342e-07" calcext:value-type="float">
            <text:p>5.5322961434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62.112" calcext:value-type="float">
            <text:p>3162.112</text:p>
          </table:table-cell>
          <table:table-cell office:value-type="float" office:value="4.42583691473e-07" calcext:value-type="float">
            <text:p>4.4258369147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94.88" calcext:value-type="float">
            <text:p>3194.88</text:p>
          </table:table-cell>
          <table:table-cell office:value-type="float" office:value="3.68819742858e-07" calcext:value-type="float">
            <text:p>3.6881974285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27.648" calcext:value-type="float">
            <text:p>3227.648</text:p>
          </table:table-cell>
          <table:table-cell office:value-type="float" office:value="2.58173819989e-07" calcext:value-type="float">
            <text:p>2.5817381998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2.21291845737e-07" calcext:value-type="float">
            <text:p>2.2129184573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1.47527897121e-07" calcext:value-type="float">
            <text:p>1.4752789712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1.10645922868e-07" calcext:value-type="float">
            <text:p>1.1064592286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89.792" calcext:value-type="float">
            <text:p>3489.792</text:p>
          </table:table-cell>
          <table:table-cell office:value-type="float" office:value="7.37639486159e-08" calcext:value-type="float">
            <text:p>7.37639486159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55.328" calcext:value-type="float">
            <text:p>3555.328</text:p>
          </table:table-cell>
          <table:table-cell office:value-type="float" office:value="3.68819742524e-08" calcext:value-type="float">
            <text:p>3.68819742524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8.096" calcext:value-type="float">
            <text:p>3588.09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0" loext:min-decimal-places="0" number:min-integer-digits="0"/>
      <number:text> us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48:04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19T15:04:18Z</meta:creation-date>
    <dc:date>2016-11-02T10:48:33.130000000</dc:date>
    <meta:editing-cycles>19</meta:editing-cycles>
    <meta:editing-duration>PT46M42S</meta:editing-duration>
    <meta:document-statistic meta:table-count="4" meta:cell-count="12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58cm" svg:height="9.005cm" xlink:href=".." xlink:type="simple" chart:class="chart:line" chart:style-name="ch1">
        <chart:title svg:x="10.751cm" svg:y="0.107cm" chart:style-name="ch2">
          <text:p>Long Term Performance Stability</text:p>
        </chart:title>
        <chart:plot-area chart:style-name="ch3" table:cell-range-address="Timeseries.A20:Timeseries.A1100" chart:data-source-has-labels="row" svg:x="1.055cm" svg:y="1.268cm" svg:width="26.336cm" svg:height="7.092cm">
          <chartooo:coordinate-region svg:x="1.526cm" svg:y="1.467cm" svg:width="25.865cm" svg:height="5.839cm"/>
          <chart:axis chart:dimension="x" chart:name="primary-x" chart:style-name="ch4">
            <chart:title svg:x="13.57cm" svg:y="8.445cm" chart:style-name="ch5">
              <text:p>Seconds</text:p>
            </chart:title>
          </chart:axis>
          <chart:axis chart:dimension="y" chart:name="primary-y" chart:style-name="ch6">
            <chart:title svg:x="0cm" svg:y="4.487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100" chart:label-cell-address="Timeseries.A20:Timeseries.A20" chart:class="chart:line">
            <chart:data-point chart:repeated="1080"/>
          </chart:series>
          <chart:wall chart:style-name="ch10"/>
          <chart:floor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28cm" svg:y="0.314cm" chart:style-name="ch2">
          <text:p>Sustained Sequential Writes, QD=1</text:p>
        </chart:title>
        <chart:plot-area chart:style-name="ch3" table:cell-range-address="Tests.C33:Tests.C41 Tests.G33:Tests.G4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33:Tests.C4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3:Tests.G4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3cm" svg:y="0.392cm" chart:style-name="ch2">
          <text:p>70:30 R:W - Read Exceedance by QD</text:p>
        </chart:title>
        <chart:legend chart:legend-position="bottom" svg:x="3.426cm" svg:y="11.442cm" style:legend-expansion="wide" chart:style-name="ch3"/>
        <chart:plot-area chart:style-name="ch4" table:cell-range-address="Exceedance.A14:Exceedance.B1599 Exceedance.A11:Exceedance.A11 Exceedance.F11:Exceedance.F11 Exceedance.G14:Exceedance.G1599 Exceedance.K11:Exceedance.K11 Exceedance.L14:Exceedance.L1599 Exceedance.P11:Exceedance.P11 Exceedance.Q14:Exceedance.Q1599" chart:data-source-has-labels="row" svg:x="2.729cm" svg:y="1.298cm" svg:width="12.722cm" svg:height="9.885cm">
          <chartooo:coordinate-region svg:x="3.034cm" svg:y="1.298cm" svg:width="12.018cm" svg:height="9.23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B14:Exceedance.B1599" chart:label-cell-address="Exceedance.A11:Exceedance.A11" chart:class="chart:scatter">
            <chart:domain table:cell-range-address="Exceedance.A14:Exceedance.A1599"/>
            <chart:data-point chart:repeated="1586"/>
          </chart:series>
          <chart:series chart:style-name="ch10" chart:values-cell-range-address="Exceedance.G14:Exceedance.G1599" chart:label-cell-address="Exceedance.F11:Exceedance.F11" chart:class="chart:scatter">
            <chart:domain table:cell-range-address="Exceedance.F14:Exceedance.F1599"/>
            <chart:data-point chart:repeated="1586"/>
          </chart:series>
          <chart:series chart:style-name="ch11" chart:values-cell-range-address="Exceedance.L14:Exceedance.L1599" chart:label-cell-address="Exceedance.K11:Exceedance.K11" chart:class="chart:scatter">
            <chart:domain table:cell-range-address="Exceedance.K14:Exceedance.K1599"/>
            <chart:data-point chart:repeated="1586"/>
          </chart:series>
          <chart:series chart:style-name="ch12" chart:values-cell-range-address="Exceedance.Q14:Exceedance.Q1599" chart:label-cell-address="Exceedance.P11:Exceedance.P11" chart:class="chart:scatter">
            <chart:domain table:cell-range-address="Exceedance.P14:Exceedance.P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8cm" svg:y="0.392cm" chart:style-name="ch2">
          <text:p>70:30 R:W - Write Exceedance by QD</text:p>
        </chart:title>
        <chart:legend chart:legend-position="bottom" svg:x="3.321cm" svg:y="11.442cm" style:legend-expansion="wide" chart:style-name="ch3"/>
        <chart:plot-area chart:style-name="ch4" table:cell-range-address="Exceedance.C14:Exceedance.D1599 Exceedance.C11:Exceedance.C11 Exceedance.H11:Exceedance.H11 Exceedance.I14:Exceedance.I1599 Exceedance.M11:Exceedance.M11 Exceedance.N14:Exceedance.N1599 Exceedance.R11:Exceedance.R11 Exceedance.S14:Exceedance.S1599" chart:data-source-has-labels="row" svg:x="2.729cm" svg:y="1.298cm" svg:width="12.721cm" svg:height="9.884cm">
          <chartooo:coordinate-region svg:x="3.034cm" svg:y="1.298cm" svg:width="12.017cm" svg:height="9.237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D14:Exceedance.D1599" chart:label-cell-address="Exceedance.C11:Exceedance.C11" chart:class="chart:scatter">
            <chart:domain table:cell-range-address="Exceedance.C14:Exceedance.C1599"/>
            <chart:data-point chart:repeated="1586"/>
          </chart:series>
          <chart:series chart:style-name="ch10" chart:values-cell-range-address="Exceedance.I14:Exceedance.I1599" chart:label-cell-address="Exceedance.H11:Exceedance.H11" chart:class="chart:scatter">
            <chart:domain table:cell-range-address="Exceedance.H14:Exceedance.H1599"/>
            <chart:data-point chart:repeated="1586"/>
          </chart:series>
          <chart:series chart:style-name="ch11" chart:values-cell-range-address="Exceedance.N14:Exceedance.N1599" chart:label-cell-address="Exceedance.M11:Exceedance.M11" chart:class="chart:scatter">
            <chart:domain table:cell-range-address="Exceedance.M14:Exceedance.M1599"/>
            <chart:data-point chart:repeated="1586"/>
          </chart:series>
          <chart:series chart:style-name="ch12" chart:values-cell-range-address="Exceedance.S14:Exceedance.S1599" chart:label-cell-address="Exceedance.R11:Exceedance.R11" chart:class="chart:scatter">
            <chart:domain table:cell-range-address="Exceedance.R14:Exceedance.R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42cm" svg:height="8.971cm" xlink:href=".." xlink:type="simple" chart:class="chart:line" chart:style-name="ch1">
        <chart:title svg:x="10.21cm" svg:y="0.314cm" chart:style-name="ch2">
          <text:p>Sustained Random 4K Mixed (R70:W30)</text:p>
        </chart:title>
        <chart:plot-area chart:style-name="ch3" table:cell-range-address="Tests.D53:Tests.D61 Tests.F53:Tests.F61" chart:data-source-has-labels="column" svg:x="1.569cm" svg:y="1.326cm" svg:width="25.815cm" svg:height="6.485cm">
          <chartooo:coordinate-region svg:x="2.04cm" svg:y="1.525cm" svg:width="25.344cm" svg:height="6.087cm"/>
          <chart:axis chart:dimension="x" chart:name="primary-x" chart:style-name="ch4" chartooo:axis-type="text">
            <chart:title svg:x="13.466cm" svg:y="7.99cm" chart:style-name="ch5">
              <text:p>Queue Depth</text:p>
            </chart:title>
            <chart:categories table:cell-range-address="Tests.D53:Tests.D61"/>
          </chart:axis>
          <chart:axis chart:dimension="y" chart:name="primary-y" chart:style-name="ch6">
            <chart:title svg:x="0.451cm" svg:y="4.943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9.005cm" xlink:href=".." xlink:type="simple" chart:class="chart:line" chart:style-name="ch1">
        <chart:title svg:x="5.402cm" svg:y="0.315cm" chart:style-name="ch2">
          <text:p>Sustained 4K Random Read</text:p>
        </chart:title>
        <chart:plot-area chart:style-name="ch3" table:cell-range-address="Tests.D43:Tests.D51 Tests.F43:Tests.F51" chart:data-source-has-labels="column" svg:x="1.33cm" svg:y="1.328cm" svg:width="14.35cm" svg:height="6.516cm">
          <chartooo:coordinate-region svg:x="1.801cm" svg:y="1.528cm" svg:width="13.879cm" svg:height="6.117cm"/>
          <chart:axis chart:dimension="x" chart:name="primary-x" chart:style-name="ch4" chartooo:axis-type="text">
            <chart:title svg:x="7.495cm" svg:y="8.024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4.961cm" chart:style-name="ch7">
              <text:p>IOPS</text:p>
            </chart:title>
            <chart:grid chart:style-name="ch8" chart:class="major"/>
          </chart:axis>
          <chart:series chart:style-name="ch9" chart:values-cell-range-address="Tests.F43:Tests.F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403cm" svg:y="0.315cm" chart:style-name="ch2">
          <text:p>Sustained 4K Random Read</text:p>
        </chart:title>
        <chart:plot-area chart:style-name="ch3" table:cell-range-address="Tests.D43:Tests.D51 Tests.H43:Tests.H51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H43:Tests.H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F65:Tests.F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4.959cm" chart:style-name="ch7">
              <text:p>IOPS</text:p>
            </chart:title>
            <chart:grid chart:style-name="ch8" chart:class="major"/>
          </chart:axis>
          <chart:series chart:style-name="ch9" chart:values-cell-range-address="Tests.F65:Tests.F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I65:Tests.I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I65:Tests.I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54cm" svg:y="0.314cm" chart:style-name="ch2">
          <text:p>Sustained Random Reads, QD=256</text:p>
        </chart:title>
        <chart:plot-area chart:style-name="ch3" table:cell-range-address="Tests.C23:Tests.C31 Tests.G23:Tests.G3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23:Tests.C3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402cm" svg:y="0.314cm" chart:style-name="ch2">
          <text:p>Sustained Sequential Reads</text:p>
        </chart:title>
        <chart:plot-area chart:style-name="ch3" table:cell-range-address="Tests.C13:Tests.C21 Tests.G13:Tests.G2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13:Tests.C2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688cm" svg:y="0.314cm" chart:style-name="ch2">
          <text:p>Sustained Random Writes, QD=256</text:p>
        </chart:title>
        <chart:plot-area chart:style-name="ch3" table:cell-range-address="Tests.C75:Tests.C83 Tests.G75:Tests.G83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75:Tests.C83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75:Tests.G8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